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5.3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esults_sudoku_evaluated" table:style-name="ta1">
        <table:shapes>
          <draw:frame draw:z-index="0" draw:style-name="gr1" draw:text-style-name="P1" svg:width="15.999cm" svg:height="8.999cm" svg:x="10.395cm" svg:y="0cm">
            <draw:object draw:notify-on-update-of-ranges="results_sudoku_evaluated.A2:results_sudoku_evaluated.A99 results_sudoku_evaluated.C1:results_sudoku_evaluated.C1 results_sudoku_evaluated.C2:results_sudoku_evaluated.C99 results_sudoku_evaluated.A2:results_sudoku_evaluated.A99 results_sudoku_evaluated.D1:results_sudoku_evaluated.D1 results_sudoku_evaluated.D2:results_sudoku_evaluated.D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2cm" svg:height="8.993cm" svg:x="10.744cm" svg:y="11.229cm">
            <draw:object draw:notify-on-update-of-ranges="results_sudoku_evaluated.B2:results_sudoku_evaluated.B99 results_sudoku_evaluated.C1:results_sudoku_evaluated.C1 results_sudoku_evaluated.C2:results_sudoku_evaluated.C99 results_sudoku_evaluated.B2:results_sudoku_evaluated.B99 results_sudoku_evaluated.D1:results_sudoku_evaluated.D1 results_sudoku_evaluated.D2:results_sudoku_evaluated.D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3cm" svg:height="9.013cm" svg:x="24.599cm" svg:y="4.628cm">
            <draw:object draw:notify-on-update-of-ranges="results_sudoku_evaluated.A1:results_sudoku_evaluated.A1 results_sudoku_evaluated.A2:results_sudoku_evaluated.A99 results_sudoku_evaluated.C1:results_sudoku_evaluated.C1 results_sudoku_evaluated.C2:results_sudoku_evaluated.C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3cm" svg:height="9.012cm" svg:x="24.779cm" svg:y="14.017cm">
            <draw:object draw:notify-on-update-of-ranges="results_sudoku_evaluated.U31:results_sudoku_evaluated.U31 results_sudoku_evaluated.U32:results_sudoku_evaluated.U129 results_sudoku_evaluated.V31:results_sudoku_evaluated.V31 results_sudoku_evaluated.V32:results_sudoku_evaluated.V129 results_sudoku_evaluated.U31:results_sudoku_evaluated.U31 results_sudoku_evaluated.U32:results_sudoku_evaluated.U129 results_sudoku_evaluated.W31:results_sudoku_evaluated.W31 results_sudoku_evaluated.W32:results_sudoku_evaluated.W129 results_sudoku_evaluated.U31:results_sudoku_evaluated.U31 results_sudoku_evaluated.U32:results_sudoku_evaluated.U129 results_sudoku_evaluated.X31:results_sudoku_evaluated.X31 results_sudoku_evaluated.X32:results_sudoku_evaluated.X1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9" table:default-cell-style-name="Default"/>
        <table:table-row table:style-name="ro1">
          <table:table-cell office:value-type="string" calcext:value-type="string">
            <text:p>D_TR</text:p>
          </table:table-cell>
          <table:table-cell office:value-type="string" calcext:value-type="string">
            <text:p>D_TO</text:p>
          </table:table-cell>
          <table:table-cell office:value-type="string" calcext:value-type="string">
            <text:p>Techniques</text:p>
          </table:table-cell>
          <table:table-cell office:value-type="string" calcext:value-type="string">
            <text:p>cnf</text:p>
          </table:table-cell>
          <table:table-cell table:number-columns-repeated="9"/>
          <table:table-cell office:value-type="string" calcext:value-type="string">
            <text:p>Données mises à l’écart</text:p>
          </table:table-cell>
          <table:table-cell table:number-columns-repeated="13"/>
        </table:table-row>
        <table:table-row table:style-name="ro2">
          <table:table-cell office:value-type="float" office:value="0.9992" calcext:value-type="float">
            <text:p>0,9992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839124" calcext:value-type="float">
            <text:p>1,839124</text:p>
          </table:table-cell>
          <table:table-cell office:value-type="float" office:value="6.135514" calcext:value-type="float">
            <text:p>6,135514</text:p>
          </table:table-cell>
          <table:table-cell table:formula="of:=[.C2]-[.A2]" office:value-type="float" office:value="0.839924" calcext:value-type="float">
            <text:p>0,839924</text:p>
          </table:table-cell>
          <table:table-cell table:number-columns-repeated="15"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1.0979" calcext:value-type="float">
            <text:p>1,0979</text:p>
          </table:table-cell>
          <table:table-cell office:value-type="float" office:value="0.7601" calcext:value-type="float">
            <text:p>0,7601</text:p>
          </table:table-cell>
          <table:table-cell office:value-type="float" office:value="1.938227" calcext:value-type="float">
            <text:p>1,938227</text:p>
          </table:table-cell>
          <table:table-cell office:value-type="float" office:value="5.774648" calcext:value-type="float">
            <text:p>5,774648</text:p>
          </table:table-cell>
          <table:table-cell table:formula="of:=[.C3]-[.A3]" office:value-type="float" office:value="0.840327" calcext:value-type="float">
            <text:p>0,840327</text:p>
          </table:table-cell>
          <table:table-cell table:number-columns-repeated="15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1.3535" calcext:value-type="float">
            <text:p>1,3535</text:p>
          </table:table-cell>
          <table:table-cell office:value-type="float" office:value="0.846" calcext:value-type="float">
            <text:p>0,846</text:p>
          </table:table-cell>
          <table:table-cell office:value-type="float" office:value="1.657076" calcext:value-type="float">
            <text:p>1,657076</text:p>
          </table:table-cell>
          <table:table-cell office:value-type="float" office:value="6.446078" calcext:value-type="float">
            <text:p>6,446078</text:p>
          </table:table-cell>
          <table:table-cell table:formula="of:=[.C4]-[.A4]" office:value-type="float" office:value="0.303576" calcext:value-type="float">
            <text:p>0,303576</text:p>
          </table:table-cell>
          <table:table-cell table:number-columns-repeated="8"/>
          <table:table-cell office:value-type="float" office:value="2.598" calcext:value-type="float">
            <text:p>2,598</text:p>
          </table:table-cell>
          <table:table-cell office:value-type="float" office:value="1.1547" calcext:value-type="float">
            <text:p>1,1547</text:p>
          </table:table-cell>
          <table:table-cell office:value-type="float" office:value="4.585094" calcext:value-type="float">
            <text:p>4,585094</text:p>
          </table:table-cell>
          <table:table-cell office:value-type="float" office:value="5.809524" calcext:value-type="float">
            <text:p>5,809524</text:p>
          </table:table-cell>
          <table:table-cell table:number-columns-repeated="10"/>
        </table:table-row>
        <table:table-row table:style-name="ro1">
          <table:table-cell office:value-type="float" office:value="1.1169" calcext:value-type="float">
            <text:p>1,1169</text:p>
          </table:table-cell>
          <table:table-cell office:value-type="float" office:value="0.6132" calcext:value-type="float">
            <text:p>0,6132</text:p>
          </table:table-cell>
          <table:table-cell office:value-type="float" office:value="1.514483" calcext:value-type="float">
            <text:p>1,514483</text:p>
          </table:table-cell>
          <table:table-cell office:value-type="float" office:value="5.338461" calcext:value-type="float">
            <text:p>5,338461</text:p>
          </table:table-cell>
          <table:table-cell table:formula="of:=[.C5]-[.A5]" office:value-type="float" office:value="0.397583" calcext:value-type="float">
            <text:p>0,397583</text:p>
          </table:table-cell>
          <table:table-cell table:number-columns-repeated="8"/>
          <table:table-cell office:value-type="float" office:value="2.3563" calcext:value-type="float">
            <text:p>2,3563</text:p>
          </table:table-cell>
          <table:table-cell office:value-type="float" office:value="1.094" calcext:value-type="float">
            <text:p>1,094</text:p>
          </table:table-cell>
          <table:table-cell office:value-type="float" office:value="3.085659" calcext:value-type="float">
            <text:p>3,085659</text:p>
          </table:table-cell>
          <table:table-cell office:value-type="float" office:value="6.59919" calcext:value-type="float">
            <text:p>6,59919</text:p>
          </table:table-cell>
          <table:table-cell table:number-columns-repeated="3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1.6847" calcext:value-type="float">
            <text:p>1,6847</text:p>
          </table:table-cell>
          <table:table-cell office:value-type="float" office:value="0.9827" calcext:value-type="float">
            <text:p>0,9827</text:p>
          </table:table-cell>
          <table:table-cell office:value-type="float" office:value="1.733959" calcext:value-type="float">
            <text:p>1,733959</text:p>
          </table:table-cell>
          <table:table-cell office:value-type="float" office:value="6.247787" calcext:value-type="float">
            <text:p>6,247787</text:p>
          </table:table-cell>
          <table:table-cell table:formula="of:=[.C6]-[.A6]" office:value-type="float" office:value="0.0492589999999999" calcext:value-type="float">
            <text:p>0,0492589999999999</text:p>
          </table:table-cell>
          <table:table-cell table:number-columns-repeated="15"/>
          <table:table-cell table:number-matrix-columns-spanned="2" table:number-matrix-rows-spanned="5" table:formula="of:=LINEST([.$C$2:.$C$99] ; [.$A$2:.$A$99] ; 1 ; 1)" office:value-type="float" office:value="0.154790110245996" calcext:value-type="float">
            <text:p>0,154790110245996</text:p>
          </table:table-cell>
          <table:table-cell office:value-type="float" office:value="1.5754243415032" calcext:value-type="float">
            <text:p>1,5754243415032</text:p>
          </table:table-cell>
          <table:table-cell table:number-columns-repeated="5"/>
        </table:table-row>
        <table:table-row table:style-name="ro1">
          <table:table-cell office:value-type="float" office:value="1.1777" calcext:value-type="float">
            <text:p>1,1777</text:p>
          </table:table-cell>
          <table:table-cell office:value-type="float" office:value="0.8412" calcext:value-type="float">
            <text:p>0,8412</text:p>
          </table:table-cell>
          <table:table-cell office:value-type="float" office:value="1.593476" calcext:value-type="float">
            <text:p>1,593476</text:p>
          </table:table-cell>
          <table:table-cell office:value-type="float" office:value="7.063063" calcext:value-type="float">
            <text:p>7,063063</text:p>
          </table:table-cell>
          <table:table-cell table:formula="of:=[.C7]-[.A7]" office:value-type="float" office:value="0.415776" calcext:value-type="float">
            <text:p>0,415776</text:p>
          </table:table-cell>
          <table:table-cell table:number-columns-repeated="15"/>
          <table:table-cell office:value-type="float" office:value="0.0792328994927063" calcext:value-type="float">
            <text:p>0,0792328994927063</text:p>
          </table:table-cell>
          <table:table-cell office:value-type="float" office:value="0.101908187702351" calcext:value-type="float">
            <text:p>0,101908187702351</text:p>
          </table:table-cell>
          <table:table-cell table:number-columns-repeated="5"/>
        </table:table-row>
        <table:table-row table:style-name="ro1">
          <table:table-cell office:value-type="float" office:value="1.4509" calcext:value-type="float">
            <text:p>1,4509</text:p>
          </table:table-cell>
          <table:table-cell office:value-type="float" office:value="0.9462" calcext:value-type="float">
            <text:p>0,9462</text:p>
          </table:table-cell>
          <table:table-cell office:value-type="float" office:value="2.239863" calcext:value-type="float">
            <text:p>2,239863</text:p>
          </table:table-cell>
          <table:table-cell office:value-type="float" office:value="6.813131" calcext:value-type="float">
            <text:p>6,813131</text:p>
          </table:table-cell>
          <table:table-cell table:formula="of:=[.C8]-[.A8]" office:value-type="float" office:value="0.788963" calcext:value-type="float">
            <text:p>0,788963</text:p>
          </table:table-cell>
          <table:table-cell table:number-columns-repeated="15"/>
          <table:table-cell office:value-type="float" office:value="0.0382360128665241" calcext:value-type="float">
            <text:p>0,0382360128665241</text:p>
          </table:table-cell>
          <table:table-cell office:value-type="float" office:value="0.219334639494303" calcext:value-type="float">
            <text:p>0,219334639494303</text:p>
          </table:table-cell>
          <table:table-cell table:number-columns-repeated="5"/>
        </table:table-row>
        <table:table-row table:style-name="ro1">
          <table:table-cell office:value-type="float" office:value="1.658" calcext:value-type="float">
            <text:p>1,658</text:p>
          </table:table-cell>
          <table:table-cell office:value-type="float" office:value="1.1606" calcext:value-type="float">
            <text:p>1,1606</text:p>
          </table:table-cell>
          <table:table-cell office:value-type="float" office:value="2.798075" calcext:value-type="float">
            <text:p>2,798075</text:p>
          </table:table-cell>
          <table:table-cell office:value-type="float" office:value="6.023585" calcext:value-type="float">
            <text:p>6,023585</text:p>
          </table:table-cell>
          <table:table-cell table:formula="of:=[.C9]-[.A9]" office:value-type="float" office:value="1.140075" calcext:value-type="float">
            <text:p>1,140075</text:p>
          </table:table-cell>
          <table:table-cell table:number-columns-repeated="15"/>
          <table:table-cell office:value-type="float" office:value="3.81658835669929" calcext:value-type="float">
            <text:p>3,81658835669929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0.9049" calcext:value-type="float">
            <text:p>0,9049</text:p>
          </table:table-cell>
          <table:table-cell office:value-type="float" office:value="0.6787" calcext:value-type="float">
            <text:p>0,6787</text:p>
          </table:table-cell>
          <table:table-cell office:value-type="float" office:value="1.619253" calcext:value-type="float">
            <text:p>1,619253</text:p>
          </table:table-cell>
          <table:table-cell office:value-type="float" office:value="6.138393" calcext:value-type="float">
            <text:p>6,138393</text:p>
          </table:table-cell>
          <table:table-cell table:formula="of:=[.C10]-[.A10]" office:value-type="float" office:value="0.714353" calcext:value-type="float">
            <text:p>0,714353</text:p>
          </table:table-cell>
          <table:table-cell table:number-columns-repeated="15"/>
          <table:table-cell office:value-type="float" office:value="0.183607226935495" calcext:value-type="float">
            <text:p>0,183607226935495</text:p>
          </table:table-cell>
          <table:table-cell office:value-type="float" office:value="4.61833767188121" calcext:value-type="float">
            <text:p>4,61833767188121</text:p>
          </table:table-cell>
          <table:table-cell table:number-columns-repeated="5"/>
        </table:table-row>
        <table:table-row table:style-name="ro1">
          <table:table-cell office:value-type="float" office:value="1.354" calcext:value-type="float">
            <text:p>1,354</text:p>
          </table:table-cell>
          <table:table-cell office:value-type="float" office:value="0.7812" calcext:value-type="float">
            <text:p>0,7812</text:p>
          </table:table-cell>
          <table:table-cell office:value-type="float" office:value="1.62036" calcext:value-type="float">
            <text:p>1,62036</text:p>
          </table:table-cell>
          <table:table-cell office:value-type="float" office:value="5.708134" calcext:value-type="float">
            <text:p>5,708134</text:p>
          </table:table-cell>
          <table:table-cell table:formula="of:=[.C11]-[.A11]" office:value-type="float" office:value="0.26636" calcext:value-type="float">
            <text:p>0,26636</text:p>
          </table:table-cell>
          <table:table-cell table:number-columns-repeated="22"/>
        </table:table-row>
        <table:table-row table:style-name="ro1">
          <table:table-cell office:value-type="float" office:value="1.5726" calcext:value-type="float">
            <text:p>1,5726</text:p>
          </table:table-cell>
          <table:table-cell office:value-type="float" office:value="0.8237" calcext:value-type="float">
            <text:p>0,8237</text:p>
          </table:table-cell>
          <table:table-cell office:value-type="float" office:value="1.943473" calcext:value-type="float">
            <text:p>1,943473</text:p>
          </table:table-cell>
          <table:table-cell office:value-type="float" office:value="5.916667" calcext:value-type="float">
            <text:p>5,916667</text:p>
          </table:table-cell>
          <table:table-cell table:formula="of:=[.C12]-[.A12]" office:value-type="float" office:value="0.370873" calcext:value-type="float">
            <text:p>0,370873</text:p>
          </table:table-cell>
          <table:table-cell table:number-columns-repeated="15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1.111" calcext:value-type="float">
            <text:p>1,111</text:p>
          </table:table-cell>
          <table:table-cell office:value-type="float" office:value="0.787" calcext:value-type="float">
            <text:p>0,787</text:p>
          </table:table-cell>
          <table:table-cell office:value-type="float" office:value="1.744291" calcext:value-type="float">
            <text:p>1,744291</text:p>
          </table:table-cell>
          <table:table-cell office:value-type="float" office:value="5.994898" calcext:value-type="float">
            <text:p>5,994898</text:p>
          </table:table-cell>
          <table:table-cell table:formula="of:=[.C13]-[.A13]" office:value-type="float" office:value="0.633291" calcext:value-type="float">
            <text:p>0,633291</text:p>
          </table:table-cell>
          <table:table-cell table:number-columns-repeated="15"/>
          <table:table-cell office:value-type="string" calcext:value-type="string">
            <text:p>R^2</text:p>
          </table:table-cell>
          <table:table-cell table:formula="of:=[.$U$8]" office:value-type="float" office:value="0.0382360128665241" calcext:value-type="float">
            <text:p>0,0382360128665241</text:p>
          </table:table-cell>
          <table:table-cell table:number-columns-repeated="5"/>
        </table:table-row>
        <table:table-row table:style-name="ro1">
          <table:table-cell office:value-type="float" office:value="1.3223" calcext:value-type="float">
            <text:p>1,3223</text:p>
          </table:table-cell>
          <table:table-cell office:value-type="float" office:value="0.7713" calcext:value-type="float">
            <text:p>0,7713</text:p>
          </table:table-cell>
          <table:table-cell office:value-type="float" office:value="1.76796" calcext:value-type="float">
            <text:p>1,76796</text:p>
          </table:table-cell>
          <table:table-cell office:value-type="float" office:value="5.954315" calcext:value-type="float">
            <text:p>5,954315</text:p>
          </table:table-cell>
          <table:table-cell table:formula="of:=[.C14]-[.A14]" office:value-type="float" office:value="0.44566" calcext:value-type="float">
            <text:p>0,44566</text:p>
          </table:table-cell>
          <table:table-cell table:number-columns-repeated="15"/>
          <table:table-cell office:value-type="string" calcext:value-type="string">
            <text:p>Standard Error</text:p>
          </table:table-cell>
          <table:table-cell table:formula="of:=[.$V$8]" office:value-type="float" office:value="0.219334639494303" calcext:value-type="float">
            <text:p>0,219334639494303</text:p>
          </table:table-cell>
          <table:table-cell table:number-columns-repeated="5"/>
        </table:table-row>
        <table:table-row table:style-name="ro1">
          <table:table-cell office:value-type="float" office:value="0.9369" calcext:value-type="float">
            <text:p>0,9369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973098" calcext:value-type="float">
            <text:p>1,973098</text:p>
          </table:table-cell>
          <table:table-cell office:value-type="float" office:value="6.638393" calcext:value-type="float">
            <text:p>6,638393</text:p>
          </table:table-cell>
          <table:table-cell table:formula="of:=[.C15]-[.A15]" office:value-type="float" office:value="1.036198" calcext:value-type="float">
            <text:p>1,036198</text:p>
          </table:table-cell>
          <table:table-cell table:number-columns-repeated="15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152" calcext:value-type="float">
            <text:p>1,152</text:p>
          </table:table-cell>
          <table:table-cell office:value-type="float" office:value="0.864" calcext:value-type="float">
            <text:p>0,864</text:p>
          </table:table-cell>
          <table:table-cell office:value-type="float" office:value="1.686912" calcext:value-type="float">
            <text:p>1,686912</text:p>
          </table:table-cell>
          <table:table-cell office:value-type="float" office:value="6.511312" calcext:value-type="float">
            <text:p>6,511312</text:p>
          </table:table-cell>
          <table:table-cell table:formula="of:=[.C16]-[.A16]" office:value-type="float" office:value="0.534912" calcext:value-type="float">
            <text:p>0,534912</text:p>
          </table:table-cell>
          <table:table-cell table:number-columns-repeated="15"/>
          <table:table-cell office:value-type="string" calcext:value-type="string">
            <text:p>Observations</text:p>
          </table:table-cell>
          <table:table-cell table:formula="of:=98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1.0336" calcext:value-type="float">
            <text:p>1,0336</text:p>
          </table:table-cell>
          <table:table-cell office:value-type="float" office:value="0.6029" calcext:value-type="float">
            <text:p>0,6029</text:p>
          </table:table-cell>
          <table:table-cell office:value-type="float" office:value="1.593581" calcext:value-type="float">
            <text:p>1,593581</text:p>
          </table:table-cell>
          <table:table-cell office:value-type="float" office:value="5.808824" calcext:value-type="float">
            <text:p>5,808824</text:p>
          </table:table-cell>
          <table:table-cell table:formula="of:=[.C17]-[.A17]" office:value-type="float" office:value="0.559981" calcext:value-type="float">
            <text:p>0,559981</text:p>
          </table:table-cell>
          <table:table-cell table:number-columns-repeated="15"/>
          <table:table-cell office:value-type="string" calcext:value-type="string">
            <text:p>Adjusted R^2</text:p>
          </table:table-cell>
          <table:table-cell table:formula="of:=1 - (1 - [.$U$8])*([.$V$16] - 1)/([.$V$16] - [.$V$15] - 1)" office:value-type="float" office:value="0.0282176380005503" calcext:value-type="float">
            <text:p>0,0282176380005503</text:p>
          </table:table-cell>
          <table:table-cell table:number-columns-repeated="5"/>
        </table:table-row>
        <table:table-row table:style-name="ro1">
          <table:table-cell office:value-type="float" office:value="1.3646" calcext:value-type="float">
            <text:p>1,3646</text:p>
          </table:table-cell>
          <table:table-cell office:value-type="float" office:value="0.9097" calcext:value-type="float">
            <text:p>0,9097</text:p>
          </table:table-cell>
          <table:table-cell office:value-type="float" office:value="1.874654" calcext:value-type="float">
            <text:p>1,874654</text:p>
          </table:table-cell>
          <table:table-cell office:value-type="float" office:value="6.195745" calcext:value-type="float">
            <text:p>6,195745</text:p>
          </table:table-cell>
          <table:table-cell table:formula="of:=[.C18]-[.A18]" office:value-type="float" office:value="0.510054" calcext:value-type="float">
            <text:p>0,510054</text:p>
          </table:table-cell>
          <table:table-cell table:number-columns-repeated="22"/>
        </table:table-row>
        <table:table-row table:style-name="ro1">
          <table:table-cell office:value-type="float" office:value="1.3477" calcext:value-type="float">
            <text:p>1,3477</text:p>
          </table:table-cell>
          <table:table-cell office:value-type="float" office:value="0.8985" calcext:value-type="float">
            <text:p>0,8985</text:p>
          </table:table-cell>
          <table:table-cell office:value-type="float" office:value="1.751592" calcext:value-type="float">
            <text:p>1,751592</text:p>
          </table:table-cell>
          <table:table-cell office:value-type="float" office:value="6.115741" calcext:value-type="float">
            <text:p>6,115741</text:p>
          </table:table-cell>
          <table:table-cell table:formula="of:=[.C19]-[.A19]" office:value-type="float" office:value="0.403892" calcext:value-type="float">
            <text:p>0,403892</text:p>
          </table:table-cell>
          <table:table-cell table:number-columns-repeated="15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1.1855" calcext:value-type="float">
            <text:p>1,1855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545479" calcext:value-type="float">
            <text:p>1,545479</text:p>
          </table:table-cell>
          <table:table-cell office:value-type="float" office:value="5.923077" calcext:value-type="float">
            <text:p>5,923077</text:p>
          </table:table-cell>
          <table:table-cell table:formula="of:=[.C20]-[.A20]" office:value-type="float" office:value="0.359979" calcext:value-type="float">
            <text:p>0,359979</text:p>
          </table:table-cell>
          <table:table-cell table:number-columns-repeated="16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1.1927" calcext:value-type="float">
            <text:p>1,1927</text:p>
          </table:table-cell>
          <table:table-cell office:value-type="float" office:value="0.759" calcext:value-type="float">
            <text:p>0,759</text:p>
          </table:table-cell>
          <table:table-cell office:value-type="float" office:value="1.729979" calcext:value-type="float">
            <text:p>1,729979</text:p>
          </table:table-cell>
          <table:table-cell office:value-type="float" office:value="5.855721" calcext:value-type="float">
            <text:p>5,855721</text:p>
          </table:table-cell>
          <table:table-cell table:formula="of:=[.C21]-[.A21]" office:value-type="float" office:value="0.537279" calcext:value-type="float">
            <text:p>0,537279</text:p>
          </table:table-cell>
          <table:table-cell table:number-columns-repeated="15"/>
          <table:table-cell office:value-type="string" calcext:value-type="string">
            <text:p>Regression</text:p>
          </table:table-cell>
          <table:table-cell table:formula="of:=[.$V$15]" office:value-type="float" office:value="1" calcext:value-type="float">
            <text:p>1</text:p>
          </table:table-cell>
          <table:table-cell table:formula="of:=[.$U$10]" office:value-type="float" office:value="0.183607226935495" calcext:value-type="float">
            <text:p>0,183607226935495</text:p>
          </table:table-cell>
          <table:table-cell table:formula="of:=[.$U$10] / [.$V$21]" office:value-type="float" office:value="0.183607226935495" calcext:value-type="float">
            <text:p>0,183607226935495</text:p>
          </table:table-cell>
          <table:table-cell table:formula="of:=[.$U$9]" office:value-type="float" office:value="3.81658835669929" calcext:value-type="float">
            <text:p>3,81658835669929</text:p>
          </table:table-cell>
          <table:table-cell table:formula="of:=LEGACY.FDIST([.$U$9] ; [.$V$21] ; [.$V$9])" office:value-type="float" office:value="0.0536583556939229" calcext:value-type="float">
            <text:p>0,0536583556939229</text:p>
          </table:table-cell>
          <table:table-cell/>
        </table:table-row>
        <table:table-row table:style-name="ro1">
          <table:table-cell office:value-type="float" office:value="1.2172" calcext:value-type="float">
            <text:p>1,2172</text:p>
          </table:table-cell>
          <table:table-cell office:value-type="float" office:value="0.6955" calcext:value-type="float">
            <text:p>0,6955</text:p>
          </table:table-cell>
          <table:table-cell office:value-type="float" office:value="1.568516" calcext:value-type="float">
            <text:p>1,568516</text:p>
          </table:table-cell>
          <table:table-cell office:value-type="float" office:value="6.603448" calcext:value-type="float">
            <text:p>6,603448</text:p>
          </table:table-cell>
          <table:table-cell table:formula="of:=[.C22]-[.A22]" office:value-type="float" office:value="0.351316" calcext:value-type="float">
            <text:p>0,351316</text:p>
          </table:table-cell>
          <table:table-cell table:number-columns-repeated="15"/>
          <table:table-cell office:value-type="string" calcext:value-type="string">
            <text:p>Residual</text:p>
          </table:table-cell>
          <table:table-cell table:formula="of:=[.$V$9]" office:value-type="float" office:value="96" calcext:value-type="float">
            <text:p>96</text:p>
          </table:table-cell>
          <table:table-cell table:formula="of:=[.$V$10]" office:value-type="float" office:value="4.61833767188121" calcext:value-type="float">
            <text:p>4,61833767188121</text:p>
          </table:table-cell>
          <table:table-cell table:formula="of:=[.$V$10] / [.$V$9]" office:value-type="float" office:value="0.0481076840820959" calcext:value-type="float">
            <text:p>0,0481076840820959</text:p>
          </table:table-cell>
          <table:table-cell table:number-columns-repeated="3"/>
        </table:table-row>
        <table:table-row table:style-name="ro1">
          <table:table-cell office:value-type="float" office:value="1.0866" calcext:value-type="float">
            <text:p>1,0866</text:p>
          </table:table-cell>
          <table:table-cell office:value-type="float" office:value="0.7105" calcext:value-type="float">
            <text:p>0,7105</text:p>
          </table:table-cell>
          <table:table-cell office:value-type="float" office:value="1.642368" calcext:value-type="float">
            <text:p>1,642368</text:p>
          </table:table-cell>
          <table:table-cell office:value-type="float" office:value="6.631179" calcext:value-type="float">
            <text:p>6,631179</text:p>
          </table:table-cell>
          <table:table-cell table:formula="of:=[.C23]-[.A23]" office:value-type="float" office:value="0.555768" calcext:value-type="float">
            <text:p>0,555768</text:p>
          </table:table-cell>
          <table:table-cell table:number-columns-repeated="15"/>
          <table:table-cell office:value-type="string" calcext:value-type="string">
            <text:p>Total</text:p>
          </table:table-cell>
          <table:table-cell table:formula="of:=[.$V$21] + [.$V$9]" office:value-type="float" office:value="97" calcext:value-type="float">
            <text:p>97</text:p>
          </table:table-cell>
          <table:table-cell table:formula="of:=[.$U$10] + [.$V$10]" office:value-type="float" office:value="4.8019448988167" calcext:value-type="float">
            <text:p>4,8019448988167</text:p>
          </table:table-cell>
          <table:table-cell table:number-columns-repeated="4"/>
        </table:table-row>
        <table:table-row table:style-name="ro1">
          <table:table-cell office:value-type="float" office:value="1.2272" calcext:value-type="float">
            <text:p>1,2272</text:p>
          </table:table-cell>
          <table:table-cell office:value-type="float" office:value="0.8591" calcext:value-type="float">
            <text:p>0,8591</text:p>
          </table:table-cell>
          <table:table-cell office:value-type="float" office:value="1.577424" calcext:value-type="float">
            <text:p>1,577424</text:p>
          </table:table-cell>
          <table:table-cell office:value-type="float" office:value="5.531401" calcext:value-type="float">
            <text:p>5,531401</text:p>
          </table:table-cell>
          <table:table-cell table:formula="of:=[.C24]-[.A24]" office:value-type="float" office:value="0.350224" calcext:value-type="float">
            <text:p>0,350224</text:p>
          </table:table-cell>
          <table:table-cell table:number-columns-repeated="22"/>
        </table:table-row>
        <table:table-row table:style-name="ro1">
          <table:table-cell office:value-type="float" office:value="1.0091" calcext:value-type="float">
            <text:p>1,0091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585806" calcext:value-type="float">
            <text:p>1,585806</text:p>
          </table:table-cell>
          <table:table-cell office:value-type="float" office:value="5.929245" calcext:value-type="float">
            <text:p>5,929245</text:p>
          </table:table-cell>
          <table:table-cell table:formula="of:=[.C25]-[.A25]" office:value-type="float" office:value="0.576706" calcext:value-type="float">
            <text:p>0,576706</text:p>
          </table:table-cell>
          <table:table-cell table:number-columns-repeated="1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office:value-type="float" office:value="1.1967" calcext:value-type="float">
            <text:p>1,1967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910579" calcext:value-type="float">
            <text:p>1,910579</text:p>
          </table:table-cell>
          <table:table-cell office:value-type="float" office:value="5.916667" calcext:value-type="float">
            <text:p>5,916667</text:p>
          </table:table-cell>
          <table:table-cell table:formula="of:=[.C26]-[.A26]" office:value-type="float" office:value="0.713879" calcext:value-type="float">
            <text:p>0,713879</text:p>
          </table:table-cell>
          <table:table-cell table:number-columns-repeated="22"/>
        </table:table-row>
        <table:table-row table:style-name="ro1">
          <table:table-cell office:value-type="float" office:value="1.2737" calcext:value-type="float">
            <text:p>1,2737</text:p>
          </table:table-cell>
          <table:table-cell office:value-type="float" office:value="0.8916" calcext:value-type="float">
            <text:p>0,8916</text:p>
          </table:table-cell>
          <table:table-cell office:value-type="float" office:value="1.757602" calcext:value-type="float">
            <text:p>1,757602</text:p>
          </table:table-cell>
          <table:table-cell office:value-type="float" office:value="5.517544" calcext:value-type="float">
            <text:p>5,517544</text:p>
          </table:table-cell>
          <table:table-cell table:formula="of:=[.C27]-[.A27]" office:value-type="float" office:value="0.483902" calcext:value-type="float">
            <text:p>0,483902</text:p>
          </table:table-cell>
          <table:table-cell table:number-columns-repeated="16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V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V$2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0.976" calcext:value-type="float">
            <text:p>0,976</text:p>
          </table:table-cell>
          <table:table-cell office:value-type="float" office:value="0.679" calcext:value-type="float">
            <text:p>0,679</text:p>
          </table:table-cell>
          <table:table-cell office:value-type="float" office:value="1.903621" calcext:value-type="float">
            <text:p>1,903621</text:p>
          </table:table-cell>
          <table:table-cell office:value-type="float" office:value="5.959821" calcext:value-type="float">
            <text:p>5,959821</text:p>
          </table:table-cell>
          <table:table-cell table:formula="of:=[.C28]-[.A28]" office:value-type="float" office:value="0.927621" calcext:value-type="float">
            <text:p>0,927621</text:p>
          </table:table-cell>
          <table:table-cell table:number-columns-repeated="15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U$6:.$V$6]; 1 ; ROW([.$V$29])+1 - ROW())" office:value-type="float" office:value="1.5754243415032" calcext:value-type="float">
            <text:p>1,5754243415032</text:p>
          </table:table-cell>
          <table:table-cell table:number-matrix-columns-spanned="1" table:number-matrix-rows-spanned="2" table:formula="of:=INDEX([.$U$7:.$V$7]; 1 ; ROW([.$W$29])+1 - ROW())" office:value-type="float" office:value="0.101908187702351" calcext:value-type="float">
            <text:p>0,101908187702351</text:p>
          </table:table-cell>
          <table:table-cell table:number-matrix-columns-spanned="1" table:number-matrix-rows-spanned="2" table:formula="of:=[.$V$28:.$V$29] / [.$W$28:.$W$29]" office:value-type="float" office:value="15.4592518719363" calcext:value-type="float">
            <text:p>15,4592518719363</text:p>
          </table:table-cell>
          <table:table-cell table:number-matrix-columns-spanned="1" table:number-matrix-rows-spanned="2" table:formula="of:=LEGACY.TDIST(ABS([.$X$28:.$X$29]) ; [.$V$9] ; 2 )" office:value-type="float" office:value="8.48835078922951E-028" calcext:value-type="float">
            <text:p>8,48835078922951E-28</text:p>
          </table:table-cell>
          <table:table-cell table:number-matrix-columns-spanned="1" table:number-matrix-rows-spanned="2" table:formula="of:=[.$V$28:.$V$29] - [.$W$28:.$W$29] * TINV(1 - [.$V$25] ; [.$V$9])" office:value-type="float" office:value="1.37313818769835" calcext:value-type="float">
            <text:p>1,37313818769835</text:p>
          </table:table-cell>
          <table:table-cell table:number-matrix-columns-spanned="1" table:number-matrix-rows-spanned="2" table:formula="of:=[.$V$28:.$V$29] + [.$W$28:.$W$29] * TINV(1 - [.$V$25] ; [.$V$9])" office:value-type="float" office:value="1.77771049530806" calcext:value-type="float">
            <text:p>1,77771049530806</text:p>
          </table:table-cell>
        </table:table-row>
        <table:table-row table:style-name="ro1">
          <table:table-cell office:value-type="float" office:value="1.6145" calcext:value-type="float">
            <text:p>1,6145</text:p>
          </table:table-cell>
          <table:table-cell office:value-type="float" office:value="0.8806" calcext:value-type="float">
            <text:p>0,8806</text:p>
          </table:table-cell>
          <table:table-cell office:value-type="float" office:value="1.800406" calcext:value-type="float">
            <text:p>1,800406</text:p>
          </table:table-cell>
          <table:table-cell office:value-type="float" office:value="5.440414" calcext:value-type="float">
            <text:p>5,440414</text:p>
          </table:table-cell>
          <table:table-cell table:formula="of:=[.C29]-[.A29]" office:value-type="float" office:value="0.185906" calcext:value-type="float">
            <text:p>0,185906</text:p>
          </table:table-cell>
          <table:table-cell table:number-columns-repeated="15"/>
          <table:table-cell table:formula="of:=[.$A$1]" office:value-type="string" office:string-value="D_TR" calcext:value-type="string">
            <text:p>D_TR</text:p>
          </table:table-cell>
          <table:table-cell office:value-type="float" office:value="0.154790110245996" calcext:value-type="float">
            <text:p>0,154790110245996</text:p>
          </table:table-cell>
          <table:table-cell office:value-type="float" office:value="0.0792328994927063" calcext:value-type="float">
            <text:p>0,0792328994927063</text:p>
          </table:table-cell>
          <table:table-cell office:value-type="float" office:value="1.95360905933078" calcext:value-type="float">
            <text:p>1,95360905933078</text:p>
          </table:table-cell>
          <table:table-cell office:value-type="float" office:value="0.0536583556939229" calcext:value-type="float">
            <text:p>0,0536583556939229</text:p>
          </table:table-cell>
          <table:table-cell office:value-type="float" office:value="-0.00248595220346157" calcext:value-type="float">
            <text:p>-0,00248595220346157</text:p>
          </table:table-cell>
          <table:table-cell office:value-type="float" office:value="0.312066172695454" calcext:value-type="float">
            <text:p>0,312066172695454</text:p>
          </table:table-cell>
        </table:table-row>
        <table:table-row table:style-name="ro1">
          <table:table-cell office:value-type="float" office:value="1.0799" calcext:value-type="float">
            <text:p>1,0799</text:p>
          </table:table-cell>
          <table:table-cell office:value-type="float" office:value="0.7512" calcext:value-type="float">
            <text:p>0,7512</text:p>
          </table:table-cell>
          <table:table-cell office:value-type="float" office:value="1.627318" calcext:value-type="float">
            <text:p>1,627318</text:p>
          </table:table-cell>
          <table:table-cell office:value-type="float" office:value="5.894273" calcext:value-type="float">
            <text:p>5,894273</text:p>
          </table:table-cell>
          <table:table-cell table:formula="of:=[.C30]-[.A30]" office:value-type="float" office:value="0.547418" calcext:value-type="float">
            <text:p>0,547418</text:p>
          </table:table-cell>
          <table:table-cell table:number-columns-repeated="22"/>
        </table:table-row>
        <table:table-row table:style-name="ro1">
          <table:table-cell office:value-type="float" office:value="0.9482" calcext:value-type="float">
            <text:p>0,9482</text:p>
          </table:table-cell>
          <table:table-cell office:value-type="float" office:value="0.6896" calcext:value-type="float">
            <text:p>0,6896</text:p>
          </table:table-cell>
          <table:table-cell office:value-type="float" office:value="1.844343" calcext:value-type="float">
            <text:p>1,844343</text:p>
          </table:table-cell>
          <table:table-cell office:value-type="float" office:value="6.312757" calcext:value-type="float">
            <text:p>6,312757</text:p>
          </table:table-cell>
          <table:table-cell table:formula="of:=[.C31]-[.A31]" office:value-type="float" office:value="0.896143" calcext:value-type="float">
            <text:p>0,896143</text:p>
          </table:table-cell>
          <table:table-cell table:number-columns-repeated="15"/>
          <table:table-cell table:formula="of:=[.$A$1]" office:value-type="string" office:string-value="D_TR" calcext:value-type="string">
            <text:p>D_TR</text:p>
          </table:table-cell>
          <table:table-cell office:value-type="string" calcext:value-type="string">
            <text:p>Predicted Y</text:p>
          </table:table-cell>
          <table:table-cell table:formula="of:=[.$C$1]" office:value-type="string" office:string-value="Techniques" calcext:value-type="string">
            <text:p>Techniques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1.0691" calcext:value-type="float">
            <text:p>1,0691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757707" calcext:value-type="float">
            <text:p>1,757707</text:p>
          </table:table-cell>
          <table:table-cell office:value-type="float" office:value="5.179487" calcext:value-type="float">
            <text:p>5,179487</text:p>
          </table:table-cell>
          <table:table-cell table:formula="of:=[.C32]-[.A32]" office:value-type="float" office:value="0.688607" calcext:value-type="float">
            <text:p>0,688607</text:p>
          </table:table-cell>
          <table:table-cell table:number-columns-repeated="15"/>
          <table:table-cell table:number-matrix-columns-spanned="1" table:number-matrix-rows-spanned="98" table:formula="of:=[.$A$2:.$A$99]" office:value-type="float" office:value="0.9992" calcext:value-type="float">
            <text:p>0,9992</text:p>
          </table:table-cell>
          <table:table-cell table:number-matrix-columns-spanned="1" table:number-matrix-rows-spanned="98" table:formula="of:=MMULT([.$U$32:.$U$129] ; [.$V$29]) + [.$V$28]" office:value-type="float" office:value="1.730090619661" calcext:value-type="float">
            <text:p>1,730090619661</text:p>
          </table:table-cell>
          <table:table-cell table:number-matrix-columns-spanned="1" table:number-matrix-rows-spanned="98" table:formula="of:=[.$C$2:.$C$99]" office:value-type="float" office:value="1.839124" calcext:value-type="float">
            <text:p>1,839124</text:p>
          </table:table-cell>
          <table:table-cell table:number-matrix-columns-spanned="1" table:number-matrix-rows-spanned="98" table:formula="of:=[.$W$32:.$W$129] - [.$V$32:.$V$129]" office:value-type="float" office:value="0.109033380338998" calcext:value-type="float">
            <text:p>0,109033380338998</text:p>
          </table:table-cell>
          <table:table-cell table:number-columns-repeated="3"/>
        </table:table-row>
        <table:table-row table:style-name="ro1">
          <table:table-cell office:value-type="float" office:value="1.2789" calcext:value-type="float">
            <text:p>1,2789</text:p>
          </table:table-cell>
          <table:table-cell office:value-type="float" office:value="0.7785" calcext:value-type="float">
            <text:p>0,7785</text:p>
          </table:table-cell>
          <table:table-cell office:value-type="float" office:value="1.683169" calcext:value-type="float">
            <text:p>1,683169</text:p>
          </table:table-cell>
          <table:table-cell office:value-type="float" office:value="5.774648" calcext:value-type="float">
            <text:p>5,774648</text:p>
          </table:table-cell>
          <table:table-cell table:formula="of:=[.C33]-[.A33]" office:value-type="float" office:value="0.404269" calcext:value-type="float">
            <text:p>0,404269</text:p>
          </table:table-cell>
          <table:table-cell table:number-columns-repeated="15"/>
          <table:table-cell office:value-type="float" office:value="1.0979" calcext:value-type="float">
            <text:p>1,0979</text:p>
          </table:table-cell>
          <table:table-cell office:value-type="float" office:value="1.74536840354228" calcext:value-type="float">
            <text:p>1,74536840354228</text:p>
          </table:table-cell>
          <table:table-cell office:value-type="float" office:value="1.938227" calcext:value-type="float">
            <text:p>1,938227</text:p>
          </table:table-cell>
          <table:table-cell office:value-type="float" office:value="0.192858596457719" calcext:value-type="float">
            <text:p>0,192858596457719</text:p>
          </table:table-cell>
          <table:table-cell table:number-columns-repeated="3"/>
        </table:table-row>
        <table:table-row table:style-name="ro1">
          <table:table-cell office:value-type="float" office:value="1.0011" calcext:value-type="float">
            <text:p>1,0011</text:p>
          </table:table-cell>
          <table:table-cell office:value-type="float" office:value="0.7008" calcext:value-type="float">
            <text:p>0,7008</text:p>
          </table:table-cell>
          <table:table-cell office:value-type="float" office:value="1.498511" calcext:value-type="float">
            <text:p>1,498511</text:p>
          </table:table-cell>
          <table:table-cell office:value-type="float" office:value="6.124424" calcext:value-type="float">
            <text:p>6,124424</text:p>
          </table:table-cell>
          <table:table-cell table:formula="of:=[.C34]-[.A34]" office:value-type="float" office:value="0.497411" calcext:value-type="float">
            <text:p>0,497411</text:p>
          </table:table-cell>
          <table:table-cell table:number-columns-repeated="15"/>
          <table:table-cell office:value-type="float" office:value="1.3535" calcext:value-type="float">
            <text:p>1,3535</text:p>
          </table:table-cell>
          <table:table-cell office:value-type="float" office:value="1.78493275572116" calcext:value-type="float">
            <text:p>1,78493275572116</text:p>
          </table:table-cell>
          <table:table-cell office:value-type="float" office:value="1.657076" calcext:value-type="float">
            <text:p>1,657076</text:p>
          </table:table-cell>
          <table:table-cell office:value-type="float" office:value="-0.127856755721158" calcext:value-type="float">
            <text:p>-0,127856755721158</text:p>
          </table:table-cell>
          <table:table-cell table:number-columns-repeated="3"/>
        </table:table-row>
        <table:table-row table:style-name="ro1">
          <table:table-cell office:value-type="float" office:value="1.0247" calcext:value-type="float">
            <text:p>1,0247</text:p>
          </table:table-cell>
          <table:table-cell office:value-type="float" office:value="0.8197" calcext:value-type="float">
            <text:p>0,8197</text:p>
          </table:table-cell>
          <table:table-cell office:value-type="float" office:value="1.699221" calcext:value-type="float">
            <text:p>1,699221</text:p>
          </table:table-cell>
          <table:table-cell office:value-type="float" office:value="6.084507" calcext:value-type="float">
            <text:p>6,084507</text:p>
          </table:table-cell>
          <table:table-cell table:formula="of:=[.C35]-[.A35]" office:value-type="float" office:value="0.674521" calcext:value-type="float">
            <text:p>0,674521</text:p>
          </table:table-cell>
          <table:table-cell table:number-columns-repeated="15"/>
          <table:table-cell office:value-type="float" office:value="1.1169" calcext:value-type="float">
            <text:p>1,1169</text:p>
          </table:table-cell>
          <table:table-cell office:value-type="float" office:value="1.74830941563696" calcext:value-type="float">
            <text:p>1,74830941563696</text:p>
          </table:table-cell>
          <table:table-cell office:value-type="float" office:value="1.514483" calcext:value-type="float">
            <text:p>1,514483</text:p>
          </table:table-cell>
          <table:table-cell office:value-type="float" office:value="-0.233826415636955" calcext:value-type="float">
            <text:p>-0,233826415636955</text:p>
          </table:table-cell>
          <table:table-cell table:number-columns-repeated="3"/>
        </table:table-row>
        <table:table-row table:style-name="ro1">
          <table:table-cell office:value-type="float" office:value="1.2065" calcext:value-type="float">
            <text:p>1,2065</text:p>
          </table:table-cell>
          <table:table-cell office:value-type="float" office:value="0.8226" calcext:value-type="float">
            <text:p>0,8226</text:p>
          </table:table-cell>
          <table:table-cell office:value-type="float" office:value="1.748113" calcext:value-type="float">
            <text:p>1,748113</text:p>
          </table:table-cell>
          <table:table-cell office:value-type="float" office:value="6.029412" calcext:value-type="float">
            <text:p>6,029412</text:p>
          </table:table-cell>
          <table:table-cell table:formula="of:=[.C36]-[.A36]" office:value-type="float" office:value="0.541613" calcext:value-type="float">
            <text:p>0,541613</text:p>
          </table:table-cell>
          <table:table-cell table:number-columns-repeated="15"/>
          <table:table-cell office:value-type="float" office:value="1.6847" calcext:value-type="float">
            <text:p>1,6847</text:p>
          </table:table-cell>
          <table:table-cell office:value-type="float" office:value="1.83619924023463" calcext:value-type="float">
            <text:p>1,83619924023463</text:p>
          </table:table-cell>
          <table:table-cell office:value-type="float" office:value="1.733959" calcext:value-type="float">
            <text:p>1,733959</text:p>
          </table:table-cell>
          <table:table-cell office:value-type="float" office:value="-0.102240240234632" calcext:value-type="float">
            <text:p>-0,102240240234632</text:p>
          </table:table-cell>
          <table:table-cell table:number-columns-repeated="3"/>
        </table:table-row>
        <table:table-row table:style-name="ro1">
          <table:table-cell office:value-type="float" office:value="1.4549" calcext:value-type="float">
            <text:p>1,4549</text:p>
          </table:table-cell>
          <table:table-cell office:value-type="float" office:value="0.8597" calcext:value-type="float">
            <text:p>0,8597</text:p>
          </table:table-cell>
          <table:table-cell office:value-type="float" office:value="1.672732" calcext:value-type="float">
            <text:p>1,672732</text:p>
          </table:table-cell>
          <table:table-cell office:value-type="float" office:value="6.099138" calcext:value-type="float">
            <text:p>6,099138</text:p>
          </table:table-cell>
          <table:table-cell table:formula="of:=[.C37]-[.A37]" office:value-type="float" office:value="0.217832" calcext:value-type="float">
            <text:p>0,217832</text:p>
          </table:table-cell>
          <table:table-cell table:number-columns-repeated="15"/>
          <table:table-cell office:value-type="float" office:value="1.1777" calcext:value-type="float">
            <text:p>1,1777</text:p>
          </table:table-cell>
          <table:table-cell office:value-type="float" office:value="1.75772065433991" calcext:value-type="float">
            <text:p>1,75772065433991</text:p>
          </table:table-cell>
          <table:table-cell office:value-type="float" office:value="1.593476" calcext:value-type="float">
            <text:p>1,593476</text:p>
          </table:table-cell>
          <table:table-cell office:value-type="float" office:value="-0.164244654339912" calcext:value-type="float">
            <text:p>-0,164244654339912</text:p>
          </table:table-cell>
          <table:table-cell table:number-columns-repeated="3"/>
        </table:table-row>
        <table:table-row table:style-name="ro1">
          <table:table-cell office:value-type="float" office:value="1.0535" calcext:value-type="float">
            <text:p>1,0535</text:p>
          </table:table-cell>
          <table:table-cell office:value-type="float" office:value="0.6848" calcext:value-type="float">
            <text:p>0,6848</text:p>
          </table:table-cell>
          <table:table-cell office:value-type="float" office:value="1.901064" calcext:value-type="float">
            <text:p>1,901064</text:p>
          </table:table-cell>
          <table:table-cell office:value-type="float" office:value="5.902655" calcext:value-type="float">
            <text:p>5,902655</text:p>
          </table:table-cell>
          <table:table-cell table:formula="of:=[.C38]-[.A38]" office:value-type="float" office:value="0.847564" calcext:value-type="float">
            <text:p>0,847564</text:p>
          </table:table-cell>
          <table:table-cell table:number-columns-repeated="15"/>
          <table:table-cell office:value-type="float" office:value="1.4509" calcext:value-type="float">
            <text:p>1,4509</text:p>
          </table:table-cell>
          <table:table-cell office:value-type="float" office:value="1.80000931245912" calcext:value-type="float">
            <text:p>1,80000931245912</text:p>
          </table:table-cell>
          <table:table-cell office:value-type="float" office:value="2.239863" calcext:value-type="float">
            <text:p>2,239863</text:p>
          </table:table-cell>
          <table:table-cell office:value-type="float" office:value="0.439853687540882" calcext:value-type="float">
            <text:p>0,439853687540882</text:p>
          </table:table-cell>
          <table:table-cell table:number-columns-repeated="3"/>
        </table:table-row>
        <table:table-row table:style-name="ro1">
          <table:table-cell office:value-type="float" office:value="1.7585" calcext:value-type="float">
            <text:p>1,7585</text:p>
          </table:table-cell>
          <table:table-cell office:value-type="float" office:value="0.8206" calcext:value-type="float">
            <text:p>0,8206</text:p>
          </table:table-cell>
          <table:table-cell office:value-type="float" office:value="1.65929" calcext:value-type="float">
            <text:p>1,65929</text:p>
          </table:table-cell>
          <table:table-cell office:value-type="float" office:value="6.034782" calcext:value-type="float">
            <text:p>6,034782</text:p>
          </table:table-cell>
          <table:table-cell table:formula="of:=[.C39]-[.A39]" office:value-type="float" office:value="-0.09921" calcext:value-type="float">
            <text:p>-0,09921</text:p>
          </table:table-cell>
          <table:table-cell table:number-columns-repeated="15"/>
          <table:table-cell office:value-type="float" office:value="1.658" calcext:value-type="float">
            <text:p>1,658</text:p>
          </table:table-cell>
          <table:table-cell office:value-type="float" office:value="1.83206634429106" calcext:value-type="float">
            <text:p>1,83206634429106</text:p>
          </table:table-cell>
          <table:table-cell office:value-type="float" office:value="2.798075" calcext:value-type="float">
            <text:p>2,798075</text:p>
          </table:table-cell>
          <table:table-cell office:value-type="float" office:value="0.966008655708936" calcext:value-type="float">
            <text:p>0,966008655708936</text:p>
          </table:table-cell>
          <table:table-cell table:number-columns-repeated="3"/>
        </table:table-row>
        <table:table-row table:style-name="ro1">
          <table:table-cell office:value-type="float" office:value="1.4113" calcext:value-type="float">
            <text:p>1,4113</text:p>
          </table:table-cell>
          <table:table-cell office:value-type="float" office:value="0.73" calcext:value-type="float">
            <text:p>0,73</text:p>
          </table:table-cell>
          <table:table-cell office:value-type="float" office:value="1.542843" calcext:value-type="float">
            <text:p>1,542843</text:p>
          </table:table-cell>
          <table:table-cell office:value-type="float" office:value="6.228724" calcext:value-type="float">
            <text:p>6,228724</text:p>
          </table:table-cell>
          <table:table-cell table:formula="of:=[.C40]-[.A40]" office:value-type="float" office:value="0.131543" calcext:value-type="float">
            <text:p>0,131543</text:p>
          </table:table-cell>
          <table:table-cell table:number-columns-repeated="15"/>
          <table:table-cell office:value-type="float" office:value="0.9049" calcext:value-type="float">
            <text:p>0,9049</text:p>
          </table:table-cell>
          <table:table-cell office:value-type="float" office:value="1.7154939122648" calcext:value-type="float">
            <text:p>1,7154939122648</text:p>
          </table:table-cell>
          <table:table-cell office:value-type="float" office:value="1.619253" calcext:value-type="float">
            <text:p>1,619253</text:p>
          </table:table-cell>
          <table:table-cell office:value-type="float" office:value="-0.0962409122648043" calcext:value-type="float">
            <text:p>-0,0962409122648043</text:p>
          </table:table-cell>
          <table:table-cell table:number-columns-repeated="3"/>
        </table:table-row>
        <table:table-row table:style-name="ro1">
          <table:table-cell office:value-type="float" office:value="1.234" calcext:value-type="float">
            <text:p>1,234</text:p>
          </table:table-cell>
          <table:table-cell office:value-type="float" office:value="0.7853" calcext:value-type="float">
            <text:p>0,7853</text:p>
          </table:table-cell>
          <table:table-cell office:value-type="float" office:value="1.910368" calcext:value-type="float">
            <text:p>1,910368</text:p>
          </table:table-cell>
          <table:table-cell office:value-type="float" office:value="6.075949" calcext:value-type="float">
            <text:p>6,075949</text:p>
          </table:table-cell>
          <table:table-cell table:formula="of:=[.C41]-[.A41]" office:value-type="float" office:value="0.676368" calcext:value-type="float">
            <text:p>0,676368</text:p>
          </table:table-cell>
          <table:table-cell table:number-columns-repeated="15"/>
          <table:table-cell office:value-type="float" office:value="1.354" calcext:value-type="float">
            <text:p>1,354</text:p>
          </table:table-cell>
          <table:table-cell office:value-type="float" office:value="1.78501015077628" calcext:value-type="float">
            <text:p>1,78501015077628</text:p>
          </table:table-cell>
          <table:table-cell office:value-type="float" office:value="1.62036" calcext:value-type="float">
            <text:p>1,62036</text:p>
          </table:table-cell>
          <table:table-cell office:value-type="float" office:value="-0.164650150776281" calcext:value-type="float">
            <text:p>-0,164650150776281</text:p>
          </table:table-cell>
          <table:table-cell table:number-columns-repeated="3"/>
        </table:table-row>
        <table:table-row table:style-name="ro1">
          <table:table-cell office:value-type="float" office:value="0.9995" calcext:value-type="float">
            <text:p>0,9995</text:p>
          </table:table-cell>
          <table:table-cell office:value-type="float" office:value="0.6313" calcext:value-type="float">
            <text:p>0,6313</text:p>
          </table:table-cell>
          <table:table-cell office:value-type="float" office:value="1.870411" calcext:value-type="float">
            <text:p>1,870411</text:p>
          </table:table-cell>
          <table:table-cell office:value-type="float" office:value="5.940639" calcext:value-type="float">
            <text:p>5,940639</text:p>
          </table:table-cell>
          <table:table-cell table:formula="of:=[.C42]-[.A42]" office:value-type="float" office:value="0.870911" calcext:value-type="float">
            <text:p>0,870911</text:p>
          </table:table-cell>
          <table:table-cell table:number-columns-repeated="15"/>
          <table:table-cell office:value-type="float" office:value="1.5726" calcext:value-type="float">
            <text:p>1,5726</text:p>
          </table:table-cell>
          <table:table-cell office:value-type="float" office:value="1.81884726887606" calcext:value-type="float">
            <text:p>1,81884726887606</text:p>
          </table:table-cell>
          <table:table-cell office:value-type="float" office:value="1.943473" calcext:value-type="float">
            <text:p>1,943473</text:p>
          </table:table-cell>
          <table:table-cell office:value-type="float" office:value="0.124625731123944" calcext:value-type="float">
            <text:p>0,124625731123944</text:p>
          </table:table-cell>
          <table:table-cell table:number-columns-repeated="3"/>
        </table:table-row>
        <table:table-row table:style-name="ro1">
          <table:table-cell office:value-type="float" office:value="1.925" calcext:value-type="float">
            <text:p>1,925</text:p>
          </table:table-cell>
          <table:table-cell office:value-type="float" office:value="1.0044" calcext:value-type="float">
            <text:p>1,0044</text:p>
          </table:table-cell>
          <table:table-cell office:value-type="float" office:value="1.641894" calcext:value-type="float">
            <text:p>1,641894</text:p>
          </table:table-cell>
          <table:table-cell office:value-type="float" office:value="6.073394" calcext:value-type="float">
            <text:p>6,073394</text:p>
          </table:table-cell>
          <table:table-cell table:formula="of:=[.C43]-[.A43]" office:value-type="float" office:value="-0.283106" calcext:value-type="float">
            <text:p>-0,283106</text:p>
          </table:table-cell>
          <table:table-cell table:number-columns-repeated="15"/>
          <table:table-cell office:value-type="float" office:value="1.111" calcext:value-type="float">
            <text:p>1,111</text:p>
          </table:table-cell>
          <table:table-cell office:value-type="float" office:value="1.7473961539865" calcext:value-type="float">
            <text:p>1,7473961539865</text:p>
          </table:table-cell>
          <table:table-cell office:value-type="float" office:value="1.744291" calcext:value-type="float">
            <text:p>1,744291</text:p>
          </table:table-cell>
          <table:table-cell office:value-type="float" office:value="-0.00310515398650391" calcext:value-type="float">
            <text:p>-0,00310515398650391</text:p>
          </table:table-cell>
          <table:table-cell table:number-columns-repeated="3"/>
        </table:table-row>
        <table:table-row table:style-name="ro1">
          <table:table-cell office:value-type="float" office:value="1.8381" calcext:value-type="float">
            <text:p>1,8381</text:p>
          </table:table-cell>
          <table:table-cell office:value-type="float" office:value="1.1488" calcext:value-type="float">
            <text:p>1,1488</text:p>
          </table:table-cell>
          <table:table-cell office:value-type="float" office:value="1.720886" calcext:value-type="float">
            <text:p>1,720886</text:p>
          </table:table-cell>
          <table:table-cell office:value-type="float" office:value="7.054167" calcext:value-type="float">
            <text:p>7,054167</text:p>
          </table:table-cell>
          <table:table-cell table:formula="of:=[.C44]-[.A44]" office:value-type="float" office:value="-0.117214" calcext:value-type="float">
            <text:p>-0,117214</text:p>
          </table:table-cell>
          <table:table-cell table:number-columns-repeated="15"/>
          <table:table-cell office:value-type="float" office:value="1.3223" calcext:value-type="float">
            <text:p>1,3223</text:p>
          </table:table-cell>
          <table:table-cell office:value-type="float" office:value="1.78010330428148" calcext:value-type="float">
            <text:p>1,78010330428148</text:p>
          </table:table-cell>
          <table:table-cell office:value-type="float" office:value="1.76796" calcext:value-type="float">
            <text:p>1,76796</text:p>
          </table:table-cell>
          <table:table-cell office:value-type="float" office:value="-0.0121433042814831" calcext:value-type="float">
            <text:p>-0,0121433042814831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.7" calcext:value-type="float">
            <text:p>0,7</text:p>
          </table:table-cell>
          <table:table-cell office:value-type="float" office:value="1.833774" calcext:value-type="float">
            <text:p>1,833774</text:p>
          </table:table-cell>
          <table:table-cell office:value-type="float" office:value="6.433884" calcext:value-type="float">
            <text:p>6,433884</text:p>
          </table:table-cell>
          <table:table-cell table:formula="of:=[.C45]-[.A45]" office:value-type="float" office:value="0.853774" calcext:value-type="float">
            <text:p>0,853774</text:p>
          </table:table-cell>
          <table:table-cell table:number-columns-repeated="15"/>
          <table:table-cell office:value-type="float" office:value="0.9369" calcext:value-type="float">
            <text:p>0,9369</text:p>
          </table:table-cell>
          <table:table-cell office:value-type="float" office:value="1.72044719579268" calcext:value-type="float">
            <text:p>1,72044719579268</text:p>
          </table:table-cell>
          <table:table-cell office:value-type="float" office:value="1.973098" calcext:value-type="float">
            <text:p>1,973098</text:p>
          </table:table-cell>
          <table:table-cell office:value-type="float" office:value="0.252650804207324" calcext:value-type="float">
            <text:p>0,252650804207324</text:p>
          </table:table-cell>
          <table:table-cell table:number-columns-repeated="3"/>
        </table:table-row>
        <table:table-row table:style-name="ro1">
          <table:table-cell office:value-type="float" office:value="1.1778" calcext:value-type="float">
            <text:p>1,1778</text:p>
          </table:table-cell>
          <table:table-cell office:value-type="float" office:value="0.7416" calcext:value-type="float">
            <text:p>0,7416</text:p>
          </table:table-cell>
          <table:table-cell office:value-type="float" office:value="1.734513" calcext:value-type="float">
            <text:p>1,734513</text:p>
          </table:table-cell>
          <table:table-cell office:value-type="float" office:value="6.327273" calcext:value-type="float">
            <text:p>6,327273</text:p>
          </table:table-cell>
          <table:table-cell table:formula="of:=[.C46]-[.A46]" office:value-type="float" office:value="0.556713" calcext:value-type="float">
            <text:p>0,556713</text:p>
          </table:table-cell>
          <table:table-cell table:number-columns-repeated="15"/>
          <table:table-cell office:value-type="float" office:value="1.152" calcext:value-type="float">
            <text:p>1,152</text:p>
          </table:table-cell>
          <table:table-cell office:value-type="float" office:value="1.75374254850659" calcext:value-type="float">
            <text:p>1,75374254850659</text:p>
          </table:table-cell>
          <table:table-cell office:value-type="float" office:value="1.686912" calcext:value-type="float">
            <text:p>1,686912</text:p>
          </table:table-cell>
          <table:table-cell office:value-type="float" office:value="-0.0668305485065899" calcext:value-type="float">
            <text:p>-0,0668305485065899</text:p>
          </table:table-cell>
          <table:table-cell table:number-columns-repeated="3"/>
        </table:table-row>
        <table:table-row table:style-name="ro1">
          <table:table-cell office:value-type="float" office:value="0.8371" calcext:value-type="float">
            <text:p>0,8371</text:p>
          </table:table-cell>
          <table:table-cell office:value-type="float" office:value="0.6777" calcext:value-type="float">
            <text:p>0,6777</text:p>
          </table:table-cell>
          <table:table-cell office:value-type="float" office:value="1.639021" calcext:value-type="float">
            <text:p>1,639021</text:p>
          </table:table-cell>
          <table:table-cell office:value-type="float" office:value="6.380753" calcext:value-type="float">
            <text:p>6,380753</text:p>
          </table:table-cell>
          <table:table-cell table:formula="of:=[.C47]-[.A47]" office:value-type="float" office:value="0.801921" calcext:value-type="float">
            <text:p>0,801921</text:p>
          </table:table-cell>
          <table:table-cell table:number-columns-repeated="15"/>
          <table:table-cell office:value-type="float" office:value="1.0336" calcext:value-type="float">
            <text:p>1,0336</text:p>
          </table:table-cell>
          <table:table-cell office:value-type="float" office:value="1.73541539945346" calcext:value-type="float">
            <text:p>1,73541539945346</text:p>
          </table:table-cell>
          <table:table-cell office:value-type="float" office:value="1.593581" calcext:value-type="float">
            <text:p>1,593581</text:p>
          </table:table-cell>
          <table:table-cell office:value-type="float" office:value="-0.141834399453464" calcext:value-type="float">
            <text:p>-0,141834399453464</text:p>
          </table:table-cell>
          <table:table-cell table:number-columns-repeated="3"/>
        </table:table-row>
        <table:table-row table:style-name="ro1">
          <table:table-cell office:value-type="float" office:value="1.6864" calcext:value-type="float">
            <text:p>1,6864</text:p>
          </table:table-cell>
          <table:table-cell office:value-type="float" office:value="0.9081" calcext:value-type="float">
            <text:p>0,9081</text:p>
          </table:table-cell>
          <table:table-cell office:value-type="float" office:value="3.042011" calcext:value-type="float">
            <text:p>3,042011</text:p>
          </table:table-cell>
          <table:table-cell office:value-type="float" office:value="5.624365" calcext:value-type="float">
            <text:p>5,624365</text:p>
          </table:table-cell>
          <table:table-cell table:formula="of:=[.C48]-[.A48]" office:value-type="float" office:value="1.355611" calcext:value-type="float">
            <text:p>1,355611</text:p>
          </table:table-cell>
          <table:table-cell table:number-columns-repeated="15"/>
          <table:table-cell office:value-type="float" office:value="1.3646" calcext:value-type="float">
            <text:p>1,3646</text:p>
          </table:table-cell>
          <table:table-cell office:value-type="float" office:value="1.78665092594489" calcext:value-type="float">
            <text:p>1,78665092594489</text:p>
          </table:table-cell>
          <table:table-cell office:value-type="float" office:value="1.874654" calcext:value-type="float">
            <text:p>1,874654</text:p>
          </table:table-cell>
          <table:table-cell office:value-type="float" office:value="0.0880030740551114" calcext:value-type="float">
            <text:p>0,0880030740551114</text:p>
          </table:table-cell>
          <table:table-cell table:number-columns-repeated="3"/>
        </table:table-row>
        <table:table-row table:style-name="ro1">
          <table:table-cell office:value-type="float" office:value="1.0332" calcext:value-type="float">
            <text:p>1,0332</text:p>
          </table:table-cell>
          <table:table-cell office:value-type="float" office:value="0.7984" calcext:value-type="float">
            <text:p>0,7984</text:p>
          </table:table-cell>
          <table:table-cell office:value-type="float" office:value="1.716221" calcext:value-type="float">
            <text:p>1,716221</text:p>
          </table:table-cell>
          <table:table-cell office:value-type="float" office:value="6.297521" calcext:value-type="float">
            <text:p>6,297521</text:p>
          </table:table-cell>
          <table:table-cell table:formula="of:=[.C49]-[.A49]" office:value-type="float" office:value="0.683021" calcext:value-type="float">
            <text:p>0,683021</text:p>
          </table:table-cell>
          <table:table-cell table:number-columns-repeated="15"/>
          <table:table-cell office:value-type="float" office:value="1.3477" calcext:value-type="float">
            <text:p>1,3477</text:p>
          </table:table-cell>
          <table:table-cell office:value-type="float" office:value="1.78403497308173" calcext:value-type="float">
            <text:p>1,78403497308173</text:p>
          </table:table-cell>
          <table:table-cell office:value-type="float" office:value="1.751592" calcext:value-type="float">
            <text:p>1,751592</text:p>
          </table:table-cell>
          <table:table-cell office:value-type="float" office:value="-0.0324429730817313" calcext:value-type="float">
            <text:p>-0,0324429730817313</text:p>
          </table:table-cell>
          <table:table-cell table:number-columns-repeated="3"/>
        </table:table-row>
        <table:table-row table:style-name="ro1">
          <table:table-cell office:value-type="float" office:value="0.9506" calcext:value-type="float">
            <text:p>0,9506</text:p>
          </table:table-cell>
          <table:table-cell office:value-type="float" office:value="0.7345" calcext:value-type="float">
            <text:p>0,7345</text:p>
          </table:table-cell>
          <table:table-cell office:value-type="float" office:value="1.991258" calcext:value-type="float">
            <text:p>1,991258</text:p>
          </table:table-cell>
          <table:table-cell office:value-type="float" office:value="5.187845" calcext:value-type="float">
            <text:p>5,187845</text:p>
          </table:table-cell>
          <table:table-cell table:formula="of:=[.C50]-[.A50]" office:value-type="float" office:value="1.040658" calcext:value-type="float">
            <text:p>1,040658</text:p>
          </table:table-cell>
          <table:table-cell table:number-columns-repeated="15"/>
          <table:table-cell office:value-type="float" office:value="1.1855" calcext:value-type="float">
            <text:p>1,1855</text:p>
          </table:table-cell>
          <table:table-cell office:value-type="float" office:value="1.75892801719983" calcext:value-type="float">
            <text:p>1,75892801719983</text:p>
          </table:table-cell>
          <table:table-cell office:value-type="float" office:value="1.545479" calcext:value-type="float">
            <text:p>1,545479</text:p>
          </table:table-cell>
          <table:table-cell office:value-type="float" office:value="-0.213449017199831" calcext:value-type="float">
            <text:p>-0,213449017199831</text:p>
          </table:table-cell>
          <table:table-cell table:number-columns-repeated="3"/>
        </table:table-row>
        <table:table-row table:style-name="ro1">
          <table:table-cell office:value-type="float" office:value="1.1205" calcext:value-type="float">
            <text:p>1,1205</text:p>
          </table:table-cell>
          <table:table-cell office:value-type="float" office:value="0.8003" calcext:value-type="float">
            <text:p>0,8003</text:p>
          </table:table-cell>
          <table:table-cell office:value-type="float" office:value="1.820832" calcext:value-type="float">
            <text:p>1,820832</text:p>
          </table:table-cell>
          <table:table-cell office:value-type="float" office:value="6.518072" calcext:value-type="float">
            <text:p>6,518072</text:p>
          </table:table-cell>
          <table:table-cell table:formula="of:=[.C51]-[.A51]" office:value-type="float" office:value="0.700332" calcext:value-type="float">
            <text:p>0,700332</text:p>
          </table:table-cell>
          <table:table-cell table:number-columns-repeated="15"/>
          <table:table-cell office:value-type="float" office:value="1.1927" calcext:value-type="float">
            <text:p>1,1927</text:p>
          </table:table-cell>
          <table:table-cell office:value-type="float" office:value="1.7600425059936" calcext:value-type="float">
            <text:p>1,7600425059936</text:p>
          </table:table-cell>
          <table:table-cell office:value-type="float" office:value="1.729979" calcext:value-type="float">
            <text:p>1,729979</text:p>
          </table:table-cell>
          <table:table-cell office:value-type="float" office:value="-0.0300635059936021" calcext:value-type="float">
            <text:p>-0,0300635059936021</text:p>
          </table:table-cell>
          <table:table-cell table:number-columns-repeated="3"/>
        </table:table-row>
        <table:table-row table:style-name="ro1">
          <table:table-cell office:value-type="float" office:value="1.2614" calcext:value-type="float">
            <text:p>1,2614</text:p>
          </table:table-cell>
          <table:table-cell office:value-type="float" office:value="0.7277" calcext:value-type="float">
            <text:p>0,7277</text:p>
          </table:table-cell>
          <table:table-cell office:value-type="float" office:value="1.816299" calcext:value-type="float">
            <text:p>1,816299</text:p>
          </table:table-cell>
          <table:table-cell office:value-type="float" office:value="6.395745" calcext:value-type="float">
            <text:p>6,395745</text:p>
          </table:table-cell>
          <table:table-cell table:formula="of:=[.C52]-[.A52]" office:value-type="float" office:value="0.554899" calcext:value-type="float">
            <text:p>0,554899</text:p>
          </table:table-cell>
          <table:table-cell table:number-columns-repeated="15"/>
          <table:table-cell office:value-type="float" office:value="1.2172" calcext:value-type="float">
            <text:p>1,2172</text:p>
          </table:table-cell>
          <table:table-cell office:value-type="float" office:value="1.76383486369463" calcext:value-type="float">
            <text:p>1,76383486369463</text:p>
          </table:table-cell>
          <table:table-cell office:value-type="float" office:value="1.568516" calcext:value-type="float">
            <text:p>1,568516</text:p>
          </table:table-cell>
          <table:table-cell office:value-type="float" office:value="-0.195318863694629" calcext:value-type="float">
            <text:p>-0,195318863694629</text:p>
          </table:table-cell>
          <table:table-cell table:number-columns-repeated="3"/>
        </table:table-row>
        <table:table-row table:style-name="ro1">
          <table:table-cell office:value-type="float" office:value="1.1096" calcext:value-type="float">
            <text:p>1,1096</text:p>
          </table:table-cell>
          <table:table-cell office:value-type="float" office:value="0.6473" calcext:value-type="float">
            <text:p>0,6473</text:p>
          </table:table-cell>
          <table:table-cell office:value-type="float" office:value="1.674919" calcext:value-type="float">
            <text:p>1,674919</text:p>
          </table:table-cell>
          <table:table-cell office:value-type="float" office:value="6.126316" calcext:value-type="float">
            <text:p>6,126316</text:p>
          </table:table-cell>
          <table:table-cell table:formula="of:=[.C53]-[.A53]" office:value-type="float" office:value="0.565319" calcext:value-type="float">
            <text:p>0,565319</text:p>
          </table:table-cell>
          <table:table-cell table:number-columns-repeated="15"/>
          <table:table-cell office:value-type="float" office:value="1.0866" calcext:value-type="float">
            <text:p>1,0866</text:p>
          </table:table-cell>
          <table:table-cell office:value-type="float" office:value="1.7436192752965" calcext:value-type="float">
            <text:p>1,7436192752965</text:p>
          </table:table-cell>
          <table:table-cell office:value-type="float" office:value="1.642368" calcext:value-type="float">
            <text:p>1,642368</text:p>
          </table:table-cell>
          <table:table-cell office:value-type="float" office:value="-0.101251275296502" calcext:value-type="float">
            <text:p>-0,101251275296502</text:p>
          </table:table-cell>
          <table:table-cell table:number-columns-repeated="3"/>
        </table:table-row>
        <table:table-row table:style-name="ro1">
          <table:table-cell office:value-type="float" office:value="1.0025" calcext:value-type="float">
            <text:p>1,0025</text:p>
          </table:table-cell>
          <table:table-cell office:value-type="float" office:value="0.5783" calcext:value-type="float">
            <text:p>0,5783</text:p>
          </table:table-cell>
          <table:table-cell office:value-type="float" office:value="1.862003" calcext:value-type="float">
            <text:p>1,862003</text:p>
          </table:table-cell>
          <table:table-cell office:value-type="float" office:value="6.139535" calcext:value-type="float">
            <text:p>6,139535</text:p>
          </table:table-cell>
          <table:table-cell table:formula="of:=[.C54]-[.A54]" office:value-type="float" office:value="0.859503" calcext:value-type="float">
            <text:p>0,859503</text:p>
          </table:table-cell>
          <table:table-cell table:number-columns-repeated="15"/>
          <table:table-cell office:value-type="float" office:value="1.2272" calcext:value-type="float">
            <text:p>1,2272</text:p>
          </table:table-cell>
          <table:table-cell office:value-type="float" office:value="1.76538276479709" calcext:value-type="float">
            <text:p>1,76538276479709</text:p>
          </table:table-cell>
          <table:table-cell office:value-type="float" office:value="1.577424" calcext:value-type="float">
            <text:p>1,577424</text:p>
          </table:table-cell>
          <table:table-cell office:value-type="float" office:value="-0.187958764797089" calcext:value-type="float">
            <text:p>-0,187958764797089</text:p>
          </table:table-cell>
          <table:table-cell table:number-columns-repeated="3"/>
        </table:table-row>
        <table:table-row table:style-name="ro1">
          <table:table-cell office:value-type="float" office:value="1.7029" calcext:value-type="float">
            <text:p>1,7029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876315" calcext:value-type="float">
            <text:p>1,876315</text:p>
          </table:table-cell>
          <table:table-cell office:value-type="float" office:value="5.598985" calcext:value-type="float">
            <text:p>5,598985</text:p>
          </table:table-cell>
          <table:table-cell table:formula="of:=[.C55]-[.A55]" office:value-type="float" office:value="0.173415" calcext:value-type="float">
            <text:p>0,173415</text:p>
          </table:table-cell>
          <table:table-cell table:number-columns-repeated="15"/>
          <table:table-cell office:value-type="float" office:value="1.0091" calcext:value-type="float">
            <text:p>1,0091</text:p>
          </table:table-cell>
          <table:table-cell office:value-type="float" office:value="1.73162304175244" calcext:value-type="float">
            <text:p>1,73162304175244</text:p>
          </table:table-cell>
          <table:table-cell office:value-type="float" office:value="1.585806" calcext:value-type="float">
            <text:p>1,585806</text:p>
          </table:table-cell>
          <table:table-cell office:value-type="float" office:value="-0.145817041752437" calcext:value-type="float">
            <text:p>-0,145817041752437</text:p>
          </table:table-cell>
          <table:table-cell table:number-columns-repeated="3"/>
        </table:table-row>
        <table:table-row table:style-name="ro1">
          <table:table-cell office:value-type="float" office:value="1.221" calcext:value-type="float">
            <text:p>1,221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640866" calcext:value-type="float">
            <text:p>1,640866</text:p>
          </table:table-cell>
          <table:table-cell office:value-type="float" office:value="5.730769" calcext:value-type="float">
            <text:p>5,730769</text:p>
          </table:table-cell>
          <table:table-cell table:formula="of:=[.C56]-[.A56]" office:value-type="float" office:value="0.419866" calcext:value-type="float">
            <text:p>0,419866</text:p>
          </table:table-cell>
          <table:table-cell table:number-columns-repeated="15"/>
          <table:table-cell office:value-type="float" office:value="1.1967" calcext:value-type="float">
            <text:p>1,1967</text:p>
          </table:table-cell>
          <table:table-cell office:value-type="float" office:value="1.76066166643459" calcext:value-type="float">
            <text:p>1,76066166643459</text:p>
          </table:table-cell>
          <table:table-cell office:value-type="float" office:value="1.910579" calcext:value-type="float">
            <text:p>1,910579</text:p>
          </table:table-cell>
          <table:table-cell office:value-type="float" office:value="0.149917333565414" calcext:value-type="float">
            <text:p>0,149917333565414</text:p>
          </table:table-cell>
          <table:table-cell table:number-columns-repeated="3"/>
        </table:table-row>
        <table:table-row table:style-name="ro1">
          <table:table-cell office:value-type="float" office:value="1.9567" calcext:value-type="float">
            <text:p>1,9567</text:p>
          </table:table-cell>
          <table:table-cell office:value-type="float" office:value="0.7174" calcext:value-type="float">
            <text:p>0,7174</text:p>
          </table:table-cell>
          <table:table-cell office:value-type="float" office:value="2.242113" calcext:value-type="float">
            <text:p>2,242113</text:p>
          </table:table-cell>
          <table:table-cell office:value-type="float" office:value="6.230769" calcext:value-type="float">
            <text:p>6,230769</text:p>
          </table:table-cell>
          <table:table-cell table:formula="of:=[.C57]-[.A57]" office:value-type="float" office:value="0.285413" calcext:value-type="float">
            <text:p>0,285413</text:p>
          </table:table-cell>
          <table:table-cell table:number-columns-repeated="15"/>
          <table:table-cell office:value-type="float" office:value="1.2737" calcext:value-type="float">
            <text:p>1,2737</text:p>
          </table:table-cell>
          <table:table-cell office:value-type="float" office:value="1.77258050492353" calcext:value-type="float">
            <text:p>1,77258050492353</text:p>
          </table:table-cell>
          <table:table-cell office:value-type="float" office:value="1.757602" calcext:value-type="float">
            <text:p>1,757602</text:p>
          </table:table-cell>
          <table:table-cell office:value-type="float" office:value="-0.0149785049235274" calcext:value-type="float">
            <text:p>-0,0149785049235274</text:p>
          </table:table-cell>
          <table:table-cell table:number-columns-repeated="3"/>
        </table:table-row>
        <table:table-row table:style-name="ro1">
          <table:table-cell office:value-type="float" office:value="1.1641" calcext:value-type="float">
            <text:p>1,1641</text:p>
          </table:table-cell>
          <table:table-cell office:value-type="float" office:value="0.7965" calcext:value-type="float">
            <text:p>0,7965</text:p>
          </table:table-cell>
          <table:table-cell office:value-type="float" office:value="1.777185" calcext:value-type="float">
            <text:p>1,777185</text:p>
          </table:table-cell>
          <table:table-cell office:value-type="float" office:value="5.638009" calcext:value-type="float">
            <text:p>5,638009</text:p>
          </table:table-cell>
          <table:table-cell table:formula="of:=[.C58]-[.A58]" office:value-type="float" office:value="0.613085" calcext:value-type="float">
            <text:p>0,613085</text:p>
          </table:table-cell>
          <table:table-cell table:number-columns-repeated="15"/>
          <table:table-cell office:value-type="float" office:value="0.976" calcext:value-type="float">
            <text:p>0,976</text:p>
          </table:table-cell>
          <table:table-cell office:value-type="float" office:value="1.72649948910329" calcext:value-type="float">
            <text:p>1,72649948910329</text:p>
          </table:table-cell>
          <table:table-cell office:value-type="float" office:value="1.903621" calcext:value-type="float">
            <text:p>1,903621</text:p>
          </table:table-cell>
          <table:table-cell office:value-type="float" office:value="0.177121510896705" calcext:value-type="float">
            <text:p>0,177121510896705</text:p>
          </table:table-cell>
          <table:table-cell table:number-columns-repeated="3"/>
        </table:table-row>
        <table:table-row table:style-name="ro1">
          <table:table-cell office:value-type="float" office:value="1.1947" calcext:value-type="float">
            <text:p>1,1947</text:p>
          </table:table-cell>
          <table:table-cell office:value-type="float" office:value="0.6106" calcext:value-type="float">
            <text:p>0,6106</text:p>
          </table:table-cell>
          <table:table-cell office:value-type="float" office:value="1.671098" calcext:value-type="float">
            <text:p>1,671098</text:p>
          </table:table-cell>
          <table:table-cell office:value-type="float" office:value="5.772277" calcext:value-type="float">
            <text:p>5,772277</text:p>
          </table:table-cell>
          <table:table-cell table:formula="of:=[.C59]-[.A59]" office:value-type="float" office:value="0.476398" calcext:value-type="float">
            <text:p>0,476398</text:p>
          </table:table-cell>
          <table:table-cell table:number-columns-repeated="15"/>
          <table:table-cell office:value-type="float" office:value="1.6145" calcext:value-type="float">
            <text:p>1,6145</text:p>
          </table:table-cell>
          <table:table-cell office:value-type="float" office:value="1.82533297449536" calcext:value-type="float">
            <text:p>1,82533297449536</text:p>
          </table:table-cell>
          <table:table-cell office:value-type="float" office:value="1.800406" calcext:value-type="float">
            <text:p>1,800406</text:p>
          </table:table-cell>
          <table:table-cell office:value-type="float" office:value="-0.0249269744953631" calcext:value-type="float">
            <text:p>-0,0249269744953631</text:p>
          </table:table-cell>
          <table:table-cell table:number-columns-repeated="3"/>
        </table:table-row>
        <table:table-row table:style-name="ro1">
          <table:table-cell office:value-type="float" office:value="1.1185" calcext:value-type="float">
            <text:p>1,1185</text:p>
          </table:table-cell>
          <table:table-cell office:value-type="float" office:value="0.7923" calcext:value-type="float">
            <text:p>0,7923</text:p>
          </table:table-cell>
          <table:table-cell office:value-type="float" office:value="1.808629" calcext:value-type="float">
            <text:p>1,808629</text:p>
          </table:table-cell>
          <table:table-cell office:value-type="float" office:value="5.902326" calcext:value-type="float">
            <text:p>5,902326</text:p>
          </table:table-cell>
          <table:table-cell table:formula="of:=[.C60]-[.A60]" office:value-type="float" office:value="0.690129" calcext:value-type="float">
            <text:p>0,690129</text:p>
          </table:table-cell>
          <table:table-cell table:number-columns-repeated="15"/>
          <table:table-cell office:value-type="float" office:value="1.0799" calcext:value-type="float">
            <text:p>1,0799</text:p>
          </table:table-cell>
          <table:table-cell office:value-type="float" office:value="1.74258218155785" calcext:value-type="float">
            <text:p>1,74258218155785</text:p>
          </table:table-cell>
          <table:table-cell office:value-type="float" office:value="1.627318" calcext:value-type="float">
            <text:p>1,627318</text:p>
          </table:table-cell>
          <table:table-cell office:value-type="float" office:value="-0.115264181557853" calcext:value-type="float">
            <text:p>-0,115264181557853</text:p>
          </table:table-cell>
          <table:table-cell table:number-columns-repeated="3"/>
        </table:table-row>
        <table:table-row table:style-name="ro1">
          <table:table-cell office:value-type="float" office:value="1.068" calcext:value-type="float">
            <text:p>1,068</text:p>
          </table:table-cell>
          <table:table-cell office:value-type="float" office:value="0.7476" calcext:value-type="float">
            <text:p>0,7476</text:p>
          </table:table-cell>
          <table:table-cell office:value-type="float" office:value="1.747481" calcext:value-type="float">
            <text:p>1,747481</text:p>
          </table:table-cell>
          <table:table-cell office:value-type="float" office:value="6.204545" calcext:value-type="float">
            <text:p>6,204545</text:p>
          </table:table-cell>
          <table:table-cell table:formula="of:=[.C61]-[.A61]" office:value-type="float" office:value="0.679481" calcext:value-type="float">
            <text:p>0,679481</text:p>
          </table:table-cell>
          <table:table-cell table:number-columns-repeated="15"/>
          <table:table-cell office:value-type="float" office:value="0.9482" calcext:value-type="float">
            <text:p>0,9482</text:p>
          </table:table-cell>
          <table:table-cell office:value-type="float" office:value="1.72219632403846" calcext:value-type="float">
            <text:p>1,72219632403846</text:p>
          </table:table-cell>
          <table:table-cell office:value-type="float" office:value="1.844343" calcext:value-type="float">
            <text:p>1,844343</text:p>
          </table:table-cell>
          <table:table-cell office:value-type="float" office:value="0.122146675961544" calcext:value-type="float">
            <text:p>0,122146675961544</text:p>
          </table:table-cell>
          <table:table-cell table:number-columns-repeated="3"/>
        </table:table-row>
        <table:table-row table:style-name="ro1">
          <table:table-cell office:value-type="float" office:value="1.2198" calcext:value-type="float">
            <text:p>1,2198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762056" calcext:value-type="float">
            <text:p>1,762056</text:p>
          </table:table-cell>
          <table:table-cell office:value-type="float" office:value="5.630542" calcext:value-type="float">
            <text:p>5,630542</text:p>
          </table:table-cell>
          <table:table-cell table:formula="of:=[.C62]-[.A62]" office:value-type="float" office:value="0.542256" calcext:value-type="float">
            <text:p>0,542256</text:p>
          </table:table-cell>
          <table:table-cell table:number-columns-repeated="15"/>
          <table:table-cell office:value-type="float" office:value="1.0691" calcext:value-type="float">
            <text:p>1,0691</text:p>
          </table:table-cell>
          <table:table-cell office:value-type="float" office:value="1.7409104483672" calcext:value-type="float">
            <text:p>1,7409104483672</text:p>
          </table:table-cell>
          <table:table-cell office:value-type="float" office:value="1.757707" calcext:value-type="float">
            <text:p>1,757707</text:p>
          </table:table-cell>
          <table:table-cell office:value-type="float" office:value="0.0167965516328032" calcext:value-type="float">
            <text:p>0,0167965516328032</text:p>
          </table:table-cell>
          <table:table-cell table:number-columns-repeated="3"/>
        </table:table-row>
        <table:table-row table:style-name="ro1">
          <table:table-cell office:value-type="float" office:value="1.966" calcext:value-type="float">
            <text:p>1,966</text:p>
          </table:table-cell>
          <table:table-cell office:value-type="float" office:value="1.0147" calcext:value-type="float">
            <text:p>1,0147</text:p>
          </table:table-cell>
          <table:table-cell office:value-type="float" office:value="1.839994" calcext:value-type="float">
            <text:p>1,839994</text:p>
          </table:table-cell>
          <table:table-cell office:value-type="float" office:value="6.013825" calcext:value-type="float">
            <text:p>6,013825</text:p>
          </table:table-cell>
          <table:table-cell table:formula="of:=[.C63]-[.A63]" office:value-type="float" office:value="-0.126006" calcext:value-type="float">
            <text:p>-0,126006</text:p>
          </table:table-cell>
          <table:table-cell table:number-columns-repeated="15"/>
          <table:table-cell office:value-type="float" office:value="1.2789" calcext:value-type="float">
            <text:p>1,2789</text:p>
          </table:table-cell>
          <table:table-cell office:value-type="float" office:value="1.77338541349681" calcext:value-type="float">
            <text:p>1,77338541349681</text:p>
          </table:table-cell>
          <table:table-cell office:value-type="float" office:value="1.683169" calcext:value-type="float">
            <text:p>1,683169</text:p>
          </table:table-cell>
          <table:table-cell office:value-type="float" office:value="-0.0902164134968069" calcext:value-type="float">
            <text:p>-0,0902164134968069</text:p>
          </table:table-cell>
          <table:table-cell table:number-columns-repeated="3"/>
        </table:table-row>
        <table:table-row table:style-name="ro1">
          <table:table-cell office:value-type="float" office:value="1.0032" calcext:value-type="float">
            <text:p>1,0032</text:p>
          </table:table-cell>
          <table:table-cell office:value-type="float" office:value="0.6979" calcext:value-type="float">
            <text:p>0,6979</text:p>
          </table:table-cell>
          <table:table-cell office:value-type="float" office:value="1.583012" calcext:value-type="float">
            <text:p>1,583012</text:p>
          </table:table-cell>
          <table:table-cell office:value-type="float" office:value="5.544117" calcext:value-type="float">
            <text:p>5,544117</text:p>
          </table:table-cell>
          <table:table-cell table:formula="of:=[.C64]-[.A64]" office:value-type="float" office:value="0.579812" calcext:value-type="float">
            <text:p>0,579812</text:p>
          </table:table-cell>
          <table:table-cell table:number-columns-repeated="15"/>
          <table:table-cell office:value-type="float" office:value="1.0011" calcext:value-type="float">
            <text:p>1,0011</text:p>
          </table:table-cell>
          <table:table-cell office:value-type="float" office:value="1.73038472087047" calcext:value-type="float">
            <text:p>1,73038472087047</text:p>
          </table:table-cell>
          <table:table-cell office:value-type="float" office:value="1.498511" calcext:value-type="float">
            <text:p>1,498511</text:p>
          </table:table-cell>
          <table:table-cell office:value-type="float" office:value="-0.231873720870469" calcext:value-type="float">
            <text:p>-0,231873720870469</text:p>
          </table:table-cell>
          <table:table-cell table:number-columns-repeated="3"/>
        </table:table-row>
        <table:table-row table:style-name="ro1">
          <table:table-cell office:value-type="float" office:value="0.846" calcext:value-type="float">
            <text:p>0,846</text:p>
          </table:table-cell>
          <table:table-cell office:value-type="float" office:value="0.5768" calcext:value-type="float">
            <text:p>0,5768</text:p>
          </table:table-cell>
          <table:table-cell office:value-type="float" office:value="1.592817" calcext:value-type="float">
            <text:p>1,592817</text:p>
          </table:table-cell>
          <table:table-cell office:value-type="float" office:value="6.317307" calcext:value-type="float">
            <text:p>6,317307</text:p>
          </table:table-cell>
          <table:table-cell table:formula="of:=[.C65]-[.A65]" office:value-type="float" office:value="0.746817" calcext:value-type="float">
            <text:p>0,746817</text:p>
          </table:table-cell>
          <table:table-cell table:number-columns-repeated="15"/>
          <table:table-cell office:value-type="float" office:value="1.0247" calcext:value-type="float">
            <text:p>1,0247</text:p>
          </table:table-cell>
          <table:table-cell office:value-type="float" office:value="1.73403776747227" calcext:value-type="float">
            <text:p>1,73403776747227</text:p>
          </table:table-cell>
          <table:table-cell office:value-type="float" office:value="1.699221" calcext:value-type="float">
            <text:p>1,699221</text:p>
          </table:table-cell>
          <table:table-cell office:value-type="float" office:value="-0.0348167674722744" calcext:value-type="float">
            <text:p>-0,0348167674722744</text:p>
          </table:table-cell>
          <table:table-cell table:number-columns-repeated="3"/>
        </table:table-row>
        <table:table-row table:style-name="ro1">
          <table:table-cell office:value-type="float" office:value="1.2291" calcext:value-type="float">
            <text:p>1,2291</text:p>
          </table:table-cell>
          <table:table-cell office:value-type="float" office:value="0.8649" calcext:value-type="float">
            <text:p>0,8649</text:p>
          </table:table-cell>
          <table:table-cell office:value-type="float" office:value="1.85457" calcext:value-type="float">
            <text:p>1,85457</text:p>
          </table:table-cell>
          <table:table-cell office:value-type="float" office:value="6.105991" calcext:value-type="float">
            <text:p>6,105991</text:p>
          </table:table-cell>
          <table:table-cell table:formula="of:=[.C66]-[.A66]" office:value-type="float" office:value="0.62547" calcext:value-type="float">
            <text:p>0,62547</text:p>
          </table:table-cell>
          <table:table-cell table:number-columns-repeated="15"/>
          <table:table-cell office:value-type="float" office:value="1.2065" calcext:value-type="float">
            <text:p>1,2065</text:p>
          </table:table-cell>
          <table:table-cell office:value-type="float" office:value="1.762178609515" calcext:value-type="float">
            <text:p>1,762178609515</text:p>
          </table:table-cell>
          <table:table-cell office:value-type="float" office:value="1.748113" calcext:value-type="float">
            <text:p>1,748113</text:p>
          </table:table-cell>
          <table:table-cell office:value-type="float" office:value="-0.0140656095149967" calcext:value-type="float">
            <text:p>-0,0140656095149967</text:p>
          </table:table-cell>
          <table:table-cell table:number-columns-repeated="3"/>
        </table:table-row>
        <table:table-row table:style-name="ro1">
          <table:table-cell office:value-type="float" office:value="1.2543" calcext:value-type="float">
            <text:p>1,2543</text:p>
          </table:table-cell>
          <table:table-cell office:value-type="float" office:value="0.7765" calcext:value-type="float">
            <text:p>0,7765</text:p>
          </table:table-cell>
          <table:table-cell office:value-type="float" office:value="1.813031" calcext:value-type="float">
            <text:p>1,813031</text:p>
          </table:table-cell>
          <table:table-cell office:value-type="float" office:value="6.208696" calcext:value-type="float">
            <text:p>6,208696</text:p>
          </table:table-cell>
          <table:table-cell table:formula="of:=[.C67]-[.A67]" office:value-type="float" office:value="0.558731" calcext:value-type="float">
            <text:p>0,558731</text:p>
          </table:table-cell>
          <table:table-cell table:number-columns-repeated="15"/>
          <table:table-cell office:value-type="float" office:value="1.4549" calcext:value-type="float">
            <text:p>1,4549</text:p>
          </table:table-cell>
          <table:table-cell office:value-type="float" office:value="1.8006284729001" calcext:value-type="float">
            <text:p>1,8006284729001</text:p>
          </table:table-cell>
          <table:table-cell office:value-type="float" office:value="1.672732" calcext:value-type="float">
            <text:p>1,672732</text:p>
          </table:table-cell>
          <table:table-cell office:value-type="float" office:value="-0.127896472900102" calcext:value-type="float">
            <text:p>-0,127896472900102</text:p>
          </table:table-cell>
          <table:table-cell table:number-columns-repeated="3"/>
        </table:table-row>
        <table:table-row table:style-name="ro1">
          <table:table-cell office:value-type="float" office:value="1.1388" calcext:value-type="float">
            <text:p>1,1388</text:p>
          </table:table-cell>
          <table:table-cell office:value-type="float" office:value="0.7922" calcext:value-type="float">
            <text:p>0,7922</text:p>
          </table:table-cell>
          <table:table-cell office:value-type="float" office:value="1.660977" calcext:value-type="float">
            <text:p>1,660977</text:p>
          </table:table-cell>
          <table:table-cell office:value-type="float" office:value="6.017937" calcext:value-type="float">
            <text:p>6,017937</text:p>
          </table:table-cell>
          <table:table-cell table:formula="of:=[.C68]-[.A68]" office:value-type="float" office:value="0.522177" calcext:value-type="float">
            <text:p>0,522177</text:p>
          </table:table-cell>
          <table:table-cell table:number-columns-repeated="15"/>
          <table:table-cell office:value-type="float" office:value="1.0535" calcext:value-type="float">
            <text:p>1,0535</text:p>
          </table:table-cell>
          <table:table-cell office:value-type="float" office:value="1.73849572264736" calcext:value-type="float">
            <text:p>1,73849572264736</text:p>
          </table:table-cell>
          <table:table-cell office:value-type="float" office:value="1.901064" calcext:value-type="float">
            <text:p>1,901064</text:p>
          </table:table-cell>
          <table:table-cell office:value-type="float" office:value="0.162568277352641" calcext:value-type="float">
            <text:p>0,162568277352641</text:p>
          </table:table-cell>
          <table:table-cell table:number-columns-repeated="3"/>
        </table:table-row>
        <table:table-row table:style-name="ro1">
          <table:table-cell office:value-type="float" office:value="1.0387" calcext:value-type="float">
            <text:p>1,0387</text:p>
          </table:table-cell>
          <table:table-cell office:value-type="float" office:value="0.661" calcext:value-type="float">
            <text:p>0,661</text:p>
          </table:table-cell>
          <table:table-cell office:value-type="float" office:value="1.824048" calcext:value-type="float">
            <text:p>1,824048</text:p>
          </table:table-cell>
          <table:table-cell office:value-type="float" office:value="5.486607" calcext:value-type="float">
            <text:p>5,486607</text:p>
          </table:table-cell>
          <table:table-cell table:formula="of:=[.C69]-[.A69]" office:value-type="float" office:value="0.785348" calcext:value-type="float">
            <text:p>0,785348</text:p>
          </table:table-cell>
          <table:table-cell table:number-columns-repeated="15"/>
          <table:table-cell office:value-type="float" office:value="1.7585" calcext:value-type="float">
            <text:p>1,7585</text:p>
          </table:table-cell>
          <table:table-cell office:value-type="float" office:value="1.84762275037079" calcext:value-type="float">
            <text:p>1,84762275037079</text:p>
          </table:table-cell>
          <table:table-cell office:value-type="float" office:value="1.65929" calcext:value-type="float">
            <text:p>1,65929</text:p>
          </table:table-cell>
          <table:table-cell office:value-type="float" office:value="-0.188332750370787" calcext:value-type="float">
            <text:p>-0,188332750370787</text:p>
          </table:table-cell>
          <table:table-cell table:number-columns-repeated="3"/>
        </table:table-row>
        <table:table-row table:style-name="ro1">
          <table:table-cell office:value-type="float" office:value="1.4401" calcext:value-type="float">
            <text:p>1,4401</text:p>
          </table:table-cell>
          <table:table-cell office:value-type="float" office:value="0.9819" calcext:value-type="float">
            <text:p>0,9819</text:p>
          </table:table-cell>
          <table:table-cell office:value-type="float" office:value="1.622811" calcext:value-type="float">
            <text:p>1,622811</text:p>
          </table:table-cell>
          <table:table-cell office:value-type="float" office:value="6.061475" calcext:value-type="float">
            <text:p>6,061475</text:p>
          </table:table-cell>
          <table:table-cell table:formula="of:=[.C70]-[.A70]" office:value-type="float" office:value="0.182711" calcext:value-type="float">
            <text:p>0,182711</text:p>
          </table:table-cell>
          <table:table-cell table:number-columns-repeated="15"/>
          <table:table-cell office:value-type="float" office:value="1.4113" calcext:value-type="float">
            <text:p>1,4113</text:p>
          </table:table-cell>
          <table:table-cell office:value-type="float" office:value="1.79387962409338" calcext:value-type="float">
            <text:p>1,79387962409338</text:p>
          </table:table-cell>
          <table:table-cell office:value-type="float" office:value="1.542843" calcext:value-type="float">
            <text:p>1,542843</text:p>
          </table:table-cell>
          <table:table-cell office:value-type="float" office:value="-0.251036624093377" calcext:value-type="float">
            <text:p>-0,251036624093377</text:p>
          </table:table-cell>
          <table:table-cell table:number-columns-repeated="3"/>
        </table:table-row>
        <table:table-row table:style-name="ro1">
          <table:table-cell office:value-type="float" office:value="1.3059" calcext:value-type="float">
            <text:p>1,3059</text:p>
          </table:table-cell>
          <table:table-cell office:value-type="float" office:value="0.8706" calcext:value-type="float">
            <text:p>0,8706</text:p>
          </table:table-cell>
          <table:table-cell office:value-type="float" office:value="1.614061" calcext:value-type="float">
            <text:p>1,614061</text:p>
          </table:table-cell>
          <table:table-cell office:value-type="float" office:value="5.702222" calcext:value-type="float">
            <text:p>5,702222</text:p>
          </table:table-cell>
          <table:table-cell table:formula="of:=[.C71]-[.A71]" office:value-type="float" office:value="0.308161" calcext:value-type="float">
            <text:p>0,308161</text:p>
          </table:table-cell>
          <table:table-cell table:number-columns-repeated="15"/>
          <table:table-cell office:value-type="float" office:value="1.234" calcext:value-type="float">
            <text:p>1,234</text:p>
          </table:table-cell>
          <table:table-cell office:value-type="float" office:value="1.76643533754676" calcext:value-type="float">
            <text:p>1,76643533754676</text:p>
          </table:table-cell>
          <table:table-cell office:value-type="float" office:value="1.910368" calcext:value-type="float">
            <text:p>1,910368</text:p>
          </table:table-cell>
          <table:table-cell office:value-type="float" office:value="0.143932662453238" calcext:value-type="float">
            <text:p>0,143932662453238</text:p>
          </table:table-cell>
          <table:table-cell table:number-columns-repeated="3"/>
        </table:table-row>
        <table:table-row table:style-name="ro1">
          <table:table-cell office:value-type="float" office:value="1.1369" calcext:value-type="float">
            <text:p>1,1369</text:p>
          </table:table-cell>
          <table:table-cell office:value-type="float" office:value="0.6821" calcext:value-type="float">
            <text:p>0,6821</text:p>
          </table:table-cell>
          <table:table-cell office:value-type="float" office:value="1.886093" calcext:value-type="float">
            <text:p>1,886093</text:p>
          </table:table-cell>
          <table:table-cell office:value-type="float" office:value="6.38565" calcext:value-type="float">
            <text:p>6,38565</text:p>
          </table:table-cell>
          <table:table-cell table:formula="of:=[.C72]-[.A72]" office:value-type="float" office:value="0.749193" calcext:value-type="float">
            <text:p>0,749193</text:p>
          </table:table-cell>
          <table:table-cell table:number-columns-repeated="15"/>
          <table:table-cell office:value-type="float" office:value="0.9995" calcext:value-type="float">
            <text:p>0,9995</text:p>
          </table:table-cell>
          <table:table-cell office:value-type="float" office:value="1.73013705669408" calcext:value-type="float">
            <text:p>1,73013705669408</text:p>
          </table:table-cell>
          <table:table-cell office:value-type="float" office:value="1.870411" calcext:value-type="float">
            <text:p>1,870411</text:p>
          </table:table-cell>
          <table:table-cell office:value-type="float" office:value="0.140273943305925" calcext:value-type="float">
            <text:p>0,140273943305925</text:p>
          </table:table-cell>
          <table:table-cell table:number-columns-repeated="3"/>
        </table:table-row>
        <table:table-row table:style-name="ro1">
          <table:table-cell office:value-type="float" office:value="0.8648" calcext:value-type="float">
            <text:p>0,8648</text:p>
          </table:table-cell>
          <table:table-cell office:value-type="float" office:value="0.7001" calcext:value-type="float">
            <text:p>0,7001</text:p>
          </table:table-cell>
          <table:table-cell office:value-type="float" office:value="1.802066" calcext:value-type="float">
            <text:p>1,802066</text:p>
          </table:table-cell>
          <table:table-cell office:value-type="float" office:value="5.815166" calcext:value-type="float">
            <text:p>5,815166</text:p>
          </table:table-cell>
          <table:table-cell table:formula="of:=[.C73]-[.A73]" office:value-type="float" office:value="0.937266" calcext:value-type="float">
            <text:p>0,937266</text:p>
          </table:table-cell>
          <table:table-cell table:number-columns-repeated="15"/>
          <table:table-cell office:value-type="float" office:value="1.925" calcext:value-type="float">
            <text:p>1,925</text:p>
          </table:table-cell>
          <table:table-cell office:value-type="float" office:value="1.87339530372674" calcext:value-type="float">
            <text:p>1,87339530372674</text:p>
          </table:table-cell>
          <table:table-cell office:value-type="float" office:value="1.641894" calcext:value-type="float">
            <text:p>1,641894</text:p>
          </table:table-cell>
          <table:table-cell office:value-type="float" office:value="-0.231501303726745" calcext:value-type="float">
            <text:p>-0,231501303726745</text:p>
          </table:table-cell>
          <table:table-cell table:number-columns-repeated="3"/>
        </table:table-row>
        <table:table-row table:style-name="ro1">
          <table:table-cell office:value-type="float" office:value="1.1972" calcext:value-type="float">
            <text:p>1,1972</text:p>
          </table:table-cell>
          <table:table-cell office:value-type="float" office:value="0.7808" calcext:value-type="float">
            <text:p>0,7808</text:p>
          </table:table-cell>
          <table:table-cell office:value-type="float" office:value="1.727159" calcext:value-type="float">
            <text:p>1,727159</text:p>
          </table:table-cell>
          <table:table-cell office:value-type="float" office:value="6.363158" calcext:value-type="float">
            <text:p>6,363158</text:p>
          </table:table-cell>
          <table:table-cell table:formula="of:=[.C74]-[.A74]" office:value-type="float" office:value="0.529959" calcext:value-type="float">
            <text:p>0,529959</text:p>
          </table:table-cell>
          <table:table-cell table:number-columns-repeated="15"/>
          <table:table-cell office:value-type="float" office:value="1.8381" calcext:value-type="float">
            <text:p>1,8381</text:p>
          </table:table-cell>
          <table:table-cell office:value-type="float" office:value="1.85994404314637" calcext:value-type="float">
            <text:p>1,85994404314637</text:p>
          </table:table-cell>
          <table:table-cell office:value-type="float" office:value="1.720886" calcext:value-type="float">
            <text:p>1,720886</text:p>
          </table:table-cell>
          <table:table-cell office:value-type="float" office:value="-0.139058043146368" calcext:value-type="float">
            <text:p>-0,139058043146368</text:p>
          </table:table-cell>
          <table:table-cell table:number-columns-repeated="3"/>
        </table:table-row>
        <table:table-row table:style-name="ro1">
          <table:table-cell office:value-type="float" office:value="1.0965" calcext:value-type="float">
            <text:p>1,0965</text:p>
          </table:table-cell>
          <table:table-cell office:value-type="float" office:value="0.7428" calcext:value-type="float">
            <text:p>0,7428</text:p>
          </table:table-cell>
          <table:table-cell office:value-type="float" office:value="1.53151" calcext:value-type="float">
            <text:p>1,53151</text:p>
          </table:table-cell>
          <table:table-cell office:value-type="float" office:value="6.168889" calcext:value-type="float">
            <text:p>6,168889</text:p>
          </table:table-cell>
          <table:table-cell table:formula="of:=[.C75]-[.A75]" office:value-type="float" office:value="0.43501" calcext:value-type="float">
            <text:p>0,43501</text:p>
          </table:table-cell>
          <table:table-cell table:number-columns-repeated="15"/>
          <table:table-cell office:value-type="float" office:value="0.98" calcext:value-type="float">
            <text:p>0,98</text:p>
          </table:table-cell>
          <table:table-cell office:value-type="float" office:value="1.72711864954428" calcext:value-type="float">
            <text:p>1,72711864954428</text:p>
          </table:table-cell>
          <table:table-cell office:value-type="float" office:value="1.833774" calcext:value-type="float">
            <text:p>1,833774</text:p>
          </table:table-cell>
          <table:table-cell office:value-type="float" office:value="0.106655350455722" calcext:value-type="float">
            <text:p>0,106655350455722</text:p>
          </table:table-cell>
          <table:table-cell table:number-columns-repeated="3"/>
        </table:table-row>
        <table:table-row table:style-name="ro1">
          <table:table-cell office:value-type="float" office:value="1.493" calcext:value-type="float">
            <text:p>1,493</text:p>
          </table:table-cell>
          <table:table-cell office:value-type="float" office:value="0.7742" calcext:value-type="float">
            <text:p>0,7742</text:p>
          </table:table-cell>
          <table:table-cell office:value-type="float" office:value="1.599011" calcext:value-type="float">
            <text:p>1,599011</text:p>
          </table:table-cell>
          <table:table-cell office:value-type="float" office:value="6.518182" calcext:value-type="float">
            <text:p>6,518182</text:p>
          </table:table-cell>
          <table:table-cell table:formula="of:=[.C76]-[.A76]" office:value-type="float" office:value="0.106011" calcext:value-type="float">
            <text:p>0,106011</text:p>
          </table:table-cell>
          <table:table-cell table:number-columns-repeated="15"/>
          <table:table-cell office:value-type="float" office:value="1.1778" calcext:value-type="float">
            <text:p>1,1778</text:p>
          </table:table-cell>
          <table:table-cell office:value-type="float" office:value="1.75773613335094" calcext:value-type="float">
            <text:p>1,75773613335094</text:p>
          </table:table-cell>
          <table:table-cell office:value-type="float" office:value="1.734513" calcext:value-type="float">
            <text:p>1,734513</text:p>
          </table:table-cell>
          <table:table-cell office:value-type="float" office:value="-0.0232231333509365" calcext:value-type="float">
            <text:p>-0,0232231333509365</text:p>
          </table:table-cell>
          <table:table-cell table:number-columns-repeated="3"/>
        </table:table-row>
        <table:table-row table:style-name="ro1">
          <table:table-cell office:value-type="float" office:value="1.1264" calcext:value-type="float">
            <text:p>1,1264</text:p>
          </table:table-cell>
          <table:table-cell office:value-type="float" office:value="0.7509" calcext:value-type="float">
            <text:p>0,7509</text:p>
          </table:table-cell>
          <table:table-cell office:value-type="float" office:value="1.850273" calcext:value-type="float">
            <text:p>1,850273</text:p>
          </table:table-cell>
          <table:table-cell office:value-type="float" office:value="5.725888" calcext:value-type="float">
            <text:p>5,725888</text:p>
          </table:table-cell>
          <table:table-cell table:formula="of:=[.C77]-[.A77]" office:value-type="float" office:value="0.723873" calcext:value-type="float">
            <text:p>0,723873</text:p>
          </table:table-cell>
          <table:table-cell table:number-columns-repeated="15"/>
          <table:table-cell office:value-type="float" office:value="0.8371" calcext:value-type="float">
            <text:p>0,8371</text:p>
          </table:table-cell>
          <table:table-cell office:value-type="float" office:value="1.70499914279013" calcext:value-type="float">
            <text:p>1,70499914279013</text:p>
          </table:table-cell>
          <table:table-cell office:value-type="float" office:value="1.639021" calcext:value-type="float">
            <text:p>1,639021</text:p>
          </table:table-cell>
          <table:table-cell office:value-type="float" office:value="-0.0659781427901256" calcext:value-type="float">
            <text:p>-0,0659781427901256</text:p>
          </table:table-cell>
          <table:table-cell table:number-columns-repeated="3"/>
        </table:table-row>
        <table:table-row table:style-name="ro1">
          <table:table-cell office:value-type="float" office:value="1.5088" calcext:value-type="float">
            <text:p>1,5088</text:p>
          </table:table-cell>
          <table:table-cell office:value-type="float" office:value="0.8801" calcext:value-type="float">
            <text:p>0,8801</text:p>
          </table:table-cell>
          <table:table-cell office:value-type="float" office:value="1.661899" calcext:value-type="float">
            <text:p>1,661899</text:p>
          </table:table-cell>
          <table:table-cell office:value-type="float" office:value="5.950495" calcext:value-type="float">
            <text:p>5,950495</text:p>
          </table:table-cell>
          <table:table-cell table:formula="of:=[.C78]-[.A78]" office:value-type="float" office:value="0.153099" calcext:value-type="float">
            <text:p>0,153099</text:p>
          </table:table-cell>
          <table:table-cell table:number-columns-repeated="15"/>
          <table:table-cell office:value-type="float" office:value="1.6864" calcext:value-type="float">
            <text:p>1,6864</text:p>
          </table:table-cell>
          <table:table-cell office:value-type="float" office:value="1.83646238342205" calcext:value-type="float">
            <text:p>1,83646238342205</text:p>
          </table:table-cell>
          <table:table-cell office:value-type="float" office:value="3.042011" calcext:value-type="float">
            <text:p>3,042011</text:p>
          </table:table-cell>
          <table:table-cell office:value-type="float" office:value="1.20554861657795" calcext:value-type="float">
            <text:p>1,20554861657795</text:p>
          </table:table-cell>
          <table:table-cell table:number-columns-repeated="3"/>
        </table:table-row>
        <table:table-row table:style-name="ro1">
          <table:table-cell office:value-type="float" office:value="1.376" calcext:value-type="float">
            <text:p>1,376</text:p>
          </table:table-cell>
          <table:table-cell office:value-type="float" office:value="0.9174" calcext:value-type="float">
            <text:p>0,9174</text:p>
          </table:table-cell>
          <table:table-cell office:value-type="float" office:value="1.753806" calcext:value-type="float">
            <text:p>1,753806</text:p>
          </table:table-cell>
          <table:table-cell office:value-type="float" office:value="6.008969" calcext:value-type="float">
            <text:p>6,008969</text:p>
          </table:table-cell>
          <table:table-cell table:formula="of:=[.C79]-[.A79]" office:value-type="float" office:value="0.377806" calcext:value-type="float">
            <text:p>0,377806</text:p>
          </table:table-cell>
          <table:table-cell table:number-columns-repeated="15"/>
          <table:table-cell office:value-type="float" office:value="1.0332" calcext:value-type="float">
            <text:p>1,0332</text:p>
          </table:table-cell>
          <table:table-cell office:value-type="float" office:value="1.73535348340937" calcext:value-type="float">
            <text:p>1,73535348340937</text:p>
          </table:table-cell>
          <table:table-cell office:value-type="float" office:value="1.716221" calcext:value-type="float">
            <text:p>1,716221</text:p>
          </table:table-cell>
          <table:table-cell office:value-type="float" office:value="-0.0191324834093656" calcext:value-type="float">
            <text:p>-0,0191324834093656</text:p>
          </table:table-cell>
          <table:table-cell table:number-columns-repeated="3"/>
        </table:table-row>
        <table:table-row table:style-name="ro1">
          <table:table-cell office:value-type="float" office:value="1.9648" calcext:value-type="float">
            <text:p>1,9648</text:p>
          </table:table-cell>
          <table:table-cell office:value-type="float" office:value="0.9169" calcext:value-type="float">
            <text:p>0,9169</text:p>
          </table:table-cell>
          <table:table-cell office:value-type="float" office:value="1.739178" calcext:value-type="float">
            <text:p>1,739178</text:p>
          </table:table-cell>
          <table:table-cell office:value-type="float" office:value="6.20548" calcext:value-type="float">
            <text:p>6,20548</text:p>
          </table:table-cell>
          <table:table-cell table:formula="of:=[.C80]-[.A80]" office:value-type="float" office:value="-0.225622" calcext:value-type="float">
            <text:p>-0,225622</text:p>
          </table:table-cell>
          <table:table-cell table:number-columns-repeated="15"/>
          <table:table-cell office:value-type="float" office:value="0.9506" calcext:value-type="float">
            <text:p>0,9506</text:p>
          </table:table-cell>
          <table:table-cell office:value-type="float" office:value="1.72256782030305" calcext:value-type="float">
            <text:p>1,72256782030305</text:p>
          </table:table-cell>
          <table:table-cell office:value-type="float" office:value="1.991258" calcext:value-type="float">
            <text:p>1,991258</text:p>
          </table:table-cell>
          <table:table-cell office:value-type="float" office:value="0.268690179696954" calcext:value-type="float">
            <text:p>0,268690179696954</text:p>
          </table:table-cell>
          <table:table-cell table:number-columns-repeated="3"/>
        </table:table-row>
        <table:table-row table:style-name="ro1">
          <table:table-cell office:value-type="float" office:value="1.1112" calcext:value-type="float">
            <text:p>1,1112</text:p>
          </table:table-cell>
          <table:table-cell office:value-type="float" office:value="0.773" calcext:value-type="float">
            <text:p>0,773</text:p>
          </table:table-cell>
          <table:table-cell office:value-type="float" office:value="1.541684" calcext:value-type="float">
            <text:p>1,541684</text:p>
          </table:table-cell>
          <table:table-cell office:value-type="float" office:value="6.162791" calcext:value-type="float">
            <text:p>6,162791</text:p>
          </table:table-cell>
          <table:table-cell table:formula="of:=[.C81]-[.A81]" office:value-type="float" office:value="0.430484" calcext:value-type="float">
            <text:p>0,430484</text:p>
          </table:table-cell>
          <table:table-cell table:number-columns-repeated="15"/>
          <table:table-cell office:value-type="float" office:value="1.1205" calcext:value-type="float">
            <text:p>1,1205</text:p>
          </table:table-cell>
          <table:table-cell office:value-type="float" office:value="1.74886666003384" calcext:value-type="float">
            <text:p>1,74886666003384</text:p>
          </table:table-cell>
          <table:table-cell office:value-type="float" office:value="1.820832" calcext:value-type="float">
            <text:p>1,820832</text:p>
          </table:table-cell>
          <table:table-cell office:value-type="float" office:value="0.0719653399661591" calcext:value-type="float">
            <text:p>0,0719653399661591</text:p>
          </table:table-cell>
          <table:table-cell table:number-columns-repeated="3"/>
        </table:table-row>
        <table:table-row table:style-name="ro1">
          <table:table-cell office:value-type="float" office:value="1.605" calcext:value-type="float">
            <text:p>1,605</text:p>
          </table:table-cell>
          <table:table-cell office:value-type="float" office:value="0.8025" calcext:value-type="float">
            <text:p>0,8025</text:p>
          </table:table-cell>
          <table:table-cell office:value-type="float" office:value="1.660238" calcext:value-type="float">
            <text:p>1,660238</text:p>
          </table:table-cell>
          <table:table-cell office:value-type="float" office:value="5.659389" calcext:value-type="float">
            <text:p>5,659389</text:p>
          </table:table-cell>
          <table:table-cell table:formula="of:=[.C82]-[.A82]" office:value-type="float" office:value="0.0552380000000001" calcext:value-type="float">
            <text:p>0,0552380000000001</text:p>
          </table:table-cell>
          <table:table-cell table:number-columns-repeated="15"/>
          <table:table-cell office:value-type="float" office:value="1.2614" calcext:value-type="float">
            <text:p>1,2614</text:p>
          </table:table-cell>
          <table:table-cell office:value-type="float" office:value="1.7706765865675" calcext:value-type="float">
            <text:p>1,7706765865675</text:p>
          </table:table-cell>
          <table:table-cell office:value-type="float" office:value="1.816299" calcext:value-type="float">
            <text:p>1,816299</text:p>
          </table:table-cell>
          <table:table-cell office:value-type="float" office:value="0.0456224134324983" calcext:value-type="float">
            <text:p>0,0456224134324983</text:p>
          </table:table-cell>
          <table:table-cell table:number-columns-repeated="3"/>
        </table:table-row>
        <table:table-row table:style-name="ro1">
          <table:table-cell office:value-type="float" office:value="1.6034" calcext:value-type="float">
            <text:p>1,6034</text:p>
          </table:table-cell>
          <table:table-cell office:value-type="float" office:value="0.9162" calcext:value-type="float">
            <text:p>0,9162</text:p>
          </table:table-cell>
          <table:table-cell office:value-type="float" office:value="1.719068" calcext:value-type="float">
            <text:p>1,719068</text:p>
          </table:table-cell>
          <table:table-cell office:value-type="float" office:value="5.961373" calcext:value-type="float">
            <text:p>5,961373</text:p>
          </table:table-cell>
          <table:table-cell table:formula="of:=[.C83]-[.A83]" office:value-type="float" office:value="0.115668" calcext:value-type="float">
            <text:p>0,115668</text:p>
          </table:table-cell>
          <table:table-cell table:number-columns-repeated="15"/>
          <table:table-cell office:value-type="float" office:value="1.1096" calcext:value-type="float">
            <text:p>1,1096</text:p>
          </table:table-cell>
          <table:table-cell office:value-type="float" office:value="1.74717944783216" calcext:value-type="float">
            <text:p>1,74717944783216</text:p>
          </table:table-cell>
          <table:table-cell office:value-type="float" office:value="1.674919" calcext:value-type="float">
            <text:p>1,674919</text:p>
          </table:table-cell>
          <table:table-cell office:value-type="float" office:value="-0.0722604478321596" calcext:value-type="float">
            <text:p>-0,0722604478321596</text:p>
          </table:table-cell>
          <table:table-cell table:number-columns-repeated="3"/>
        </table:table-row>
        <table:table-row table:style-name="ro1">
          <table:table-cell office:value-type="float" office:value="1.3149" calcext:value-type="float">
            <text:p>1,3149</text:p>
          </table:table-cell>
          <table:table-cell office:value-type="float" office:value="0.5563" calcext:value-type="float">
            <text:p>0,5563</text:p>
          </table:table-cell>
          <table:table-cell office:value-type="float" office:value="1.76572" calcext:value-type="float">
            <text:p>1,76572</text:p>
          </table:table-cell>
          <table:table-cell office:value-type="float" office:value="6.796537" calcext:value-type="float">
            <text:p>6,796537</text:p>
          </table:table-cell>
          <table:table-cell table:formula="of:=[.C84]-[.A84]" office:value-type="float" office:value="0.45082" calcext:value-type="float">
            <text:p>0,45082</text:p>
          </table:table-cell>
          <table:table-cell table:number-columns-repeated="15"/>
          <table:table-cell office:value-type="float" office:value="1.0025" calcext:value-type="float">
            <text:p>1,0025</text:p>
          </table:table-cell>
          <table:table-cell office:value-type="float" office:value="1.73060142702481" calcext:value-type="float">
            <text:p>1,73060142702481</text:p>
          </table:table-cell>
          <table:table-cell office:value-type="float" office:value="1.862003" calcext:value-type="float">
            <text:p>1,862003</text:p>
          </table:table-cell>
          <table:table-cell office:value-type="float" office:value="0.131401572975187" calcext:value-type="float">
            <text:p>0,131401572975187</text:p>
          </table:table-cell>
          <table:table-cell table:number-columns-repeated="3"/>
        </table:table-row>
        <table:table-row table:style-name="ro2">
          <table:table-cell office:value-type="float" office:value="1.0788" calcext:value-type="float">
            <text:p>1,0788</text:p>
          </table:table-cell>
          <table:table-cell office:value-type="float" office:value="0.6406" calcext:value-type="float">
            <text:p>0,6406</text:p>
          </table:table-cell>
          <table:table-cell office:value-type="float" office:value="1.867142" calcext:value-type="float">
            <text:p>1,867142</text:p>
          </table:table-cell>
          <table:table-cell office:value-type="float" office:value="7.008811" calcext:value-type="float">
            <text:p>7,008811</text:p>
          </table:table-cell>
          <table:table-cell table:formula="of:=[.C85]-[.A85]" office:value-type="float" office:value="0.788342" calcext:value-type="float">
            <text:p>0,788342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 table:number-columns-repeated="6"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/>
          <table:table-cell office:value-type="float" office:value="1.7029" calcext:value-type="float">
            <text:p>1,7029</text:p>
          </table:table-cell>
          <table:table-cell office:value-type="float" office:value="1.83901642024111" calcext:value-type="float">
            <text:p>1,83901642024111</text:p>
          </table:table-cell>
          <table:table-cell office:value-type="float" office:value="1.876315" calcext:value-type="float">
            <text:p>1,876315</text:p>
          </table:table-cell>
          <table:table-cell office:value-type="float" office:value="0.037298579758891" calcext:value-type="float">
            <text:p>0,037298579758891</text:p>
          </table:table-cell>
          <table:table-cell table:number-columns-repeated="3"/>
        </table:table-row>
        <table:table-row table:style-name="ro1">
          <table:table-cell office:value-type="float" office:value="1.9085" calcext:value-type="float">
            <text:p>1,9085</text:p>
          </table:table-cell>
          <table:table-cell office:value-type="float" office:value="0.9542" calcext:value-type="float">
            <text:p>0,9542</text:p>
          </table:table-cell>
          <table:table-cell office:value-type="float" office:value="1.673681" calcext:value-type="float">
            <text:p>1,673681</text:p>
          </table:table-cell>
          <table:table-cell office:value-type="float" office:value="5.934783" calcext:value-type="float">
            <text:p>5,934783</text:p>
          </table:table-cell>
          <table:table-cell table:formula="of:=[.C86]-[.A86]" office:value-type="float" office:value="-0.234819" calcext:value-type="float">
            <text:p>-0,234819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  <table:table-cell office:value-type="string" calcext:value-type="string">
            <text:p>Column 1</text:p>
          </table:table-cell>
          <table:table-cell table:formula="of:=CORREL([$results_sudoku_evaluated.$A$1:.$A$99]; [$results_sudoku_evaluated.$A$1:.$A$99])" office:value-type="float" office:value="1" calcext:value-type="float">
            <text:p>1</text:p>
          </table:table-cell>
          <table:table-cell table:number-columns-repeated="4"/>
          <table:table-cell office:value-type="float" office:value="1.221" calcext:value-type="float">
            <text:p>1,221</text:p>
          </table:table-cell>
          <table:table-cell office:value-type="float" office:value="1.76442306611356" calcext:value-type="float">
            <text:p>1,76442306611356</text:p>
          </table:table-cell>
          <table:table-cell office:value-type="float" office:value="1.640866" calcext:value-type="float">
            <text:p>1,640866</text:p>
          </table:table-cell>
          <table:table-cell office:value-type="float" office:value="-0.123557066113564" calcext:value-type="float">
            <text:p>-0,123557066113564</text:p>
          </table:table-cell>
          <table:table-cell table:number-columns-repeated="3"/>
        </table:table-row>
        <table:table-row table:style-name="ro1">
          <table:table-cell office:value-type="float" office:value="1.1852" calcext:value-type="float">
            <text:p>1,1852</text:p>
          </table:table-cell>
          <table:table-cell office:value-type="float" office:value="0.773" calcext:value-type="float">
            <text:p>0,773</text:p>
          </table:table-cell>
          <table:table-cell office:value-type="float" office:value="1.511241" calcext:value-type="float">
            <text:p>1,511241</text:p>
          </table:table-cell>
          <table:table-cell office:value-type="float" office:value="6.397129" calcext:value-type="float">
            <text:p>6,397129</text:p>
          </table:table-cell>
          <table:table-cell table:formula="of:=[.C87]-[.A87]" office:value-type="float" office:value="0.326041" calcext:value-type="float">
            <text:p>0,326041</text:p>
          </table:table-cell>
          <table:table-cell table:number-columns-repeated="9"/>
          <table:table-cell office:value-type="string" calcext:value-type="string">
            <text:p>Column 2</text:p>
          </table:table-cell>
          <table:table-cell table:formula="of:=CORREL([$results_sudoku_evaluated.$A$1:.$A$99]; [$results_sudoku_evaluated.$B$1:.$B$99])" office:value-type="float" office:value="0.718413885996508" calcext:value-type="float">
            <text:p>0,718413885996508</text:p>
          </table:table-cell>
          <table:table-cell table:formula="of:=CORREL([$results_sudoku_evaluated.$B$1:.$B$99]; [$results_sudoku_evaluated.$B$1:.$B$99])" office:value-type="float" office:value="1" calcext:value-type="float">
            <text:p>1</text:p>
          </table:table-cell>
          <table:table-cell table:number-columns-repeated="3"/>
          <table:table-cell office:value-type="float" office:value="1.9567" calcext:value-type="float">
            <text:p>1,9567</text:p>
          </table:table-cell>
          <table:table-cell office:value-type="float" office:value="1.87830215022154" calcext:value-type="float">
            <text:p>1,87830215022154</text:p>
          </table:table-cell>
          <table:table-cell office:value-type="float" office:value="2.242113" calcext:value-type="float">
            <text:p>2,242113</text:p>
          </table:table-cell>
          <table:table-cell office:value-type="float" office:value="0.363810849778457" calcext:value-type="float">
            <text:p>0,363810849778457</text:p>
          </table:table-cell>
          <table:table-cell table:number-columns-repeated="3"/>
        </table:table-row>
        <table:table-row table:style-name="ro1">
          <table:table-cell office:value-type="float" office:value="1.6444" calcext:value-type="float">
            <text:p>1,6444</text:p>
          </table:table-cell>
          <table:table-cell office:value-type="float" office:value="0.8222" calcext:value-type="float">
            <text:p>0,8222</text:p>
          </table:table-cell>
          <table:table-cell office:value-type="float" office:value="1.691182" calcext:value-type="float">
            <text:p>1,691182</text:p>
          </table:table-cell>
          <table:table-cell office:value-type="float" office:value="5.905406" calcext:value-type="float">
            <text:p>5,905406</text:p>
          </table:table-cell>
          <table:table-cell table:formula="of:=[.C88]-[.A88]" office:value-type="float" office:value="0.0467819999999999" calcext:value-type="float">
            <text:p>0,0467819999999999</text:p>
          </table:table-cell>
          <table:table-cell table:number-columns-repeated="2"/>
          <table:table-cell office:value-type="string" calcext:value-type="string">
            <text:p>LINEST raw output</text:p>
          </table:table-cell>
          <table:table-cell table:number-columns-repeated="6"/>
          <table:table-cell office:value-type="string" calcext:value-type="string">
            <text:p>Column 3</text:p>
          </table:table-cell>
          <table:table-cell table:formula="of:=CORREL([$results_sudoku_evaluated.$A$1:.$A$99]; [$results_sudoku_evaluated.$C$1:.$C$99])" office:value-type="float" office:value="0.195540310080873" calcext:value-type="float">
            <text:p>0,195540310080873</text:p>
          </table:table-cell>
          <table:table-cell table:formula="of:=CORREL([$results_sudoku_evaluated.$B$1:.$B$99]; [$results_sudoku_evaluated.$C$1:.$C$99])" office:value-type="float" office:value="0.240793912683219" calcext:value-type="float">
            <text:p>0,240793912683219</text:p>
          </table:table-cell>
          <table:table-cell table:formula="of:=CORREL([$results_sudoku_evaluated.$C$1:.$C$99]; [$results_sudoku_evaluated.$C$1:.$C$99])" office:value-type="float" office:value="1" calcext:value-type="float">
            <text:p>1</text:p>
          </table:table-cell>
          <table:table-cell table:number-columns-repeated="2"/>
          <table:table-cell office:value-type="float" office:value="1.1641" calcext:value-type="float">
            <text:p>1,1641</text:p>
          </table:table-cell>
          <table:table-cell office:value-type="float" office:value="1.75561550884057" calcext:value-type="float">
            <text:p>1,75561550884057</text:p>
          </table:table-cell>
          <table:table-cell office:value-type="float" office:value="1.777185" calcext:value-type="float">
            <text:p>1,777185</text:p>
          </table:table-cell>
          <table:table-cell office:value-type="float" office:value="0.0215694911594337" calcext:value-type="float">
            <text:p>0,0215694911594337</text:p>
          </table:table-cell>
          <table:table-cell table:number-columns-repeated="3"/>
        </table:table-row>
        <table:table-row table:style-name="ro1">
          <table:table-cell office:value-type="float" office:value="0.7975" calcext:value-type="float">
            <text:p>0,7975</text:p>
          </table:table-cell>
          <table:table-cell office:value-type="float" office:value="0.566" calcext:value-type="float">
            <text:p>0,566</text:p>
          </table:table-cell>
          <table:table-cell office:value-type="float" office:value="1.84292" calcext:value-type="float">
            <text:p>1,84292</text:p>
          </table:table-cell>
          <table:table-cell office:value-type="float" office:value="6.042056" calcext:value-type="float">
            <text:p>6,042056</text:p>
          </table:table-cell>
          <table:table-cell table:formula="of:=[.C89]-[.A89]" office:value-type="float" office:value="1.04542" calcext:value-type="float">
            <text:p>1,04542</text:p>
          </table:table-cell>
          <table:table-cell table:number-columns-repeated="2"/>
          <table:table-cell table:number-matrix-columns-spanned="2" table:number-matrix-rows-spanned="5" table:formula="of:=LINEST([.$C$2:.$C$99] ; [.$A$2:.$A$99] ; 1 ; 1)" office:value-type="float" office:value="0.154790110245996" calcext:value-type="float">
            <text:p>0,154790110245996</text:p>
          </table:table-cell>
          <table:table-cell office:value-type="float" office:value="1.5754243415032" calcext:value-type="float">
            <text:p>1,5754243415032</text:p>
          </table:table-cell>
          <table:table-cell table:number-columns-repeated="5"/>
          <table:table-cell office:value-type="string" calcext:value-type="string">
            <text:p>Column 4</text:p>
          </table:table-cell>
          <table:table-cell table:formula="of:=CORREL([$results_sudoku_evaluated.$A$1:.$A$99]; [$results_sudoku_evaluated.$D$1:.$D$99])" office:value-type="float" office:value="0.0180494997096874" calcext:value-type="float">
            <text:p>0,0180494997096874</text:p>
          </table:table-cell>
          <table:table-cell table:formula="of:=CORREL([$results_sudoku_evaluated.$B$1:.$B$99]; [$results_sudoku_evaluated.$D$1:.$D$99])" office:value-type="float" office:value="0.0752105207798881" calcext:value-type="float">
            <text:p>0,0752105207798881</text:p>
          </table:table-cell>
          <table:table-cell table:formula="of:=CORREL([$results_sudoku_evaluated.$C$1:.$C$99]; [$results_sudoku_evaluated.$D$1:.$D$99])" office:value-type="float" office:value="-0.024440000373008" calcext:value-type="float">
            <text:p>-0,024440000373008</text:p>
          </table:table-cell>
          <table:table-cell table:formula="of:=CORREL([$results_sudoku_evaluated.$D$1:.$D$99]; [$results_sudoku_evaluated.$D$1:.$D$99])" office:value-type="float" office:value="1" calcext:value-type="float">
            <text:p>1</text:p>
          </table:table-cell>
          <table:table-cell/>
          <table:table-cell office:value-type="float" office:value="1.1947" calcext:value-type="float">
            <text:p>1,1947</text:p>
          </table:table-cell>
          <table:table-cell office:value-type="float" office:value="1.76035208621409" calcext:value-type="float">
            <text:p>1,76035208621409</text:p>
          </table:table-cell>
          <table:table-cell office:value-type="float" office:value="1.671098" calcext:value-type="float">
            <text:p>1,671098</text:p>
          </table:table-cell>
          <table:table-cell office:value-type="float" office:value="-0.0892540862140938" calcext:value-type="float">
            <text:p>-0,0892540862140938</text:p>
          </table:table-cell>
          <table:table-cell table:number-columns-repeated="3"/>
        </table:table-row>
        <table:table-row table:style-name="ro1">
          <table:table-cell office:value-type="float" office:value="1.4086" calcext:value-type="float">
            <text:p>1,4086</text:p>
          </table:table-cell>
          <table:table-cell office:value-type="float" office:value="0.727" calcext:value-type="float">
            <text:p>0,727</text:p>
          </table:table-cell>
          <table:table-cell office:value-type="float" office:value="1.517962" calcext:value-type="float">
            <text:p>1,517962</text:p>
          </table:table-cell>
          <table:table-cell office:value-type="float" office:value="5.481482" calcext:value-type="float">
            <text:p>5,481482</text:p>
          </table:table-cell>
          <table:table-cell table:formula="of:=[.C90]-[.A90]" office:value-type="float" office:value="0.109362" calcext:value-type="float">
            <text:p>0,109362</text:p>
          </table:table-cell>
          <table:table-cell table:number-columns-repeated="2"/>
          <table:table-cell office:value-type="float" office:value="0.0792328994927063" calcext:value-type="float">
            <text:p>0,0792328994927063</text:p>
          </table:table-cell>
          <table:table-cell office:value-type="float" office:value="0.101908187702351" calcext:value-type="float">
            <text:p>0,101908187702351</text:p>
          </table:table-cell>
          <table:table-cell table:number-columns-repeated="11"/>
          <table:table-cell office:value-type="float" office:value="1.1185" calcext:value-type="float">
            <text:p>1,1185</text:p>
          </table:table-cell>
          <table:table-cell office:value-type="float" office:value="1.74855707981335" calcext:value-type="float">
            <text:p>1,74855707981335</text:p>
          </table:table-cell>
          <table:table-cell office:value-type="float" office:value="1.808629" calcext:value-type="float">
            <text:p>1,808629</text:p>
          </table:table-cell>
          <table:table-cell office:value-type="float" office:value="0.0600719201866511" calcext:value-type="float">
            <text:p>0,0600719201866511</text:p>
          </table:table-cell>
          <table:table-cell table:number-columns-repeated="3"/>
        </table:table-row>
        <table:table-row table:style-name="ro1">
          <table:table-cell office:value-type="float" office:value="1.5385" calcext:value-type="float">
            <text:p>1,5385</text:p>
          </table:table-cell>
          <table:table-cell office:value-type="float" office:value="0.8974" calcext:value-type="float">
            <text:p>0,8974</text:p>
          </table:table-cell>
          <table:table-cell office:value-type="float" office:value="1.830295" calcext:value-type="float">
            <text:p>1,830295</text:p>
          </table:table-cell>
          <table:table-cell office:value-type="float" office:value="6.089362" calcext:value-type="float">
            <text:p>6,089362</text:p>
          </table:table-cell>
          <table:table-cell table:formula="of:=[.C91]-[.A91]" office:value-type="float" office:value="0.291795" calcext:value-type="float">
            <text:p>0,291795</text:p>
          </table:table-cell>
          <table:table-cell table:number-columns-repeated="2"/>
          <table:table-cell office:value-type="float" office:value="0.0382360128665241" calcext:value-type="float">
            <text:p>0,0382360128665241</text:p>
          </table:table-cell>
          <table:table-cell office:value-type="float" office:value="0.219334639494303" calcext:value-type="float">
            <text:p>0,219334639494303</text:p>
          </table:table-cell>
          <table:table-cell table:number-columns-repeated="11"/>
          <table:table-cell office:value-type="float" office:value="1.068" calcext:value-type="float">
            <text:p>1,068</text:p>
          </table:table-cell>
          <table:table-cell office:value-type="float" office:value="1.74074017924593" calcext:value-type="float">
            <text:p>1,74074017924593</text:p>
          </table:table-cell>
          <table:table-cell office:value-type="float" office:value="1.747481" calcext:value-type="float">
            <text:p>1,747481</text:p>
          </table:table-cell>
          <table:table-cell office:value-type="float" office:value="0.00674082075407378" calcext:value-type="float">
            <text:p>0,00674082075407378</text:p>
          </table:table-cell>
          <table:table-cell table:number-columns-repeated="3"/>
        </table:table-row>
        <table:table-row table:style-name="ro1">
          <table:table-cell office:value-type="float" office:value="1.5445" calcext:value-type="float">
            <text:p>1,5445</text:p>
          </table:table-cell>
          <table:table-cell office:value-type="float" office:value="0.9377" calcext:value-type="float">
            <text:p>0,9377</text:p>
          </table:table-cell>
          <table:table-cell office:value-type="float" office:value="1.690391" calcext:value-type="float">
            <text:p>1,690391</text:p>
          </table:table-cell>
          <table:table-cell office:value-type="float" office:value="5.779167" calcext:value-type="float">
            <text:p>5,779167</text:p>
          </table:table-cell>
          <table:table-cell table:formula="of:=[.C92]-[.A92]" office:value-type="float" office:value="0.145891" calcext:value-type="float">
            <text:p>0,145891</text:p>
          </table:table-cell>
          <table:table-cell table:number-columns-repeated="2"/>
          <table:table-cell office:value-type="float" office:value="3.81658835669929" calcext:value-type="float">
            <text:p>3,81658835669929</text:p>
          </table:table-cell>
          <table:table-cell office:value-type="float" office:value="96" calcext:value-type="float">
            <text:p>96</text:p>
          </table:table-cell>
          <table:table-cell table:number-columns-repeated="11"/>
          <table:table-cell office:value-type="float" office:value="1.2198" calcext:value-type="float">
            <text:p>1,2198</text:p>
          </table:table-cell>
          <table:table-cell office:value-type="float" office:value="1.76423731798127" calcext:value-type="float">
            <text:p>1,76423731798127</text:p>
          </table:table-cell>
          <table:table-cell office:value-type="float" office:value="1.762056" calcext:value-type="float">
            <text:p>1,762056</text:p>
          </table:table-cell>
          <table:table-cell office:value-type="float" office:value="-0.00218131798126842" calcext:value-type="float">
            <text:p>-0,00218131798126842</text:p>
          </table:table-cell>
          <table:table-cell table:number-columns-repeated="3"/>
        </table:table-row>
        <table:table-row table:style-name="ro1">
          <table:table-cell office:value-type="float" office:value="1.3287" calcext:value-type="float">
            <text:p>1,3287</text:p>
          </table:table-cell>
          <table:table-cell office:value-type="float" office:value="0.8088" calcext:value-type="float">
            <text:p>0,8088</text:p>
          </table:table-cell>
          <table:table-cell office:value-type="float" office:value="1.770491" calcext:value-type="float">
            <text:p>1,770491</text:p>
          </table:table-cell>
          <table:table-cell office:value-type="float" office:value="6.307693" calcext:value-type="float">
            <text:p>6,307693</text:p>
          </table:table-cell>
          <table:table-cell table:formula="of:=[.C93]-[.A93]" office:value-type="float" office:value="0.441791" calcext:value-type="float">
            <text:p>0,441791</text:p>
          </table:table-cell>
          <table:table-cell table:number-columns-repeated="2"/>
          <table:table-cell office:value-type="float" office:value="0.183607226935495" calcext:value-type="float">
            <text:p>0,183607226935495</text:p>
          </table:table-cell>
          <table:table-cell office:value-type="float" office:value="4.61833767188121" calcext:value-type="float">
            <text:p>4,61833767188121</text:p>
          </table:table-cell>
          <table:table-cell table:number-columns-repeated="11"/>
          <table:table-cell office:value-type="float" office:value="1.966" calcext:value-type="float">
            <text:p>1,966</text:p>
          </table:table-cell>
          <table:table-cell office:value-type="float" office:value="1.87974169824683" calcext:value-type="float">
            <text:p>1,87974169824683</text:p>
          </table:table-cell>
          <table:table-cell office:value-type="float" office:value="1.839994" calcext:value-type="float">
            <text:p>1,839994</text:p>
          </table:table-cell>
          <table:table-cell office:value-type="float" office:value="-0.0397476982468308" calcext:value-type="float">
            <text:p>-0,0397476982468308</text:p>
          </table:table-cell>
          <table:table-cell table:number-columns-repeated="3"/>
        </table:table-row>
        <table:table-row table:style-name="ro1">
          <table:table-cell office:value-type="float" office:value="1.3764" calcext:value-type="float">
            <text:p>1,3764</text:p>
          </table:table-cell>
          <table:table-cell office:value-type="float" office:value="0.8666" calcext:value-type="float">
            <text:p>0,8666</text:p>
          </table:table-cell>
          <table:table-cell office:value-type="float" office:value="1.857048" calcext:value-type="float">
            <text:p>1,857048</text:p>
          </table:table-cell>
          <table:table-cell office:value-type="float" office:value="5.874372" calcext:value-type="float">
            <text:p>5,874372</text:p>
          </table:table-cell>
          <table:table-cell table:formula="of:=[.C94]-[.A94]" office:value-type="float" office:value="0.480648" calcext:value-type="float">
            <text:p>0,480648</text:p>
          </table:table-cell>
          <table:table-cell table:number-columns-repeated="15"/>
          <table:table-cell office:value-type="float" office:value="1.0032" calcext:value-type="float">
            <text:p>1,0032</text:p>
          </table:table-cell>
          <table:table-cell office:value-type="float" office:value="1.73070978010199" calcext:value-type="float">
            <text:p>1,73070978010199</text:p>
          </table:table-cell>
          <table:table-cell office:value-type="float" office:value="1.583012" calcext:value-type="float">
            <text:p>1,583012</text:p>
          </table:table-cell>
          <table:table-cell office:value-type="float" office:value="-0.147697780101986" calcext:value-type="float">
            <text:p>-0,147697780101986</text:p>
          </table:table-cell>
          <table:table-cell table:number-columns-repeated="3"/>
        </table:table-row>
        <table:table-row table:style-name="ro1">
          <table:table-cell office:value-type="float" office:value="0.8503" calcext:value-type="float">
            <text:p>0,8503</text:p>
          </table:table-cell>
          <table:table-cell office:value-type="float" office:value="0.6802" calcext:value-type="float">
            <text:p>0,6802</text:p>
          </table:table-cell>
          <table:table-cell office:value-type="float" office:value="1.519939" calcext:value-type="float">
            <text:p>1,519939</text:p>
          </table:table-cell>
          <table:table-cell office:value-type="float" office:value="5.625616" calcext:value-type="float">
            <text:p>5,625616</text:p>
          </table:table-cell>
          <table:table-cell table:formula="of:=[.C95]-[.A95]" office:value-type="float" office:value="0.669639" calcext:value-type="float">
            <text:p>0,669639</text:p>
          </table:table-cell>
          <table:table-cell table:number-columns-repeated="2"/>
          <table:table-cell office:value-type="string" calcext:value-type="string">
            <text:p>Regression Statistics</text:p>
          </table:table-cell>
          <table:table-cell table:number-columns-repeated="12"/>
          <table:table-cell office:value-type="float" office:value="0.846" calcext:value-type="float">
            <text:p>0,846</text:p>
          </table:table-cell>
          <table:table-cell office:value-type="float" office:value="1.70637677477132" calcext:value-type="float">
            <text:p>1,70637677477132</text:p>
          </table:table-cell>
          <table:table-cell office:value-type="float" office:value="1.592817" calcext:value-type="float">
            <text:p>1,592817</text:p>
          </table:table-cell>
          <table:table-cell office:value-type="float" office:value="-0.113559774771315" calcext:value-type="float">
            <text:p>-0,113559774771315</text:p>
          </table:table-cell>
          <table:table-cell table:number-columns-repeated="3"/>
        </table:table-row>
        <table:table-row table:style-name="ro1">
          <table:table-cell office:value-type="float" office:value="0.8082" calcext:value-type="float">
            <text:p>0,8082</text:p>
          </table:table-cell>
          <table:table-cell office:value-type="float" office:value="0.7312" calcext:value-type="float">
            <text:p>0,7312</text:p>
          </table:table-cell>
          <table:table-cell office:value-type="float" office:value="1.927105" calcext:value-type="float">
            <text:p>1,927105</text:p>
          </table:table-cell>
          <table:table-cell office:value-type="float" office:value="5.633333" calcext:value-type="float">
            <text:p>5,633333</text:p>
          </table:table-cell>
          <table:table-cell table:formula="of:=[.C96]-[.A96]" office:value-type="float" office:value="1.118905" calcext:value-type="float">
            <text:p>1,118905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formula="of:=[.$H$91]" office:value-type="float" office:value="0.0382360128665241" calcext:value-type="float">
            <text:p>0,0382360128665241</text:p>
          </table:table-cell>
          <table:table-cell table:number-columns-repeated="11"/>
          <table:table-cell office:value-type="float" office:value="1.2291" calcext:value-type="float">
            <text:p>1,2291</text:p>
          </table:table-cell>
          <table:table-cell office:value-type="float" office:value="1.76567686600656" calcext:value-type="float">
            <text:p>1,76567686600656</text:p>
          </table:table-cell>
          <table:table-cell office:value-type="float" office:value="1.85457" calcext:value-type="float">
            <text:p>1,85457</text:p>
          </table:table-cell>
          <table:table-cell office:value-type="float" office:value="0.0888931339934438" calcext:value-type="float">
            <text:p>0,0888931339934438</text:p>
          </table:table-cell>
          <table:table-cell table:number-columns-repeated="3"/>
        </table:table-row>
        <table:table-row table:style-name="ro1">
          <table:table-cell office:value-type="float" office:value="0.965" calcext:value-type="float">
            <text:p>0,965</text:p>
          </table:table-cell>
          <table:table-cell office:value-type="float" office:value="0.772" calcext:value-type="float">
            <text:p>0,772</text:p>
          </table:table-cell>
          <table:table-cell office:value-type="float" office:value="1.7697" calcext:value-type="float">
            <text:p>1,7697</text:p>
          </table:table-cell>
          <table:table-cell office:value-type="float" office:value="6.453333" calcext:value-type="float">
            <text:p>6,453333</text:p>
          </table:table-cell>
          <table:table-cell table:formula="of:=[.C97]-[.A97]" office:value-type="float" office:value="0.8047" calcext:value-type="float">
            <text:p>0,8047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[.$I$91]" office:value-type="float" office:value="0.219334639494303" calcext:value-type="float">
            <text:p>0,219334639494303</text:p>
          </table:table-cell>
          <table:table-cell table:number-columns-repeated="11"/>
          <table:table-cell office:value-type="float" office:value="1.2543" calcext:value-type="float">
            <text:p>1,2543</text:p>
          </table:table-cell>
          <table:table-cell office:value-type="float" office:value="1.76957757678476" calcext:value-type="float">
            <text:p>1,76957757678476</text:p>
          </table:table-cell>
          <table:table-cell office:value-type="float" office:value="1.813031" calcext:value-type="float">
            <text:p>1,813031</text:p>
          </table:table-cell>
          <table:table-cell office:value-type="float" office:value="0.0434534232152448" calcext:value-type="float">
            <text:p>0,0434534232152448</text:p>
          </table:table-cell>
          <table:table-cell table:number-columns-repeated="3"/>
        </table:table-row>
        <table:table-row table:style-name="ro1">
          <table:table-cell office:value-type="float" office:value="1.1246" calcext:value-type="float">
            <text:p>1,1246</text:p>
          </table:table-cell>
          <table:table-cell office:value-type="float" office:value="0.7229" calcext:value-type="float">
            <text:p>0,7229</text:p>
          </table:table-cell>
          <table:table-cell office:value-type="float" office:value="2.183125" calcext:value-type="float">
            <text:p>2,183125</text:p>
          </table:table-cell>
          <table:table-cell office:value-type="float" office:value="5.976744" calcext:value-type="float">
            <text:p>5,976744</text:p>
          </table:table-cell>
          <table:table-cell table:formula="of:=[.C98]-[.A98]" office:value-type="float" office:value="1.058525" calcext:value-type="float">
            <text:p>1,058525</text:p>
          </table:table-cell>
          <table:table-cell table:number-columns-repeated="2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1"/>
          <table:table-cell office:value-type="float" office:value="1.1388" calcext:value-type="float">
            <text:p>1,1388</text:p>
          </table:table-cell>
          <table:table-cell office:value-type="float" office:value="1.75169931905134" calcext:value-type="float">
            <text:p>1,75169931905134</text:p>
          </table:table-cell>
          <table:table-cell office:value-type="float" office:value="1.660977" calcext:value-type="float">
            <text:p>1,660977</text:p>
          </table:table-cell>
          <table:table-cell office:value-type="float" office:value="-0.0907223190513429" calcext:value-type="float">
            <text:p>-0,0907223190513429</text:p>
          </table:table-cell>
          <table:table-cell table:number-columns-repeated="3"/>
        </table:table-row>
        <table:table-row table:style-name="ro1">
          <table:table-cell office:value-type="float" office:value="1.1453" calcext:value-type="float">
            <text:p>1,1453</text:p>
          </table:table-cell>
          <table:table-cell office:value-type="float" office:value="0.833" calcext:value-type="float">
            <text:p>0,833</text:p>
          </table:table-cell>
          <table:table-cell office:value-type="float" office:value="1.794634" calcext:value-type="float">
            <text:p>1,794634</text:p>
          </table:table-cell>
          <table:table-cell office:value-type="float" office:value="6.160337" calcext:value-type="float">
            <text:p>6,160337</text:p>
          </table:table-cell>
          <table:table-cell table:formula="of:=[.C99]-[.A99]" office:value-type="float" office:value="0.649334" calcext:value-type="float">
            <text:p>0,649334</text:p>
          </table:table-cell>
          <table:table-cell table:number-columns-repeated="2"/>
          <table:table-cell office:value-type="string" calcext:value-type="string">
            <text:p>Observations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11"/>
          <table:table-cell office:value-type="float" office:value="1.0387" calcext:value-type="float">
            <text:p>1,0387</text:p>
          </table:table-cell>
          <table:table-cell office:value-type="float" office:value="1.73620482901572" calcext:value-type="float">
            <text:p>1,73620482901572</text:p>
          </table:table-cell>
          <table:table-cell office:value-type="float" office:value="1.824048" calcext:value-type="float">
            <text:p>1,824048</text:p>
          </table:table-cell>
          <table:table-cell office:value-type="float" office:value="0.0878431709842813" calcext:value-type="float">
            <text:p>0,087843170984281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djusted R^2</text:p>
          </table:table-cell>
          <table:table-cell table:formula="of:=1 - (1 - [.$H$91])*([.$I$99] - 1)/([.$I$99] - [.$I$98] - 1)" office:value-type="float" office:value="0.0284220946304681" calcext:value-type="float">
            <text:p>0,0284220946304681</text:p>
          </table:table-cell>
          <table:table-cell table:number-columns-repeated="11"/>
          <table:table-cell office:value-type="float" office:value="1.4401" calcext:value-type="float">
            <text:p>1,4401</text:p>
          </table:table-cell>
          <table:table-cell office:value-type="float" office:value="1.79833757926846" calcext:value-type="float">
            <text:p>1,79833757926846</text:p>
          </table:table-cell>
          <table:table-cell office:value-type="float" office:value="1.622811" calcext:value-type="float">
            <text:p>1,622811</text:p>
          </table:table-cell>
          <table:table-cell office:value-type="float" office:value="-0.175526579268461" calcext:value-type="float">
            <text:p>-0,17552657926846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.3059" calcext:value-type="float">
            <text:p>1,3059</text:p>
          </table:table-cell>
          <table:table-cell office:value-type="float" office:value="1.77756474647345" calcext:value-type="float">
            <text:p>1,77756474647345</text:p>
          </table:table-cell>
          <table:table-cell office:value-type="float" office:value="1.614061" calcext:value-type="float">
            <text:p>1,614061</text:p>
          </table:table-cell>
          <table:table-cell office:value-type="float" office:value="-0.163503746473449" calcext:value-type="float">
            <text:p>-0,16350374647344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nalysis of Variance (ANOVA)</text:p>
          </table:table-cell>
          <table:table-cell table:number-columns-repeated="12"/>
          <table:table-cell office:value-type="float" office:value="1.1369" calcext:value-type="float">
            <text:p>1,1369</text:p>
          </table:table-cell>
          <table:table-cell office:value-type="float" office:value="1.75140521784188" calcext:value-type="float">
            <text:p>1,75140521784188</text:p>
          </table:table-cell>
          <table:table-cell office:value-type="float" office:value="1.886093" calcext:value-type="float">
            <text:p>1,886093</text:p>
          </table:table-cell>
          <table:table-cell office:value-type="float" office:value="0.134687782158125" calcext:value-type="float">
            <text:p>0,1346877821581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7"/>
          <table:table-cell office:value-type="float" office:value="0.8648" calcext:value-type="float">
            <text:p>0,8648</text:p>
          </table:table-cell>
          <table:table-cell office:value-type="float" office:value="1.70928682884394" calcext:value-type="float">
            <text:p>1,70928682884394</text:p>
          </table:table-cell>
          <table:table-cell office:value-type="float" office:value="1.802066" calcext:value-type="float">
            <text:p>1,802066</text:p>
          </table:table-cell>
          <table:table-cell office:value-type="float" office:value="0.0927791711560602" calcext:value-type="float">
            <text:p>0,092779171156060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egression</text:p>
          </table:table-cell>
          <table:table-cell table:formula="of:=[.$I$98]" office:value-type="float" office:value="1" calcext:value-type="float">
            <text:p>1</text:p>
          </table:table-cell>
          <table:table-cell table:formula="of:=[.$H$93]" office:value-type="float" office:value="0.183607226935495" calcext:value-type="float">
            <text:p>0,183607226935495</text:p>
          </table:table-cell>
          <table:table-cell table:formula="of:=[.$H$93] / [.$I$104]" office:value-type="float" office:value="0.183607226935495" calcext:value-type="float">
            <text:p>0,183607226935495</text:p>
          </table:table-cell>
          <table:table-cell table:formula="of:=[.$H$92]" office:value-type="float" office:value="3.81658835669929" calcext:value-type="float">
            <text:p>3,81658835669929</text:p>
          </table:table-cell>
          <table:table-cell table:formula="of:=LEGACY.FDIST([.$H$92] ; [.$I$104] ; [.$I$92])" office:value-type="float" office:value="0.0536583556939229" calcext:value-type="float">
            <text:p>0,0536583556939229</text:p>
          </table:table-cell>
          <table:table-cell table:number-columns-repeated="7"/>
          <table:table-cell office:value-type="float" office:value="1.1972" calcext:value-type="float">
            <text:p>1,1972</text:p>
          </table:table-cell>
          <table:table-cell office:value-type="float" office:value="1.76073906148971" calcext:value-type="float">
            <text:p>1,76073906148971</text:p>
          </table:table-cell>
          <table:table-cell office:value-type="float" office:value="1.727159" calcext:value-type="float">
            <text:p>1,727159</text:p>
          </table:table-cell>
          <table:table-cell office:value-type="float" office:value="-0.0335800614897088" calcext:value-type="float">
            <text:p>-0,03358006148970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esidual</text:p>
          </table:table-cell>
          <table:table-cell table:formula="of:=[.$I$92]" office:value-type="float" office:value="96" calcext:value-type="float">
            <text:p>96</text:p>
          </table:table-cell>
          <table:table-cell table:formula="of:=[.$I$93]" office:value-type="float" office:value="4.61833767188121" calcext:value-type="float">
            <text:p>4,61833767188121</text:p>
          </table:table-cell>
          <table:table-cell table:formula="of:=[.$I$93] / [.$I$92]" office:value-type="float" office:value="0.0481076840820959" calcext:value-type="float">
            <text:p>0,0481076840820959</text:p>
          </table:table-cell>
          <table:table-cell table:number-columns-repeated="9"/>
          <table:table-cell office:value-type="float" office:value="1.0965" calcext:value-type="float">
            <text:p>1,0965</text:p>
          </table:table-cell>
          <table:table-cell office:value-type="float" office:value="1.74515169738794" calcext:value-type="float">
            <text:p>1,74515169738794</text:p>
          </table:table-cell>
          <table:table-cell office:value-type="float" office:value="1.53151" calcext:value-type="float">
            <text:p>1,53151</text:p>
          </table:table-cell>
          <table:table-cell office:value-type="float" office:value="-0.213641697387937" calcext:value-type="float">
            <text:p>-0,2136416973879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[.$I$104] + [.$I$92]" office:value-type="float" office:value="97" calcext:value-type="float">
            <text:p>97</text:p>
          </table:table-cell>
          <table:table-cell table:formula="of:=[.$H$93] + [.$I$93]" office:value-type="float" office:value="4.8019448988167" calcext:value-type="float">
            <text:p>4,8019448988167</text:p>
          </table:table-cell>
          <table:table-cell table:number-columns-repeated="10"/>
          <table:table-cell office:value-type="float" office:value="1.493" calcext:value-type="float">
            <text:p>1,493</text:p>
          </table:table-cell>
          <table:table-cell office:value-type="float" office:value="1.80652597610047" calcext:value-type="float">
            <text:p>1,80652597610047</text:p>
          </table:table-cell>
          <table:table-cell office:value-type="float" office:value="1.599011" calcext:value-type="float">
            <text:p>1,599011</text:p>
          </table:table-cell>
          <table:table-cell office:value-type="float" office:value="-0.207514976100475" calcext:value-type="float">
            <text:p>-0,207514976100475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.1264" calcext:value-type="float">
            <text:p>1,1264</text:p>
          </table:table-cell>
          <table:table-cell office:value-type="float" office:value="1.74977992168429" calcext:value-type="float">
            <text:p>1,74977992168429</text:p>
          </table:table-cell>
          <table:table-cell office:value-type="float" office:value="1.850273" calcext:value-type="float">
            <text:p>1,850273</text:p>
          </table:table-cell>
          <table:table-cell office:value-type="float" office:value="0.100493078315708" calcext:value-type="float">
            <text:p>0,1004930783157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,95</text:p>
          </table:table-cell>
          <table:table-cell table:number-columns-repeated="11"/>
          <table:table-cell office:value-type="float" office:value="1.5088" calcext:value-type="float">
            <text:p>1,5088</text:p>
          </table:table-cell>
          <table:table-cell office:value-type="float" office:value="1.80897165984236" calcext:value-type="float">
            <text:p>1,80897165984236</text:p>
          </table:table-cell>
          <table:table-cell office:value-type="float" office:value="1.661899" calcext:value-type="float">
            <text:p>1,661899</text:p>
          </table:table-cell>
          <table:table-cell office:value-type="float" office:value="-0.147072659842361" calcext:value-type="float">
            <text:p>-0,14707265984236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.376" calcext:value-type="float">
            <text:p>1,376</text:p>
          </table:table-cell>
          <table:table-cell office:value-type="float" office:value="1.78841553320169" calcext:value-type="float">
            <text:p>1,78841553320169</text:p>
          </table:table-cell>
          <table:table-cell office:value-type="float" office:value="1.753806" calcext:value-type="float">
            <text:p>1,753806</text:p>
          </table:table-cell>
          <table:table-cell office:value-type="float" office:value="-0.0346095332016929" calcext:value-type="float">
            <text:p>-0,034609533201692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I$108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I$108] * 100) ; &quot;%&quot;)" office:value-type="string" office:string-value="Upper 95%" calcext:value-type="string">
            <text:p>Upper 95%</text:p>
          </table:table-cell>
          <table:table-cell table:number-columns-repeated="6"/>
          <table:table-cell office:value-type="float" office:value="1.9648" calcext:value-type="float">
            <text:p>1,9648</text:p>
          </table:table-cell>
          <table:table-cell office:value-type="float" office:value="1.87955595011454" calcext:value-type="float">
            <text:p>1,87955595011454</text:p>
          </table:table-cell>
          <table:table-cell office:value-type="float" office:value="1.739178" calcext:value-type="float">
            <text:p>1,739178</text:p>
          </table:table-cell>
          <table:table-cell office:value-type="float" office:value="-0.140377950114536" calcext:value-type="float">
            <text:p>-0,140377950114536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H$89:.$I$89]; 1 ; ROW([.$I$112])+1 - ROW())" office:value-type="float" office:value="1.5754243415032" calcext:value-type="float">
            <text:p>1,5754243415032</text:p>
          </table:table-cell>
          <table:table-cell table:number-matrix-columns-spanned="1" table:number-matrix-rows-spanned="2" table:formula="of:=INDEX([.$H$90:.$I$90]; 1 ; ROW([.$J$112])+1 - ROW())" office:value-type="float" office:value="0.101908187702351" calcext:value-type="float">
            <text:p>0,101908187702351</text:p>
          </table:table-cell>
          <table:table-cell table:number-matrix-columns-spanned="1" table:number-matrix-rows-spanned="2" table:formula="of:=[.$I$111:.$I$112] / [.$J$111:.$J$112]" office:value-type="float" office:value="15.4592518719363" calcext:value-type="float">
            <text:p>15,4592518719363</text:p>
          </table:table-cell>
          <table:table-cell table:number-matrix-columns-spanned="1" table:number-matrix-rows-spanned="2" table:formula="of:=LEGACY.TDIST(ABS([.$K$111:.$K$112]) ; [.$I$92] ; 2 )" office:value-type="float" office:value="8.48835078922951E-028" calcext:value-type="float">
            <text:p>8,48835078922951E-28</text:p>
          </table:table-cell>
          <table:table-cell table:number-matrix-columns-spanned="1" table:number-matrix-rows-spanned="2" table:formula="of:=[.$I$111:.$I$112] - [.$J$111:.$J$112] * TINV(1 - [.$I$108] ; [.$I$92])" office:value-type="float" office:value="1.37313818769835" calcext:value-type="float">
            <text:p>1,37313818769835</text:p>
          </table:table-cell>
          <table:table-cell table:number-matrix-columns-spanned="1" table:number-matrix-rows-spanned="2" table:formula="of:=[.$I$111:.$I$112] + [.$J$111:.$J$112] * TINV(1 - [.$I$108] ; [.$I$92])" office:value-type="float" office:value="1.77771049530806" calcext:value-type="float">
            <text:p>1,77771049530806</text:p>
          </table:table-cell>
          <table:table-cell table:number-columns-repeated="6"/>
          <table:table-cell office:value-type="float" office:value="1.1112" calcext:value-type="float">
            <text:p>1,1112</text:p>
          </table:table-cell>
          <table:table-cell office:value-type="float" office:value="1.74742711200855" calcext:value-type="float">
            <text:p>1,74742711200855</text:p>
          </table:table-cell>
          <table:table-cell office:value-type="float" office:value="1.541684" calcext:value-type="float">
            <text:p>1,541684</text:p>
          </table:table-cell>
          <table:table-cell office:value-type="float" office:value="-0.205743112008553" calcext:value-type="float">
            <text:p>-0,205743112008553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$A$1]" office:value-type="string" office:string-value="D_TR" calcext:value-type="string">
            <text:p>D_TR</text:p>
          </table:table-cell>
          <table:table-cell office:value-type="float" office:value="0.154790110245996" calcext:value-type="float">
            <text:p>0,154790110245996</text:p>
          </table:table-cell>
          <table:table-cell office:value-type="float" office:value="0.0792328994927063" calcext:value-type="float">
            <text:p>0,0792328994927063</text:p>
          </table:table-cell>
          <table:table-cell office:value-type="float" office:value="1.95360905933078" calcext:value-type="float">
            <text:p>1,95360905933078</text:p>
          </table:table-cell>
          <table:table-cell office:value-type="float" office:value="0.0536583556939229" calcext:value-type="float">
            <text:p>0,0536583556939229</text:p>
          </table:table-cell>
          <table:table-cell office:value-type="float" office:value="-0.00248595220346157" calcext:value-type="float">
            <text:p>-0,00248595220346157</text:p>
          </table:table-cell>
          <table:table-cell office:value-type="float" office:value="0.312066172695454" calcext:value-type="float">
            <text:p>0,312066172695454</text:p>
          </table:table-cell>
          <table:table-cell table:number-columns-repeated="6"/>
          <table:table-cell office:value-type="float" office:value="1.605" calcext:value-type="float">
            <text:p>1,605</text:p>
          </table:table-cell>
          <table:table-cell office:value-type="float" office:value="1.82386246844803" calcext:value-type="float">
            <text:p>1,82386246844803</text:p>
          </table:table-cell>
          <table:table-cell office:value-type="float" office:value="1.660238" calcext:value-type="float">
            <text:p>1,660238</text:p>
          </table:table-cell>
          <table:table-cell office:value-type="float" office:value="-0.163624468448026" calcext:value-type="float">
            <text:p>-0,163624468448026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.6034" calcext:value-type="float">
            <text:p>1,6034</text:p>
          </table:table-cell>
          <table:table-cell office:value-type="float" office:value="1.82361480427163" calcext:value-type="float">
            <text:p>1,82361480427163</text:p>
          </table:table-cell>
          <table:table-cell office:value-type="float" office:value="1.719068" calcext:value-type="float">
            <text:p>1,719068</text:p>
          </table:table-cell>
          <table:table-cell office:value-type="float" office:value="-0.104546804271632" calcext:value-type="float">
            <text:p>-0,104546804271632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$A$1]" office:value-type="string" office:string-value="D_TR" calcext:value-type="string">
            <text:p>D_TR</text:p>
          </table:table-cell>
          <table:table-cell office:value-type="string" calcext:value-type="string">
            <text:p>Predicted Y</text:p>
          </table:table-cell>
          <table:table-cell table:formula="of:=[.$C$1]" office:value-type="string" office:string-value="Techniques" calcext:value-type="string">
            <text:p>Techniques</text:p>
          </table:table-cell>
          <table:table-cell office:value-type="string" calcext:value-type="string">
            <text:p>Residual</text:p>
          </table:table-cell>
          <table:table-cell table:number-columns-repeated="9"/>
          <table:table-cell office:value-type="float" office:value="1.3149" calcext:value-type="float">
            <text:p>1,3149</text:p>
          </table:table-cell>
          <table:table-cell office:value-type="float" office:value="1.77895785746566" calcext:value-type="float">
            <text:p>1,77895785746566</text:p>
          </table:table-cell>
          <table:table-cell office:value-type="float" office:value="1.76572" calcext:value-type="float">
            <text:p>1,76572</text:p>
          </table:table-cell>
          <table:table-cell office:value-type="float" office:value="-0.0132378574656626" calcext:value-type="float">
            <text:p>-0,0132378574656626</text:p>
          </table:table-cell>
          <table:table-cell table:number-columns-repeated="3"/>
        </table:table-row>
        <table:table-row table:style-name="ro1">
          <table:table-cell table:number-columns-repeated="7"/>
          <table:table-cell table:number-matrix-columns-spanned="1" table:number-matrix-rows-spanned="100" table:formula="of:=[.$A$2:.$A$99]" office:value-type="float" office:value="0.9992" calcext:value-type="float">
            <text:p>0,9992</text:p>
          </table:table-cell>
          <table:table-cell table:number-matrix-columns-spanned="1" table:number-matrix-rows-spanned="100" table:formula="of:=MMULT([.$H$115:.$H$214] ; [.$I$112]) + [.$I$111]" office:value-type="float" office:value="1.730090619661" calcext:value-type="float">
            <text:p>1,730090619661</text:p>
          </table:table-cell>
          <table:table-cell table:number-matrix-columns-spanned="1" table:number-matrix-rows-spanned="100" table:formula="of:=[.$C$2:.$C$99]" office:value-type="float" office:value="1.839124" calcext:value-type="float">
            <text:p>1,839124</text:p>
          </table:table-cell>
          <table:table-cell table:number-matrix-columns-spanned="1" table:number-matrix-rows-spanned="100" table:formula="of:=[.$J$115:.$J$214] - [.$I$115:.$I$214]" office:value-type="float" office:value="0.109033380338998" calcext:value-type="float">
            <text:p>0,109033380338998</text:p>
          </table:table-cell>
          <table:table-cell table:number-columns-repeated="9"/>
          <table:table-cell office:value-type="float" office:value="1.0788" calcext:value-type="float">
            <text:p>1,0788</text:p>
          </table:table-cell>
          <table:table-cell office:value-type="float" office:value="1.74241191243658" calcext:value-type="float">
            <text:p>1,74241191243658</text:p>
          </table:table-cell>
          <table:table-cell office:value-type="float" office:value="1.867142" calcext:value-type="float">
            <text:p>1,867142</text:p>
          </table:table-cell>
          <table:table-cell office:value-type="float" office:value="0.124730087563417" calcext:value-type="float">
            <text:p>0,1247300875634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0979" calcext:value-type="float">
            <text:p>1,0979</text:p>
          </table:table-cell>
          <table:table-cell office:value-type="float" office:value="1.74536840354228" calcext:value-type="float">
            <text:p>1,74536840354228</text:p>
          </table:table-cell>
          <table:table-cell office:value-type="float" office:value="1.938227" calcext:value-type="float">
            <text:p>1,938227</text:p>
          </table:table-cell>
          <table:table-cell office:value-type="float" office:value="0.192858596457719" calcext:value-type="float">
            <text:p>0,192858596457719</text:p>
          </table:table-cell>
          <table:table-cell table:number-columns-repeated="9"/>
          <table:table-cell office:value-type="float" office:value="1.9085" calcext:value-type="float">
            <text:p>1,9085</text:p>
          </table:table-cell>
          <table:table-cell office:value-type="float" office:value="1.87084126690769" calcext:value-type="float">
            <text:p>1,87084126690769</text:p>
          </table:table-cell>
          <table:table-cell office:value-type="float" office:value="1.673681" calcext:value-type="float">
            <text:p>1,673681</text:p>
          </table:table-cell>
          <table:table-cell office:value-type="float" office:value="-0.197160266907686" calcext:value-type="float">
            <text:p>-0,19716026690768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3535" calcext:value-type="float">
            <text:p>1,3535</text:p>
          </table:table-cell>
          <table:table-cell office:value-type="float" office:value="1.78493275572116" calcext:value-type="float">
            <text:p>1,78493275572116</text:p>
          </table:table-cell>
          <table:table-cell office:value-type="float" office:value="1.657076" calcext:value-type="float">
            <text:p>1,657076</text:p>
          </table:table-cell>
          <table:table-cell office:value-type="float" office:value="-0.127856755721158" calcext:value-type="float">
            <text:p>-0,127856755721158</text:p>
          </table:table-cell>
          <table:table-cell table:number-columns-repeated="9"/>
          <table:table-cell office:value-type="float" office:value="1.1852" calcext:value-type="float">
            <text:p>1,1852</text:p>
          </table:table-cell>
          <table:table-cell office:value-type="float" office:value="1.75888158016676" calcext:value-type="float">
            <text:p>1,75888158016676</text:p>
          </table:table-cell>
          <table:table-cell office:value-type="float" office:value="1.511241" calcext:value-type="float">
            <text:p>1,511241</text:p>
          </table:table-cell>
          <table:table-cell office:value-type="float" office:value="-0.247640580166757" calcext:value-type="float">
            <text:p>-0,24764058016675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1169" calcext:value-type="float">
            <text:p>1,1169</text:p>
          </table:table-cell>
          <table:table-cell office:value-type="float" office:value="1.74830941563696" calcext:value-type="float">
            <text:p>1,74830941563696</text:p>
          </table:table-cell>
          <table:table-cell office:value-type="float" office:value="1.514483" calcext:value-type="float">
            <text:p>1,514483</text:p>
          </table:table-cell>
          <table:table-cell office:value-type="float" office:value="-0.233826415636955" calcext:value-type="float">
            <text:p>-0,233826415636955</text:p>
          </table:table-cell>
          <table:table-cell table:number-columns-repeated="9"/>
          <table:table-cell office:value-type="float" office:value="1.6444" calcext:value-type="float">
            <text:p>1,6444</text:p>
          </table:table-cell>
          <table:table-cell office:value-type="float" office:value="1.82996119879172" calcext:value-type="float">
            <text:p>1,82996119879172</text:p>
          </table:table-cell>
          <table:table-cell office:value-type="float" office:value="1.691182" calcext:value-type="float">
            <text:p>1,691182</text:p>
          </table:table-cell>
          <table:table-cell office:value-type="float" office:value="-0.138779198791718" calcext:value-type="float">
            <text:p>-0,1387791987917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6847" calcext:value-type="float">
            <text:p>1,6847</text:p>
          </table:table-cell>
          <table:table-cell office:value-type="float" office:value="1.83619924023463" calcext:value-type="float">
            <text:p>1,83619924023463</text:p>
          </table:table-cell>
          <table:table-cell office:value-type="float" office:value="1.733959" calcext:value-type="float">
            <text:p>1,733959</text:p>
          </table:table-cell>
          <table:table-cell office:value-type="float" office:value="-0.102240240234632" calcext:value-type="float">
            <text:p>-0,102240240234632</text:p>
          </table:table-cell>
          <table:table-cell table:number-columns-repeated="9"/>
          <table:table-cell office:value-type="float" office:value="0.7975" calcext:value-type="float">
            <text:p>0,7975</text:p>
          </table:table-cell>
          <table:table-cell office:value-type="float" office:value="1.69886945442438" calcext:value-type="float">
            <text:p>1,69886945442438</text:p>
          </table:table-cell>
          <table:table-cell office:value-type="float" office:value="1.84292" calcext:value-type="float">
            <text:p>1,84292</text:p>
          </table:table-cell>
          <table:table-cell office:value-type="float" office:value="0.144050545575616" calcext:value-type="float">
            <text:p>0,1440505455756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1777" calcext:value-type="float">
            <text:p>1,1777</text:p>
          </table:table-cell>
          <table:table-cell office:value-type="float" office:value="1.75772065433991" calcext:value-type="float">
            <text:p>1,75772065433991</text:p>
          </table:table-cell>
          <table:table-cell office:value-type="float" office:value="1.593476" calcext:value-type="float">
            <text:p>1,593476</text:p>
          </table:table-cell>
          <table:table-cell office:value-type="float" office:value="-0.164244654339912" calcext:value-type="float">
            <text:p>-0,164244654339912</text:p>
          </table:table-cell>
          <table:table-cell table:number-columns-repeated="9"/>
          <table:table-cell office:value-type="float" office:value="1.4086" calcext:value-type="float">
            <text:p>1,4086</text:p>
          </table:table-cell>
          <table:table-cell office:value-type="float" office:value="1.79346169079571" calcext:value-type="float">
            <text:p>1,79346169079571</text:p>
          </table:table-cell>
          <table:table-cell office:value-type="float" office:value="1.517962" calcext:value-type="float">
            <text:p>1,517962</text:p>
          </table:table-cell>
          <table:table-cell office:value-type="float" office:value="-0.275499690795712" calcext:value-type="float">
            <text:p>-0,2754996907957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4509" calcext:value-type="float">
            <text:p>1,4509</text:p>
          </table:table-cell>
          <table:table-cell office:value-type="float" office:value="1.80000931245912" calcext:value-type="float">
            <text:p>1,80000931245912</text:p>
          </table:table-cell>
          <table:table-cell office:value-type="float" office:value="2.239863" calcext:value-type="float">
            <text:p>2,239863</text:p>
          </table:table-cell>
          <table:table-cell office:value-type="float" office:value="0.439853687540882" calcext:value-type="float">
            <text:p>0,439853687540882</text:p>
          </table:table-cell>
          <table:table-cell table:number-columns-repeated="9"/>
          <table:table-cell office:value-type="float" office:value="1.5385" calcext:value-type="float">
            <text:p>1,5385</text:p>
          </table:table-cell>
          <table:table-cell office:value-type="float" office:value="1.81356892611667" calcext:value-type="float">
            <text:p>1,81356892611667</text:p>
          </table:table-cell>
          <table:table-cell office:value-type="float" office:value="1.830295" calcext:value-type="float">
            <text:p>1,830295</text:p>
          </table:table-cell>
          <table:table-cell office:value-type="float" office:value="0.0167260738833326" calcext:value-type="float">
            <text:p>0,016726073883332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658" calcext:value-type="float">
            <text:p>1,658</text:p>
          </table:table-cell>
          <table:table-cell office:value-type="float" office:value="1.83206634429106" calcext:value-type="float">
            <text:p>1,83206634429106</text:p>
          </table:table-cell>
          <table:table-cell office:value-type="float" office:value="2.798075" calcext:value-type="float">
            <text:p>2,798075</text:p>
          </table:table-cell>
          <table:table-cell office:value-type="float" office:value="0.966008655708936" calcext:value-type="float">
            <text:p>0,966008655708936</text:p>
          </table:table-cell>
          <table:table-cell table:number-columns-repeated="9"/>
          <table:table-cell office:value-type="float" office:value="1.5445" calcext:value-type="float">
            <text:p>1,5445</text:p>
          </table:table-cell>
          <table:table-cell office:value-type="float" office:value="1.81449766677814" calcext:value-type="float">
            <text:p>1,81449766677814</text:p>
          </table:table-cell>
          <table:table-cell office:value-type="float" office:value="1.690391" calcext:value-type="float">
            <text:p>1,690391</text:p>
          </table:table-cell>
          <table:table-cell office:value-type="float" office:value="-0.124106666778143" calcext:value-type="float">
            <text:p>-0,1241066667781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9049" calcext:value-type="float">
            <text:p>0,9049</text:p>
          </table:table-cell>
          <table:table-cell office:value-type="float" office:value="1.7154939122648" calcext:value-type="float">
            <text:p>1,7154939122648</text:p>
          </table:table-cell>
          <table:table-cell office:value-type="float" office:value="1.619253" calcext:value-type="float">
            <text:p>1,619253</text:p>
          </table:table-cell>
          <table:table-cell office:value-type="float" office:value="-0.0962409122648043" calcext:value-type="float">
            <text:p>-0,0962409122648043</text:p>
          </table:table-cell>
          <table:table-cell table:number-columns-repeated="9"/>
          <table:table-cell office:value-type="float" office:value="1.3287" calcext:value-type="float">
            <text:p>1,3287</text:p>
          </table:table-cell>
          <table:table-cell office:value-type="float" office:value="1.78109396098706" calcext:value-type="float">
            <text:p>1,78109396098706</text:p>
          </table:table-cell>
          <table:table-cell office:value-type="float" office:value="1.770491" calcext:value-type="float">
            <text:p>1,770491</text:p>
          </table:table-cell>
          <table:table-cell office:value-type="float" office:value="-0.0106029609870573" calcext:value-type="float">
            <text:p>-0,01060296098705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354" calcext:value-type="float">
            <text:p>1,354</text:p>
          </table:table-cell>
          <table:table-cell office:value-type="float" office:value="1.78501015077628" calcext:value-type="float">
            <text:p>1,78501015077628</text:p>
          </table:table-cell>
          <table:table-cell office:value-type="float" office:value="1.62036" calcext:value-type="float">
            <text:p>1,62036</text:p>
          </table:table-cell>
          <table:table-cell office:value-type="float" office:value="-0.164650150776281" calcext:value-type="float">
            <text:p>-0,164650150776281</text:p>
          </table:table-cell>
          <table:table-cell table:number-columns-repeated="9"/>
          <table:table-cell office:value-type="float" office:value="1.3764" calcext:value-type="float">
            <text:p>1,3764</text:p>
          </table:table-cell>
          <table:table-cell office:value-type="float" office:value="1.78847744924579" calcext:value-type="float">
            <text:p>1,78847744924579</text:p>
          </table:table-cell>
          <table:table-cell office:value-type="float" office:value="1.857048" calcext:value-type="float">
            <text:p>1,857048</text:p>
          </table:table-cell>
          <table:table-cell office:value-type="float" office:value="0.0685705507542087" calcext:value-type="float">
            <text:p>0,068570550754208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5726" calcext:value-type="float">
            <text:p>1,5726</text:p>
          </table:table-cell>
          <table:table-cell office:value-type="float" office:value="1.81884726887606" calcext:value-type="float">
            <text:p>1,81884726887606</text:p>
          </table:table-cell>
          <table:table-cell office:value-type="float" office:value="1.943473" calcext:value-type="float">
            <text:p>1,943473</text:p>
          </table:table-cell>
          <table:table-cell office:value-type="float" office:value="0.124625731123944" calcext:value-type="float">
            <text:p>0,124625731123944</text:p>
          </table:table-cell>
          <table:table-cell table:number-columns-repeated="9"/>
          <table:table-cell office:value-type="float" office:value="0.8503" calcext:value-type="float">
            <text:p>0,8503</text:p>
          </table:table-cell>
          <table:table-cell office:value-type="float" office:value="1.70704237224537" calcext:value-type="float">
            <text:p>1,70704237224537</text:p>
          </table:table-cell>
          <table:table-cell office:value-type="float" office:value="1.519939" calcext:value-type="float">
            <text:p>1,519939</text:p>
          </table:table-cell>
          <table:table-cell office:value-type="float" office:value="-0.187103372245373" calcext:value-type="float">
            <text:p>-0,1871033722453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111" calcext:value-type="float">
            <text:p>1,111</text:p>
          </table:table-cell>
          <table:table-cell office:value-type="float" office:value="1.7473961539865" calcext:value-type="float">
            <text:p>1,7473961539865</text:p>
          </table:table-cell>
          <table:table-cell office:value-type="float" office:value="1.744291" calcext:value-type="float">
            <text:p>1,744291</text:p>
          </table:table-cell>
          <table:table-cell office:value-type="float" office:value="-0.00310515398650391" calcext:value-type="float">
            <text:p>-0,00310515398650391</text:p>
          </table:table-cell>
          <table:table-cell table:number-columns-repeated="9"/>
          <table:table-cell office:value-type="float" office:value="0.8082" calcext:value-type="float">
            <text:p>0,8082</text:p>
          </table:table-cell>
          <table:table-cell office:value-type="float" office:value="1.70052570860402" calcext:value-type="float">
            <text:p>1,70052570860402</text:p>
          </table:table-cell>
          <table:table-cell office:value-type="float" office:value="1.927105" calcext:value-type="float">
            <text:p>1,927105</text:p>
          </table:table-cell>
          <table:table-cell office:value-type="float" office:value="0.226579291395984" calcext:value-type="float">
            <text:p>0,2265792913959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3223" calcext:value-type="float">
            <text:p>1,3223</text:p>
          </table:table-cell>
          <table:table-cell office:value-type="float" office:value="1.78010330428148" calcext:value-type="float">
            <text:p>1,78010330428148</text:p>
          </table:table-cell>
          <table:table-cell office:value-type="float" office:value="1.76796" calcext:value-type="float">
            <text:p>1,76796</text:p>
          </table:table-cell>
          <table:table-cell office:value-type="float" office:value="-0.0121433042814831" calcext:value-type="float">
            <text:p>-0,0121433042814831</text:p>
          </table:table-cell>
          <table:table-cell table:number-columns-repeated="9"/>
          <table:table-cell office:value-type="float" office:value="0.965" calcext:value-type="float">
            <text:p>0,965</text:p>
          </table:table-cell>
          <table:table-cell office:value-type="float" office:value="1.72479679789059" calcext:value-type="float">
            <text:p>1,72479679789059</text:p>
          </table:table-cell>
          <table:table-cell office:value-type="float" office:value="1.7697" calcext:value-type="float">
            <text:p>1,7697</text:p>
          </table:table-cell>
          <table:table-cell office:value-type="float" office:value="0.0449032021094116" calcext:value-type="float">
            <text:p>0,04490320210941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9369" calcext:value-type="float">
            <text:p>0,9369</text:p>
          </table:table-cell>
          <table:table-cell office:value-type="float" office:value="1.72044719579268" calcext:value-type="float">
            <text:p>1,72044719579268</text:p>
          </table:table-cell>
          <table:table-cell office:value-type="float" office:value="1.973098" calcext:value-type="float">
            <text:p>1,973098</text:p>
          </table:table-cell>
          <table:table-cell office:value-type="float" office:value="0.252650804207324" calcext:value-type="float">
            <text:p>0,252650804207324</text:p>
          </table:table-cell>
          <table:table-cell table:number-columns-repeated="9"/>
          <table:table-cell office:value-type="float" office:value="1.1246" calcext:value-type="float">
            <text:p>1,1246</text:p>
          </table:table-cell>
          <table:table-cell office:value-type="float" office:value="1.74950129948585" calcext:value-type="float">
            <text:p>1,74950129948585</text:p>
          </table:table-cell>
          <table:table-cell office:value-type="float" office:value="2.183125" calcext:value-type="float">
            <text:p>2,183125</text:p>
          </table:table-cell>
          <table:table-cell office:value-type="float" office:value="0.43362370051415" calcext:value-type="float">
            <text:p>0,433623700514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152" calcext:value-type="float">
            <text:p>1,152</text:p>
          </table:table-cell>
          <table:table-cell office:value-type="float" office:value="1.75374254850659" calcext:value-type="float">
            <text:p>1,75374254850659</text:p>
          </table:table-cell>
          <table:table-cell office:value-type="float" office:value="1.686912" calcext:value-type="float">
            <text:p>1,686912</text:p>
          </table:table-cell>
          <table:table-cell office:value-type="float" office:value="-0.0668305485065899" calcext:value-type="float">
            <text:p>-0,0668305485065899</text:p>
          </table:table-cell>
          <table:table-cell table:number-columns-repeated="9"/>
          <table:table-cell office:value-type="float" office:value="1.1453" calcext:value-type="float">
            <text:p>1,1453</text:p>
          </table:table-cell>
          <table:table-cell office:value-type="float" office:value="1.75270545476794" calcext:value-type="float">
            <text:p>1,75270545476794</text:p>
          </table:table-cell>
          <table:table-cell office:value-type="float" office:value="1.794634" calcext:value-type="float">
            <text:p>1,794634</text:p>
          </table:table-cell>
          <table:table-cell office:value-type="float" office:value="0.0419285452320584" calcext:value-type="float">
            <text:p>0,04192854523205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.0336" calcext:value-type="float">
            <text:p>1,0336</text:p>
          </table:table-cell>
          <table:table-cell office:value-type="float" office:value="1.73541539945346" calcext:value-type="float">
            <text:p>1,73541539945346</text:p>
          </table:table-cell>
          <table:table-cell office:value-type="float" office:value="1.593581" calcext:value-type="float">
            <text:p>1,593581</text:p>
          </table:table-cell>
          <table:table-cell office:value-type="float" office:value="-0.141834399453464" calcext:value-type="float">
            <text:p>-0,14183439945346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3646" calcext:value-type="float">
            <text:p>1,3646</text:p>
          </table:table-cell>
          <table:table-cell office:value-type="float" office:value="1.78665092594489" calcext:value-type="float">
            <text:p>1,78665092594489</text:p>
          </table:table-cell>
          <table:table-cell office:value-type="float" office:value="1.874654" calcext:value-type="float">
            <text:p>1,874654</text:p>
          </table:table-cell>
          <table:table-cell office:value-type="float" office:value="0.0880030740551114" calcext:value-type="float">
            <text:p>0,088003074055111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3477" calcext:value-type="float">
            <text:p>1,3477</text:p>
          </table:table-cell>
          <table:table-cell office:value-type="float" office:value="1.78403497308173" calcext:value-type="float">
            <text:p>1,78403497308173</text:p>
          </table:table-cell>
          <table:table-cell office:value-type="float" office:value="1.751592" calcext:value-type="float">
            <text:p>1,751592</text:p>
          </table:table-cell>
          <table:table-cell office:value-type="float" office:value="-0.0324429730817313" calcext:value-type="float">
            <text:p>-0,032442973081731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855" calcext:value-type="float">
            <text:p>1,1855</text:p>
          </table:table-cell>
          <table:table-cell office:value-type="float" office:value="1.75892801719983" calcext:value-type="float">
            <text:p>1,75892801719983</text:p>
          </table:table-cell>
          <table:table-cell office:value-type="float" office:value="1.545479" calcext:value-type="float">
            <text:p>1,545479</text:p>
          </table:table-cell>
          <table:table-cell office:value-type="float" office:value="-0.213449017199831" calcext:value-type="float">
            <text:p>-0,21344901719983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927" calcext:value-type="float">
            <text:p>1,1927</text:p>
          </table:table-cell>
          <table:table-cell office:value-type="float" office:value="1.7600425059936" calcext:value-type="float">
            <text:p>1,7600425059936</text:p>
          </table:table-cell>
          <table:table-cell office:value-type="float" office:value="1.729979" calcext:value-type="float">
            <text:p>1,729979</text:p>
          </table:table-cell>
          <table:table-cell office:value-type="float" office:value="-0.0300635059936021" calcext:value-type="float">
            <text:p>-0,030063505993602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172" calcext:value-type="float">
            <text:p>1,2172</text:p>
          </table:table-cell>
          <table:table-cell office:value-type="float" office:value="1.76383486369463" calcext:value-type="float">
            <text:p>1,76383486369463</text:p>
          </table:table-cell>
          <table:table-cell office:value-type="float" office:value="1.568516" calcext:value-type="float">
            <text:p>1,568516</text:p>
          </table:table-cell>
          <table:table-cell office:value-type="float" office:value="-0.195318863694629" calcext:value-type="float">
            <text:p>-0,19531886369462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866" calcext:value-type="float">
            <text:p>1,0866</text:p>
          </table:table-cell>
          <table:table-cell office:value-type="float" office:value="1.7436192752965" calcext:value-type="float">
            <text:p>1,7436192752965</text:p>
          </table:table-cell>
          <table:table-cell office:value-type="float" office:value="1.642368" calcext:value-type="float">
            <text:p>1,642368</text:p>
          </table:table-cell>
          <table:table-cell office:value-type="float" office:value="-0.101251275296502" calcext:value-type="float">
            <text:p>-0,10125127529650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272" calcext:value-type="float">
            <text:p>1,2272</text:p>
          </table:table-cell>
          <table:table-cell office:value-type="float" office:value="1.76538276479709" calcext:value-type="float">
            <text:p>1,76538276479709</text:p>
          </table:table-cell>
          <table:table-cell office:value-type="float" office:value="1.577424" calcext:value-type="float">
            <text:p>1,577424</text:p>
          </table:table-cell>
          <table:table-cell office:value-type="float" office:value="-0.187958764797089" calcext:value-type="float">
            <text:p>-0,18795876479708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091" calcext:value-type="float">
            <text:p>1,0091</text:p>
          </table:table-cell>
          <table:table-cell office:value-type="float" office:value="1.73162304175244" calcext:value-type="float">
            <text:p>1,73162304175244</text:p>
          </table:table-cell>
          <table:table-cell office:value-type="float" office:value="1.585806" calcext:value-type="float">
            <text:p>1,585806</text:p>
          </table:table-cell>
          <table:table-cell office:value-type="float" office:value="-0.145817041752437" calcext:value-type="float">
            <text:p>-0,14581704175243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967" calcext:value-type="float">
            <text:p>1,1967</text:p>
          </table:table-cell>
          <table:table-cell office:value-type="float" office:value="1.76066166643459" calcext:value-type="float">
            <text:p>1,76066166643459</text:p>
          </table:table-cell>
          <table:table-cell office:value-type="float" office:value="1.910579" calcext:value-type="float">
            <text:p>1,910579</text:p>
          </table:table-cell>
          <table:table-cell office:value-type="float" office:value="0.149917333565414" calcext:value-type="float">
            <text:p>0,14991733356541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737" calcext:value-type="float">
            <text:p>1,2737</text:p>
          </table:table-cell>
          <table:table-cell office:value-type="float" office:value="1.77258050492353" calcext:value-type="float">
            <text:p>1,77258050492353</text:p>
          </table:table-cell>
          <table:table-cell office:value-type="float" office:value="1.757602" calcext:value-type="float">
            <text:p>1,757602</text:p>
          </table:table-cell>
          <table:table-cell office:value-type="float" office:value="-0.0149785049235274" calcext:value-type="float">
            <text:p>-0,014978504923527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976" calcext:value-type="float">
            <text:p>0,976</text:p>
          </table:table-cell>
          <table:table-cell office:value-type="float" office:value="1.72649948910329" calcext:value-type="float">
            <text:p>1,72649948910329</text:p>
          </table:table-cell>
          <table:table-cell office:value-type="float" office:value="1.903621" calcext:value-type="float">
            <text:p>1,903621</text:p>
          </table:table-cell>
          <table:table-cell office:value-type="float" office:value="0.177121510896705" calcext:value-type="float">
            <text:p>0,17712151089670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6145" calcext:value-type="float">
            <text:p>1,6145</text:p>
          </table:table-cell>
          <table:table-cell office:value-type="float" office:value="1.82533297449536" calcext:value-type="float">
            <text:p>1,82533297449536</text:p>
          </table:table-cell>
          <table:table-cell office:value-type="float" office:value="1.800406" calcext:value-type="float">
            <text:p>1,800406</text:p>
          </table:table-cell>
          <table:table-cell office:value-type="float" office:value="-0.0249269744953631" calcext:value-type="float">
            <text:p>-0,024926974495363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799" calcext:value-type="float">
            <text:p>1,0799</text:p>
          </table:table-cell>
          <table:table-cell office:value-type="float" office:value="1.74258218155785" calcext:value-type="float">
            <text:p>1,74258218155785</text:p>
          </table:table-cell>
          <table:table-cell office:value-type="float" office:value="1.627318" calcext:value-type="float">
            <text:p>1,627318</text:p>
          </table:table-cell>
          <table:table-cell office:value-type="float" office:value="-0.115264181557853" calcext:value-type="float">
            <text:p>-0,11526418155785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9482" calcext:value-type="float">
            <text:p>0,9482</text:p>
          </table:table-cell>
          <table:table-cell office:value-type="float" office:value="1.72219632403846" calcext:value-type="float">
            <text:p>1,72219632403846</text:p>
          </table:table-cell>
          <table:table-cell office:value-type="float" office:value="1.844343" calcext:value-type="float">
            <text:p>1,844343</text:p>
          </table:table-cell>
          <table:table-cell office:value-type="float" office:value="0.122146675961544" calcext:value-type="float">
            <text:p>0,12214667596154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691" calcext:value-type="float">
            <text:p>1,0691</text:p>
          </table:table-cell>
          <table:table-cell office:value-type="float" office:value="1.7409104483672" calcext:value-type="float">
            <text:p>1,7409104483672</text:p>
          </table:table-cell>
          <table:table-cell office:value-type="float" office:value="1.757707" calcext:value-type="float">
            <text:p>1,757707</text:p>
          </table:table-cell>
          <table:table-cell office:value-type="float" office:value="0.0167965516328032" calcext:value-type="float">
            <text:p>0,016796551632803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789" calcext:value-type="float">
            <text:p>1,2789</text:p>
          </table:table-cell>
          <table:table-cell office:value-type="float" office:value="1.77338541349681" calcext:value-type="float">
            <text:p>1,77338541349681</text:p>
          </table:table-cell>
          <table:table-cell office:value-type="float" office:value="1.683169" calcext:value-type="float">
            <text:p>1,683169</text:p>
          </table:table-cell>
          <table:table-cell office:value-type="float" office:value="-0.0902164134968069" calcext:value-type="float">
            <text:p>-0,090216413496806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011" calcext:value-type="float">
            <text:p>1,0011</text:p>
          </table:table-cell>
          <table:table-cell office:value-type="float" office:value="1.73038472087047" calcext:value-type="float">
            <text:p>1,73038472087047</text:p>
          </table:table-cell>
          <table:table-cell office:value-type="float" office:value="1.498511" calcext:value-type="float">
            <text:p>1,498511</text:p>
          </table:table-cell>
          <table:table-cell office:value-type="float" office:value="-0.231873720870469" calcext:value-type="float">
            <text:p>-0,23187372087046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247" calcext:value-type="float">
            <text:p>1,0247</text:p>
          </table:table-cell>
          <table:table-cell office:value-type="float" office:value="1.73403776747227" calcext:value-type="float">
            <text:p>1,73403776747227</text:p>
          </table:table-cell>
          <table:table-cell office:value-type="float" office:value="1.699221" calcext:value-type="float">
            <text:p>1,699221</text:p>
          </table:table-cell>
          <table:table-cell office:value-type="float" office:value="-0.0348167674722744" calcext:value-type="float">
            <text:p>-0,034816767472274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065" calcext:value-type="float">
            <text:p>1,2065</text:p>
          </table:table-cell>
          <table:table-cell office:value-type="float" office:value="1.762178609515" calcext:value-type="float">
            <text:p>1,762178609515</text:p>
          </table:table-cell>
          <table:table-cell office:value-type="float" office:value="1.748113" calcext:value-type="float">
            <text:p>1,748113</text:p>
          </table:table-cell>
          <table:table-cell office:value-type="float" office:value="-0.0140656095149967" calcext:value-type="float">
            <text:p>-0,014065609514996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4549" calcext:value-type="float">
            <text:p>1,4549</text:p>
          </table:table-cell>
          <table:table-cell office:value-type="float" office:value="1.8006284729001" calcext:value-type="float">
            <text:p>1,8006284729001</text:p>
          </table:table-cell>
          <table:table-cell office:value-type="float" office:value="1.672732" calcext:value-type="float">
            <text:p>1,672732</text:p>
          </table:table-cell>
          <table:table-cell office:value-type="float" office:value="-0.127896472900102" calcext:value-type="float">
            <text:p>-0,12789647290010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535" calcext:value-type="float">
            <text:p>1,0535</text:p>
          </table:table-cell>
          <table:table-cell office:value-type="float" office:value="1.73849572264736" calcext:value-type="float">
            <text:p>1,73849572264736</text:p>
          </table:table-cell>
          <table:table-cell office:value-type="float" office:value="1.901064" calcext:value-type="float">
            <text:p>1,901064</text:p>
          </table:table-cell>
          <table:table-cell office:value-type="float" office:value="0.162568277352641" calcext:value-type="float">
            <text:p>0,16256827735264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7585" calcext:value-type="float">
            <text:p>1,7585</text:p>
          </table:table-cell>
          <table:table-cell office:value-type="float" office:value="1.84762275037079" calcext:value-type="float">
            <text:p>1,84762275037079</text:p>
          </table:table-cell>
          <table:table-cell office:value-type="float" office:value="1.65929" calcext:value-type="float">
            <text:p>1,65929</text:p>
          </table:table-cell>
          <table:table-cell office:value-type="float" office:value="-0.188332750370787" calcext:value-type="float">
            <text:p>-0,18833275037078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4113" calcext:value-type="float">
            <text:p>1,4113</text:p>
          </table:table-cell>
          <table:table-cell office:value-type="float" office:value="1.79387962409338" calcext:value-type="float">
            <text:p>1,79387962409338</text:p>
          </table:table-cell>
          <table:table-cell office:value-type="float" office:value="1.542843" calcext:value-type="float">
            <text:p>1,542843</text:p>
          </table:table-cell>
          <table:table-cell office:value-type="float" office:value="-0.251036624093377" calcext:value-type="float">
            <text:p>-0,25103662409337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34" calcext:value-type="float">
            <text:p>1,234</text:p>
          </table:table-cell>
          <table:table-cell office:value-type="float" office:value="1.76643533754676" calcext:value-type="float">
            <text:p>1,76643533754676</text:p>
          </table:table-cell>
          <table:table-cell office:value-type="float" office:value="1.910368" calcext:value-type="float">
            <text:p>1,910368</text:p>
          </table:table-cell>
          <table:table-cell office:value-type="float" office:value="0.143932662453238" calcext:value-type="float">
            <text:p>0,14393266245323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9995" calcext:value-type="float">
            <text:p>0,9995</text:p>
          </table:table-cell>
          <table:table-cell office:value-type="float" office:value="1.73013705669408" calcext:value-type="float">
            <text:p>1,73013705669408</text:p>
          </table:table-cell>
          <table:table-cell office:value-type="float" office:value="1.870411" calcext:value-type="float">
            <text:p>1,870411</text:p>
          </table:table-cell>
          <table:table-cell office:value-type="float" office:value="0.140273943305925" calcext:value-type="float">
            <text:p>0,14027394330592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925" calcext:value-type="float">
            <text:p>1,925</text:p>
          </table:table-cell>
          <table:table-cell office:value-type="float" office:value="1.87339530372674" calcext:value-type="float">
            <text:p>1,87339530372674</text:p>
          </table:table-cell>
          <table:table-cell office:value-type="float" office:value="1.641894" calcext:value-type="float">
            <text:p>1,641894</text:p>
          </table:table-cell>
          <table:table-cell office:value-type="float" office:value="-0.231501303726745" calcext:value-type="float">
            <text:p>-0,23150130372674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8381" calcext:value-type="float">
            <text:p>1,8381</text:p>
          </table:table-cell>
          <table:table-cell office:value-type="float" office:value="1.85994404314637" calcext:value-type="float">
            <text:p>1,85994404314637</text:p>
          </table:table-cell>
          <table:table-cell office:value-type="float" office:value="1.720886" calcext:value-type="float">
            <text:p>1,720886</text:p>
          </table:table-cell>
          <table:table-cell office:value-type="float" office:value="-0.139058043146368" calcext:value-type="float">
            <text:p>-0,13905804314636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98" calcext:value-type="float">
            <text:p>0,98</text:p>
          </table:table-cell>
          <table:table-cell office:value-type="float" office:value="1.72711864954428" calcext:value-type="float">
            <text:p>1,72711864954428</text:p>
          </table:table-cell>
          <table:table-cell office:value-type="float" office:value="1.833774" calcext:value-type="float">
            <text:p>1,833774</text:p>
          </table:table-cell>
          <table:table-cell office:value-type="float" office:value="0.106655350455722" calcext:value-type="float">
            <text:p>0,10665535045572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778" calcext:value-type="float">
            <text:p>1,1778</text:p>
          </table:table-cell>
          <table:table-cell office:value-type="float" office:value="1.75773613335094" calcext:value-type="float">
            <text:p>1,75773613335094</text:p>
          </table:table-cell>
          <table:table-cell office:value-type="float" office:value="1.734513" calcext:value-type="float">
            <text:p>1,734513</text:p>
          </table:table-cell>
          <table:table-cell office:value-type="float" office:value="-0.0232231333509365" calcext:value-type="float">
            <text:p>-0,023223133350936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8371" calcext:value-type="float">
            <text:p>0,8371</text:p>
          </table:table-cell>
          <table:table-cell office:value-type="float" office:value="1.70499914279013" calcext:value-type="float">
            <text:p>1,70499914279013</text:p>
          </table:table-cell>
          <table:table-cell office:value-type="float" office:value="1.639021" calcext:value-type="float">
            <text:p>1,639021</text:p>
          </table:table-cell>
          <table:table-cell office:value-type="float" office:value="-0.0659781427901256" calcext:value-type="float">
            <text:p>-0,065978142790125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6864" calcext:value-type="float">
            <text:p>1,6864</text:p>
          </table:table-cell>
          <table:table-cell office:value-type="float" office:value="1.83646238342205" calcext:value-type="float">
            <text:p>1,83646238342205</text:p>
          </table:table-cell>
          <table:table-cell office:value-type="float" office:value="3.042011" calcext:value-type="float">
            <text:p>3,042011</text:p>
          </table:table-cell>
          <table:table-cell office:value-type="float" office:value="1.20554861657795" calcext:value-type="float">
            <text:p>1,2055486165779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332" calcext:value-type="float">
            <text:p>1,0332</text:p>
          </table:table-cell>
          <table:table-cell office:value-type="float" office:value="1.73535348340937" calcext:value-type="float">
            <text:p>1,73535348340937</text:p>
          </table:table-cell>
          <table:table-cell office:value-type="float" office:value="1.716221" calcext:value-type="float">
            <text:p>1,716221</text:p>
          </table:table-cell>
          <table:table-cell office:value-type="float" office:value="-0.0191324834093656" calcext:value-type="float">
            <text:p>-0,019132483409365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9506" calcext:value-type="float">
            <text:p>0,9506</text:p>
          </table:table-cell>
          <table:table-cell office:value-type="float" office:value="1.72256782030305" calcext:value-type="float">
            <text:p>1,72256782030305</text:p>
          </table:table-cell>
          <table:table-cell office:value-type="float" office:value="1.991258" calcext:value-type="float">
            <text:p>1,991258</text:p>
          </table:table-cell>
          <table:table-cell office:value-type="float" office:value="0.268690179696954" calcext:value-type="float">
            <text:p>0,26869017969695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205" calcext:value-type="float">
            <text:p>1,1205</text:p>
          </table:table-cell>
          <table:table-cell office:value-type="float" office:value="1.74886666003384" calcext:value-type="float">
            <text:p>1,74886666003384</text:p>
          </table:table-cell>
          <table:table-cell office:value-type="float" office:value="1.820832" calcext:value-type="float">
            <text:p>1,820832</text:p>
          </table:table-cell>
          <table:table-cell office:value-type="float" office:value="0.0719653399661591" calcext:value-type="float">
            <text:p>0,071965339966159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614" calcext:value-type="float">
            <text:p>1,2614</text:p>
          </table:table-cell>
          <table:table-cell office:value-type="float" office:value="1.7706765865675" calcext:value-type="float">
            <text:p>1,7706765865675</text:p>
          </table:table-cell>
          <table:table-cell office:value-type="float" office:value="1.816299" calcext:value-type="float">
            <text:p>1,816299</text:p>
          </table:table-cell>
          <table:table-cell office:value-type="float" office:value="0.0456224134324983" calcext:value-type="float">
            <text:p>0,045622413432498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096" calcext:value-type="float">
            <text:p>1,1096</text:p>
          </table:table-cell>
          <table:table-cell office:value-type="float" office:value="1.74717944783216" calcext:value-type="float">
            <text:p>1,74717944783216</text:p>
          </table:table-cell>
          <table:table-cell office:value-type="float" office:value="1.674919" calcext:value-type="float">
            <text:p>1,674919</text:p>
          </table:table-cell>
          <table:table-cell office:value-type="float" office:value="-0.0722604478321596" calcext:value-type="float">
            <text:p>-0,072260447832159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025" calcext:value-type="float">
            <text:p>1,0025</text:p>
          </table:table-cell>
          <table:table-cell office:value-type="float" office:value="1.73060142702481" calcext:value-type="float">
            <text:p>1,73060142702481</text:p>
          </table:table-cell>
          <table:table-cell office:value-type="float" office:value="1.862003" calcext:value-type="float">
            <text:p>1,862003</text:p>
          </table:table-cell>
          <table:table-cell office:value-type="float" office:value="0.131401572975187" calcext:value-type="float">
            <text:p>0,13140157297518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7029" calcext:value-type="float">
            <text:p>1,7029</text:p>
          </table:table-cell>
          <table:table-cell office:value-type="float" office:value="1.83901642024111" calcext:value-type="float">
            <text:p>1,83901642024111</text:p>
          </table:table-cell>
          <table:table-cell office:value-type="float" office:value="1.876315" calcext:value-type="float">
            <text:p>1,876315</text:p>
          </table:table-cell>
          <table:table-cell office:value-type="float" office:value="0.037298579758891" calcext:value-type="float">
            <text:p>0,03729857975889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21" calcext:value-type="float">
            <text:p>1,221</text:p>
          </table:table-cell>
          <table:table-cell office:value-type="float" office:value="1.76442306611356" calcext:value-type="float">
            <text:p>1,76442306611356</text:p>
          </table:table-cell>
          <table:table-cell office:value-type="float" office:value="1.640866" calcext:value-type="float">
            <text:p>1,640866</text:p>
          </table:table-cell>
          <table:table-cell office:value-type="float" office:value="-0.123557066113564" calcext:value-type="float">
            <text:p>-0,12355706611356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9567" calcext:value-type="float">
            <text:p>1,9567</text:p>
          </table:table-cell>
          <table:table-cell office:value-type="float" office:value="1.87830215022154" calcext:value-type="float">
            <text:p>1,87830215022154</text:p>
          </table:table-cell>
          <table:table-cell office:value-type="float" office:value="2.242113" calcext:value-type="float">
            <text:p>2,242113</text:p>
          </table:table-cell>
          <table:table-cell office:value-type="float" office:value="0.363810849778457" calcext:value-type="float">
            <text:p>0,36381084977845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641" calcext:value-type="float">
            <text:p>1,1641</text:p>
          </table:table-cell>
          <table:table-cell office:value-type="float" office:value="1.75561550884057" calcext:value-type="float">
            <text:p>1,75561550884057</text:p>
          </table:table-cell>
          <table:table-cell office:value-type="float" office:value="1.777185" calcext:value-type="float">
            <text:p>1,777185</text:p>
          </table:table-cell>
          <table:table-cell office:value-type="float" office:value="0.0215694911594337" calcext:value-type="float">
            <text:p>0,021569491159433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947" calcext:value-type="float">
            <text:p>1,1947</text:p>
          </table:table-cell>
          <table:table-cell office:value-type="float" office:value="1.76035208621409" calcext:value-type="float">
            <text:p>1,76035208621409</text:p>
          </table:table-cell>
          <table:table-cell office:value-type="float" office:value="1.671098" calcext:value-type="float">
            <text:p>1,671098</text:p>
          </table:table-cell>
          <table:table-cell office:value-type="float" office:value="-0.0892540862140938" calcext:value-type="float">
            <text:p>-0,089254086214093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185" calcext:value-type="float">
            <text:p>1,1185</text:p>
          </table:table-cell>
          <table:table-cell office:value-type="float" office:value="1.74855707981335" calcext:value-type="float">
            <text:p>1,74855707981335</text:p>
          </table:table-cell>
          <table:table-cell office:value-type="float" office:value="1.808629" calcext:value-type="float">
            <text:p>1,808629</text:p>
          </table:table-cell>
          <table:table-cell office:value-type="float" office:value="0.0600719201866511" calcext:value-type="float">
            <text:p>0,060071920186651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68" calcext:value-type="float">
            <text:p>1,068</text:p>
          </table:table-cell>
          <table:table-cell office:value-type="float" office:value="1.74074017924593" calcext:value-type="float">
            <text:p>1,74074017924593</text:p>
          </table:table-cell>
          <table:table-cell office:value-type="float" office:value="1.747481" calcext:value-type="float">
            <text:p>1,747481</text:p>
          </table:table-cell>
          <table:table-cell office:value-type="float" office:value="0.00674082075407378" calcext:value-type="float">
            <text:p>0,0067408207540737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198" calcext:value-type="float">
            <text:p>1,2198</text:p>
          </table:table-cell>
          <table:table-cell office:value-type="float" office:value="1.76423731798127" calcext:value-type="float">
            <text:p>1,76423731798127</text:p>
          </table:table-cell>
          <table:table-cell office:value-type="float" office:value="1.762056" calcext:value-type="float">
            <text:p>1,762056</text:p>
          </table:table-cell>
          <table:table-cell office:value-type="float" office:value="-0.00218131798126842" calcext:value-type="float">
            <text:p>-0,0021813179812684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966" calcext:value-type="float">
            <text:p>1,966</text:p>
          </table:table-cell>
          <table:table-cell office:value-type="float" office:value="1.87974169824683" calcext:value-type="float">
            <text:p>1,87974169824683</text:p>
          </table:table-cell>
          <table:table-cell office:value-type="float" office:value="1.839994" calcext:value-type="float">
            <text:p>1,839994</text:p>
          </table:table-cell>
          <table:table-cell office:value-type="float" office:value="-0.0397476982468308" calcext:value-type="float">
            <text:p>-0,039747698246830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032" calcext:value-type="float">
            <text:p>1,0032</text:p>
          </table:table-cell>
          <table:table-cell office:value-type="float" office:value="1.73070978010199" calcext:value-type="float">
            <text:p>1,73070978010199</text:p>
          </table:table-cell>
          <table:table-cell office:value-type="float" office:value="1.583012" calcext:value-type="float">
            <text:p>1,583012</text:p>
          </table:table-cell>
          <table:table-cell office:value-type="float" office:value="-0.147697780101986" calcext:value-type="float">
            <text:p>-0,14769778010198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846" calcext:value-type="float">
            <text:p>0,846</text:p>
          </table:table-cell>
          <table:table-cell office:value-type="float" office:value="1.70637677477132" calcext:value-type="float">
            <text:p>1,70637677477132</text:p>
          </table:table-cell>
          <table:table-cell office:value-type="float" office:value="1.592817" calcext:value-type="float">
            <text:p>1,592817</text:p>
          </table:table-cell>
          <table:table-cell office:value-type="float" office:value="-0.113559774771315" calcext:value-type="float">
            <text:p>-0,11355977477131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291" calcext:value-type="float">
            <text:p>1,2291</text:p>
          </table:table-cell>
          <table:table-cell office:value-type="float" office:value="1.76567686600656" calcext:value-type="float">
            <text:p>1,76567686600656</text:p>
          </table:table-cell>
          <table:table-cell office:value-type="float" office:value="1.85457" calcext:value-type="float">
            <text:p>1,85457</text:p>
          </table:table-cell>
          <table:table-cell office:value-type="float" office:value="0.0888931339934438" calcext:value-type="float">
            <text:p>0,088893133993443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2543" calcext:value-type="float">
            <text:p>1,2543</text:p>
          </table:table-cell>
          <table:table-cell office:value-type="float" office:value="1.76957757678476" calcext:value-type="float">
            <text:p>1,76957757678476</text:p>
          </table:table-cell>
          <table:table-cell office:value-type="float" office:value="1.813031" calcext:value-type="float">
            <text:p>1,813031</text:p>
          </table:table-cell>
          <table:table-cell office:value-type="float" office:value="0.0434534232152448" calcext:value-type="float">
            <text:p>0,043453423215244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388" calcext:value-type="float">
            <text:p>1,1388</text:p>
          </table:table-cell>
          <table:table-cell office:value-type="float" office:value="1.75169931905134" calcext:value-type="float">
            <text:p>1,75169931905134</text:p>
          </table:table-cell>
          <table:table-cell office:value-type="float" office:value="1.660977" calcext:value-type="float">
            <text:p>1,660977</text:p>
          </table:table-cell>
          <table:table-cell office:value-type="float" office:value="-0.0907223190513429" calcext:value-type="float">
            <text:p>-0,090722319051342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387" calcext:value-type="float">
            <text:p>1,0387</text:p>
          </table:table-cell>
          <table:table-cell office:value-type="float" office:value="1.73620482901572" calcext:value-type="float">
            <text:p>1,73620482901572</text:p>
          </table:table-cell>
          <table:table-cell office:value-type="float" office:value="1.824048" calcext:value-type="float">
            <text:p>1,824048</text:p>
          </table:table-cell>
          <table:table-cell office:value-type="float" office:value="0.0878431709842813" calcext:value-type="float">
            <text:p>0,087843170984281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4401" calcext:value-type="float">
            <text:p>1,4401</text:p>
          </table:table-cell>
          <table:table-cell office:value-type="float" office:value="1.79833757926846" calcext:value-type="float">
            <text:p>1,79833757926846</text:p>
          </table:table-cell>
          <table:table-cell office:value-type="float" office:value="1.622811" calcext:value-type="float">
            <text:p>1,622811</text:p>
          </table:table-cell>
          <table:table-cell office:value-type="float" office:value="-0.175526579268461" calcext:value-type="float">
            <text:p>-0,17552657926846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3059" calcext:value-type="float">
            <text:p>1,3059</text:p>
          </table:table-cell>
          <table:table-cell office:value-type="float" office:value="1.77756474647345" calcext:value-type="float">
            <text:p>1,77756474647345</text:p>
          </table:table-cell>
          <table:table-cell office:value-type="float" office:value="1.614061" calcext:value-type="float">
            <text:p>1,614061</text:p>
          </table:table-cell>
          <table:table-cell office:value-type="float" office:value="-0.163503746473449" calcext:value-type="float">
            <text:p>-0,16350374647344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369" calcext:value-type="float">
            <text:p>1,1369</text:p>
          </table:table-cell>
          <table:table-cell office:value-type="float" office:value="1.75140521784188" calcext:value-type="float">
            <text:p>1,75140521784188</text:p>
          </table:table-cell>
          <table:table-cell office:value-type="float" office:value="1.886093" calcext:value-type="float">
            <text:p>1,886093</text:p>
          </table:table-cell>
          <table:table-cell office:value-type="float" office:value="0.134687782158125" calcext:value-type="float">
            <text:p>0,13468778215812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8648" calcext:value-type="float">
            <text:p>0,8648</text:p>
          </table:table-cell>
          <table:table-cell office:value-type="float" office:value="1.70928682884394" calcext:value-type="float">
            <text:p>1,70928682884394</text:p>
          </table:table-cell>
          <table:table-cell office:value-type="float" office:value="1.802066" calcext:value-type="float">
            <text:p>1,802066</text:p>
          </table:table-cell>
          <table:table-cell office:value-type="float" office:value="0.0927791711560602" calcext:value-type="float">
            <text:p>0,092779171156060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972" calcext:value-type="float">
            <text:p>1,1972</text:p>
          </table:table-cell>
          <table:table-cell office:value-type="float" office:value="1.76073906148971" calcext:value-type="float">
            <text:p>1,76073906148971</text:p>
          </table:table-cell>
          <table:table-cell office:value-type="float" office:value="1.727159" calcext:value-type="float">
            <text:p>1,727159</text:p>
          </table:table-cell>
          <table:table-cell office:value-type="float" office:value="-0.0335800614897088" calcext:value-type="float">
            <text:p>-0,033580061489708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965" calcext:value-type="float">
            <text:p>1,0965</text:p>
          </table:table-cell>
          <table:table-cell office:value-type="float" office:value="1.74515169738794" calcext:value-type="float">
            <text:p>1,74515169738794</text:p>
          </table:table-cell>
          <table:table-cell office:value-type="float" office:value="1.53151" calcext:value-type="float">
            <text:p>1,53151</text:p>
          </table:table-cell>
          <table:table-cell office:value-type="float" office:value="-0.213641697387937" calcext:value-type="float">
            <text:p>-0,21364169738793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493" calcext:value-type="float">
            <text:p>1,493</text:p>
          </table:table-cell>
          <table:table-cell office:value-type="float" office:value="1.80652597610047" calcext:value-type="float">
            <text:p>1,80652597610047</text:p>
          </table:table-cell>
          <table:table-cell office:value-type="float" office:value="1.599011" calcext:value-type="float">
            <text:p>1,599011</text:p>
          </table:table-cell>
          <table:table-cell office:value-type="float" office:value="-0.207514976100475" calcext:value-type="float">
            <text:p>-0,20751497610047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264" calcext:value-type="float">
            <text:p>1,1264</text:p>
          </table:table-cell>
          <table:table-cell office:value-type="float" office:value="1.74977992168429" calcext:value-type="float">
            <text:p>1,74977992168429</text:p>
          </table:table-cell>
          <table:table-cell office:value-type="float" office:value="1.850273" calcext:value-type="float">
            <text:p>1,850273</text:p>
          </table:table-cell>
          <table:table-cell office:value-type="float" office:value="0.100493078315708" calcext:value-type="float">
            <text:p>0,10049307831570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5088" calcext:value-type="float">
            <text:p>1,5088</text:p>
          </table:table-cell>
          <table:table-cell office:value-type="float" office:value="1.80897165984236" calcext:value-type="float">
            <text:p>1,80897165984236</text:p>
          </table:table-cell>
          <table:table-cell office:value-type="float" office:value="1.661899" calcext:value-type="float">
            <text:p>1,661899</text:p>
          </table:table-cell>
          <table:table-cell office:value-type="float" office:value="-0.147072659842361" calcext:value-type="float">
            <text:p>-0,14707265984236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376" calcext:value-type="float">
            <text:p>1,376</text:p>
          </table:table-cell>
          <table:table-cell office:value-type="float" office:value="1.78841553320169" calcext:value-type="float">
            <text:p>1,78841553320169</text:p>
          </table:table-cell>
          <table:table-cell office:value-type="float" office:value="1.753806" calcext:value-type="float">
            <text:p>1,753806</text:p>
          </table:table-cell>
          <table:table-cell office:value-type="float" office:value="-0.0346095332016929" calcext:value-type="float">
            <text:p>-0,0346095332016929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9648" calcext:value-type="float">
            <text:p>1,9648</text:p>
          </table:table-cell>
          <table:table-cell office:value-type="float" office:value="1.87955595011454" calcext:value-type="float">
            <text:p>1,87955595011454</text:p>
          </table:table-cell>
          <table:table-cell office:value-type="float" office:value="1.739178" calcext:value-type="float">
            <text:p>1,739178</text:p>
          </table:table-cell>
          <table:table-cell office:value-type="float" office:value="-0.140377950114536" calcext:value-type="float">
            <text:p>-0,14037795011453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112" calcext:value-type="float">
            <text:p>1,1112</text:p>
          </table:table-cell>
          <table:table-cell office:value-type="float" office:value="1.74742711200855" calcext:value-type="float">
            <text:p>1,74742711200855</text:p>
          </table:table-cell>
          <table:table-cell office:value-type="float" office:value="1.541684" calcext:value-type="float">
            <text:p>1,541684</text:p>
          </table:table-cell>
          <table:table-cell office:value-type="float" office:value="-0.205743112008553" calcext:value-type="float">
            <text:p>-0,20574311200855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605" calcext:value-type="float">
            <text:p>1,605</text:p>
          </table:table-cell>
          <table:table-cell office:value-type="float" office:value="1.82386246844803" calcext:value-type="float">
            <text:p>1,82386246844803</text:p>
          </table:table-cell>
          <table:table-cell office:value-type="float" office:value="1.660238" calcext:value-type="float">
            <text:p>1,660238</text:p>
          </table:table-cell>
          <table:table-cell office:value-type="float" office:value="-0.163624468448026" calcext:value-type="float">
            <text:p>-0,16362446844802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6034" calcext:value-type="float">
            <text:p>1,6034</text:p>
          </table:table-cell>
          <table:table-cell office:value-type="float" office:value="1.82361480427163" calcext:value-type="float">
            <text:p>1,82361480427163</text:p>
          </table:table-cell>
          <table:table-cell office:value-type="float" office:value="1.719068" calcext:value-type="float">
            <text:p>1,719068</text:p>
          </table:table-cell>
          <table:table-cell office:value-type="float" office:value="-0.104546804271632" calcext:value-type="float">
            <text:p>-0,10454680427163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3149" calcext:value-type="float">
            <text:p>1,3149</text:p>
          </table:table-cell>
          <table:table-cell office:value-type="float" office:value="1.77895785746566" calcext:value-type="float">
            <text:p>1,77895785746566</text:p>
          </table:table-cell>
          <table:table-cell office:value-type="float" office:value="1.76572" calcext:value-type="float">
            <text:p>1,76572</text:p>
          </table:table-cell>
          <table:table-cell office:value-type="float" office:value="-0.0132378574656626" calcext:value-type="float">
            <text:p>-0,013237857465662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0788" calcext:value-type="float">
            <text:p>1,0788</text:p>
          </table:table-cell>
          <table:table-cell office:value-type="float" office:value="1.74241191243658" calcext:value-type="float">
            <text:p>1,74241191243658</text:p>
          </table:table-cell>
          <table:table-cell office:value-type="float" office:value="1.867142" calcext:value-type="float">
            <text:p>1,867142</text:p>
          </table:table-cell>
          <table:table-cell office:value-type="float" office:value="0.124730087563417" calcext:value-type="float">
            <text:p>0,12473008756341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9085" calcext:value-type="float">
            <text:p>1,9085</text:p>
          </table:table-cell>
          <table:table-cell office:value-type="float" office:value="1.87084126690769" calcext:value-type="float">
            <text:p>1,87084126690769</text:p>
          </table:table-cell>
          <table:table-cell office:value-type="float" office:value="1.673681" calcext:value-type="float">
            <text:p>1,673681</text:p>
          </table:table-cell>
          <table:table-cell office:value-type="float" office:value="-0.197160266907686" calcext:value-type="float">
            <text:p>-0,19716026690768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852" calcext:value-type="float">
            <text:p>1,1852</text:p>
          </table:table-cell>
          <table:table-cell office:value-type="float" office:value="1.75888158016676" calcext:value-type="float">
            <text:p>1,75888158016676</text:p>
          </table:table-cell>
          <table:table-cell office:value-type="float" office:value="1.511241" calcext:value-type="float">
            <text:p>1,511241</text:p>
          </table:table-cell>
          <table:table-cell office:value-type="float" office:value="-0.247640580166757" calcext:value-type="float">
            <text:p>-0,24764058016675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6444" calcext:value-type="float">
            <text:p>1,6444</text:p>
          </table:table-cell>
          <table:table-cell office:value-type="float" office:value="1.82996119879172" calcext:value-type="float">
            <text:p>1,82996119879172</text:p>
          </table:table-cell>
          <table:table-cell office:value-type="float" office:value="1.691182" calcext:value-type="float">
            <text:p>1,691182</text:p>
          </table:table-cell>
          <table:table-cell office:value-type="float" office:value="-0.138779198791718" calcext:value-type="float">
            <text:p>-0,138779198791718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7975" calcext:value-type="float">
            <text:p>0,7975</text:p>
          </table:table-cell>
          <table:table-cell office:value-type="float" office:value="1.69886945442438" calcext:value-type="float">
            <text:p>1,69886945442438</text:p>
          </table:table-cell>
          <table:table-cell office:value-type="float" office:value="1.84292" calcext:value-type="float">
            <text:p>1,84292</text:p>
          </table:table-cell>
          <table:table-cell office:value-type="float" office:value="0.144050545575616" calcext:value-type="float">
            <text:p>0,14405054557561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4086" calcext:value-type="float">
            <text:p>1,4086</text:p>
          </table:table-cell>
          <table:table-cell office:value-type="float" office:value="1.79346169079571" calcext:value-type="float">
            <text:p>1,79346169079571</text:p>
          </table:table-cell>
          <table:table-cell office:value-type="float" office:value="1.517962" calcext:value-type="float">
            <text:p>1,517962</text:p>
          </table:table-cell>
          <table:table-cell office:value-type="float" office:value="-0.275499690795712" calcext:value-type="float">
            <text:p>-0,275499690795712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5385" calcext:value-type="float">
            <text:p>1,5385</text:p>
          </table:table-cell>
          <table:table-cell office:value-type="float" office:value="1.81356892611667" calcext:value-type="float">
            <text:p>1,81356892611667</text:p>
          </table:table-cell>
          <table:table-cell office:value-type="float" office:value="1.830295" calcext:value-type="float">
            <text:p>1,830295</text:p>
          </table:table-cell>
          <table:table-cell office:value-type="float" office:value="0.0167260738833326" calcext:value-type="float">
            <text:p>0,016726073883332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5445" calcext:value-type="float">
            <text:p>1,5445</text:p>
          </table:table-cell>
          <table:table-cell office:value-type="float" office:value="1.81449766677814" calcext:value-type="float">
            <text:p>1,81449766677814</text:p>
          </table:table-cell>
          <table:table-cell office:value-type="float" office:value="1.690391" calcext:value-type="float">
            <text:p>1,690391</text:p>
          </table:table-cell>
          <table:table-cell office:value-type="float" office:value="-0.124106666778143" calcext:value-type="float">
            <text:p>-0,12410666677814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3287" calcext:value-type="float">
            <text:p>1,3287</text:p>
          </table:table-cell>
          <table:table-cell office:value-type="float" office:value="1.78109396098706" calcext:value-type="float">
            <text:p>1,78109396098706</text:p>
          </table:table-cell>
          <table:table-cell office:value-type="float" office:value="1.770491" calcext:value-type="float">
            <text:p>1,770491</text:p>
          </table:table-cell>
          <table:table-cell office:value-type="float" office:value="-0.0106029609870573" calcext:value-type="float">
            <text:p>-0,010602960987057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3764" calcext:value-type="float">
            <text:p>1,3764</text:p>
          </table:table-cell>
          <table:table-cell office:value-type="float" office:value="1.78847744924579" calcext:value-type="float">
            <text:p>1,78847744924579</text:p>
          </table:table-cell>
          <table:table-cell office:value-type="float" office:value="1.857048" calcext:value-type="float">
            <text:p>1,857048</text:p>
          </table:table-cell>
          <table:table-cell office:value-type="float" office:value="0.0685705507542087" calcext:value-type="float">
            <text:p>0,068570550754208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8503" calcext:value-type="float">
            <text:p>0,8503</text:p>
          </table:table-cell>
          <table:table-cell office:value-type="float" office:value="1.70704237224537" calcext:value-type="float">
            <text:p>1,70704237224537</text:p>
          </table:table-cell>
          <table:table-cell office:value-type="float" office:value="1.519939" calcext:value-type="float">
            <text:p>1,519939</text:p>
          </table:table-cell>
          <table:table-cell office:value-type="float" office:value="-0.187103372245373" calcext:value-type="float">
            <text:p>-0,18710337224537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8082" calcext:value-type="float">
            <text:p>0,8082</text:p>
          </table:table-cell>
          <table:table-cell office:value-type="float" office:value="1.70052570860402" calcext:value-type="float">
            <text:p>1,70052570860402</text:p>
          </table:table-cell>
          <table:table-cell office:value-type="float" office:value="1.927105" calcext:value-type="float">
            <text:p>1,927105</text:p>
          </table:table-cell>
          <table:table-cell office:value-type="float" office:value="0.226579291395984" calcext:value-type="float">
            <text:p>0,22657929139598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965" calcext:value-type="float">
            <text:p>0,965</text:p>
          </table:table-cell>
          <table:table-cell office:value-type="float" office:value="1.72479679789059" calcext:value-type="float">
            <text:p>1,72479679789059</text:p>
          </table:table-cell>
          <table:table-cell office:value-type="float" office:value="1.7697" calcext:value-type="float">
            <text:p>1,7697</text:p>
          </table:table-cell>
          <table:table-cell office:value-type="float" office:value="0.0449032021094116" calcext:value-type="float">
            <text:p>0,044903202109411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246" calcext:value-type="float">
            <text:p>1,1246</text:p>
          </table:table-cell>
          <table:table-cell office:value-type="float" office:value="1.74950129948585" calcext:value-type="float">
            <text:p>1,74950129948585</text:p>
          </table:table-cell>
          <table:table-cell office:value-type="float" office:value="2.183125" calcext:value-type="float">
            <text:p>2,183125</text:p>
          </table:table-cell>
          <table:table-cell office:value-type="float" office:value="0.43362370051415" calcext:value-type="float">
            <text:p>0,4336237005141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1.1453" calcext:value-type="float">
            <text:p>1,1453</text:p>
          </table:table-cell>
          <table:table-cell office:value-type="float" office:value="1.75270545476794" calcext:value-type="float">
            <text:p>1,75270545476794</text:p>
          </table:table-cell>
          <table:table-cell office:value-type="float" office:value="1.794634" calcext:value-type="float">
            <text:p>1,794634</text:p>
          </table:table-cell>
          <table:table-cell office:value-type="float" office:value="0.0419285452320584" calcext:value-type="float">
            <text:p>0,041928545232058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fr" fo:country="FR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08:47:10.7201840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5T17:42:09.861179099</dc:date>
    <meta:editing-duration>PT8H10M38S</meta:editing-duration>
    <meta:editing-cycles>2</meta:editing-cycles>
    <meta:generator>LibreOffice/24.8.6.2$Linux_X86_64 LibreOffice_project/480$Build-2</meta:generator>
    <meta:document-statistic meta:table-count="1" meta:cell-count="145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7cm" svg:y="3.952cm" style:legend-expansion="high" chart:style-name="ch2"/>
        <chart:plot-area chart:style-name="ch3" table:cell-range-address="results_sudoku_evaluated.A2:results_sudoku_evaluated.A99 results_sudoku_evaluated.C1:results_sudoku_evaluated.D99" chart:data-source-has-labels="row" svg:x="0.32cm" svg:y="0.18cm" svg:width="12.827cm" svg:height="8.64cm">
          <chart:coordinate-region svg:x="0.762cm" svg:y="0.379cm" svg:width="12.14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_sudoku_evaluated.C2:results_sudoku_evaluated.C99" chart:label-cell-address="results_sudoku_evaluated.C1:results_sudoku_evaluated.C1" chart:class="chart:scatter">
            <chart:domain table:cell-range-address="results_sudoku_evaluated.A2:results_sudoku_evaluated.A99"/>
            <chart:data-point chart:repeated="98"/>
          </chart:series>
          <chart:series chart:style-name="ch8" chart:values-cell-range-address="results_sudoku_evaluated.D2:results_sudoku_evaluated.D99" chart:label-cell-address="results_sudoku_evaluated.D1:results_sudoku_evaluated.D1" chart:class="chart:scatter">
            <chart:data-point chart:repeated="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chniques</text:p>
                <draw:g>
                  <svg:desc>results_sudoku_evaluated.C1:results_sudoku_evaluated.C1</svg:desc>
                </draw:g>
              </table:table-cell>
              <table:table-cell office:value-type="string">
                <text:p>cnf</text:p>
                <draw:g>
                  <svg:desc>results_sudoku_evaluated.D1:results_sudoku_evaluat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2">
                <text:p>0.9992</text:p>
                <draw:g>
                  <svg:desc>results_sudoku_evaluated.A2:results_sudoku_evaluated.A99</svg:desc>
                </draw:g>
              </table:table-cell>
              <table:table-cell office:value-type="float" office:value="1.839124">
                <text:p>1.839124</text:p>
                <draw:g>
                  <svg:desc>results_sudoku_evaluated.C2:results_sudoku_evaluated.C99</svg:desc>
                </draw:g>
              </table:table-cell>
              <table:table-cell office:value-type="float" office:value="6.135514">
                <text:p>6.135514</text:p>
                <draw:g>
                  <svg:desc>results_sudoku_evaluated.D2:results_sudoku_evaluated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79">
                <text:p>1.0979</text:p>
              </table:table-cell>
              <table:table-cell office:value-type="float" office:value="1.938227">
                <text:p>1.938227</text:p>
              </table:table-cell>
              <table:table-cell office:value-type="float" office:value="5.774648">
                <text:p>5.774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35">
                <text:p>1.3535</text:p>
              </table:table-cell>
              <table:table-cell office:value-type="float" office:value="1.657076">
                <text:p>1.657076</text:p>
              </table:table-cell>
              <table:table-cell office:value-type="float" office:value="6.446078">
                <text:p>6.44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69">
                <text:p>1.1169</text:p>
              </table:table-cell>
              <table:table-cell office:value-type="float" office:value="1.514483">
                <text:p>1.514483</text:p>
              </table:table-cell>
              <table:table-cell office:value-type="float" office:value="5.338461">
                <text:p>5.338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7">
                <text:p>1.6847</text:p>
              </table:table-cell>
              <table:table-cell office:value-type="float" office:value="1.733959">
                <text:p>1.733959</text:p>
              </table:table-cell>
              <table:table-cell office:value-type="float" office:value="6.247787">
                <text:p>6.247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77">
                <text:p>1.1777</text:p>
              </table:table-cell>
              <table:table-cell office:value-type="float" office:value="1.593476">
                <text:p>1.593476</text:p>
              </table:table-cell>
              <table:table-cell office:value-type="float" office:value="7.063063">
                <text:p>7.06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09">
                <text:p>1.4509</text:p>
              </table:table-cell>
              <table:table-cell office:value-type="float" office:value="2.239863">
                <text:p>2.239863</text:p>
              </table:table-cell>
              <table:table-cell office:value-type="float" office:value="6.813131">
                <text:p>6.813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8">
                <text:p>1.658</text:p>
              </table:table-cell>
              <table:table-cell office:value-type="float" office:value="2.798075">
                <text:p>2.798075</text:p>
              </table:table-cell>
              <table:table-cell office:value-type="float" office:value="6.023585">
                <text:p>6.023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49">
                <text:p>0.9049</text:p>
              </table:table-cell>
              <table:table-cell office:value-type="float" office:value="1.619253">
                <text:p>1.619253</text:p>
              </table:table-cell>
              <table:table-cell office:value-type="float" office:value="6.138393">
                <text:p>6.138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4">
                <text:p>1.354</text:p>
              </table:table-cell>
              <table:table-cell office:value-type="float" office:value="1.62036">
                <text:p>1.62036</text:p>
              </table:table-cell>
              <table:table-cell office:value-type="float" office:value="5.708134">
                <text:p>5.708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26">
                <text:p>1.5726</text:p>
              </table:table-cell>
              <table:table-cell office:value-type="float" office:value="1.943473">
                <text:p>1.943473</text:p>
              </table:table-cell>
              <table:table-cell office:value-type="float" office:value="5.916667">
                <text:p>5.91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1">
                <text:p>1.111</text:p>
              </table:table-cell>
              <table:table-cell office:value-type="float" office:value="1.744291">
                <text:p>1.744291</text:p>
              </table:table-cell>
              <table:table-cell office:value-type="float" office:value="5.994898">
                <text:p>5.994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23">
                <text:p>1.3223</text:p>
              </table:table-cell>
              <table:table-cell office:value-type="float" office:value="1.76796">
                <text:p>1.76796</text:p>
              </table:table-cell>
              <table:table-cell office:value-type="float" office:value="5.954315">
                <text:p>5.954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69">
                <text:p>0.9369</text:p>
              </table:table-cell>
              <table:table-cell office:value-type="float" office:value="1.973098">
                <text:p>1.973098</text:p>
              </table:table-cell>
              <table:table-cell office:value-type="float" office:value="6.638393">
                <text:p>6.638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52">
                <text:p>1.152</text:p>
              </table:table-cell>
              <table:table-cell office:value-type="float" office:value="1.686912">
                <text:p>1.686912</text:p>
              </table:table-cell>
              <table:table-cell office:value-type="float" office:value="6.511312">
                <text:p>6.511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36">
                <text:p>1.0336</text:p>
              </table:table-cell>
              <table:table-cell office:value-type="float" office:value="1.593581">
                <text:p>1.593581</text:p>
              </table:table-cell>
              <table:table-cell office:value-type="float" office:value="5.808824">
                <text:p>5.808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646">
                <text:p>1.3646</text:p>
              </table:table-cell>
              <table:table-cell office:value-type="float" office:value="1.874654">
                <text:p>1.874654</text:p>
              </table:table-cell>
              <table:table-cell office:value-type="float" office:value="6.195745">
                <text:p>6.195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77">
                <text:p>1.3477</text:p>
              </table:table-cell>
              <table:table-cell office:value-type="float" office:value="1.751592">
                <text:p>1.751592</text:p>
              </table:table-cell>
              <table:table-cell office:value-type="float" office:value="6.115741">
                <text:p>6.115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855">
                <text:p>1.1855</text:p>
              </table:table-cell>
              <table:table-cell office:value-type="float" office:value="1.545479">
                <text:p>1.545479</text:p>
              </table:table-cell>
              <table:table-cell office:value-type="float" office:value="5.923077">
                <text:p>5.923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27">
                <text:p>1.1927</text:p>
              </table:table-cell>
              <table:table-cell office:value-type="float" office:value="1.729979">
                <text:p>1.729979</text:p>
              </table:table-cell>
              <table:table-cell office:value-type="float" office:value="5.855721">
                <text:p>5.8557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172">
                <text:p>1.2172</text:p>
              </table:table-cell>
              <table:table-cell office:value-type="float" office:value="1.568516">
                <text:p>1.568516</text:p>
              </table:table-cell>
              <table:table-cell office:value-type="float" office:value="6.603448">
                <text:p>6.603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66">
                <text:p>1.0866</text:p>
              </table:table-cell>
              <table:table-cell office:value-type="float" office:value="1.642368">
                <text:p>1.642368</text:p>
              </table:table-cell>
              <table:table-cell office:value-type="float" office:value="6.631179">
                <text:p>6.631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72">
                <text:p>1.2272</text:p>
              </table:table-cell>
              <table:table-cell office:value-type="float" office:value="1.577424">
                <text:p>1.577424</text:p>
              </table:table-cell>
              <table:table-cell office:value-type="float" office:value="5.531401">
                <text:p>5.531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91">
                <text:p>1.0091</text:p>
              </table:table-cell>
              <table:table-cell office:value-type="float" office:value="1.585806">
                <text:p>1.585806</text:p>
              </table:table-cell>
              <table:table-cell office:value-type="float" office:value="5.929245">
                <text:p>5.929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67">
                <text:p>1.1967</text:p>
              </table:table-cell>
              <table:table-cell office:value-type="float" office:value="1.910579">
                <text:p>1.910579</text:p>
              </table:table-cell>
              <table:table-cell office:value-type="float" office:value="5.916667">
                <text:p>5.91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737">
                <text:p>1.2737</text:p>
              </table:table-cell>
              <table:table-cell office:value-type="float" office:value="1.757602">
                <text:p>1.757602</text:p>
              </table:table-cell>
              <table:table-cell office:value-type="float" office:value="5.517544">
                <text:p>5.517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6">
                <text:p>0.976</text:p>
              </table:table-cell>
              <table:table-cell office:value-type="float" office:value="1.903621">
                <text:p>1.903621</text:p>
              </table:table-cell>
              <table:table-cell office:value-type="float" office:value="5.959821">
                <text:p>5.959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145">
                <text:p>1.6145</text:p>
              </table:table-cell>
              <table:table-cell office:value-type="float" office:value="1.800406">
                <text:p>1.800406</text:p>
              </table:table-cell>
              <table:table-cell office:value-type="float" office:value="5.440414">
                <text:p>5.440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99">
                <text:p>1.0799</text:p>
              </table:table-cell>
              <table:table-cell office:value-type="float" office:value="1.627318">
                <text:p>1.627318</text:p>
              </table:table-cell>
              <table:table-cell office:value-type="float" office:value="5.894273">
                <text:p>5.894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82">
                <text:p>0.9482</text:p>
              </table:table-cell>
              <table:table-cell office:value-type="float" office:value="1.844343">
                <text:p>1.844343</text:p>
              </table:table-cell>
              <table:table-cell office:value-type="float" office:value="6.312757">
                <text:p>6.312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91">
                <text:p>1.0691</text:p>
              </table:table-cell>
              <table:table-cell office:value-type="float" office:value="1.757707">
                <text:p>1.757707</text:p>
              </table:table-cell>
              <table:table-cell office:value-type="float" office:value="5.179487">
                <text:p>5.179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789">
                <text:p>1.2789</text:p>
              </table:table-cell>
              <table:table-cell office:value-type="float" office:value="1.683169">
                <text:p>1.683169</text:p>
              </table:table-cell>
              <table:table-cell office:value-type="float" office:value="5.774648">
                <text:p>5.774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11">
                <text:p>1.0011</text:p>
              </table:table-cell>
              <table:table-cell office:value-type="float" office:value="1.498511">
                <text:p>1.498511</text:p>
              </table:table-cell>
              <table:table-cell office:value-type="float" office:value="6.124424">
                <text:p>6.124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247">
                <text:p>1.0247</text:p>
              </table:table-cell>
              <table:table-cell office:value-type="float" office:value="1.699221">
                <text:p>1.699221</text:p>
              </table:table-cell>
              <table:table-cell office:value-type="float" office:value="6.084507">
                <text:p>6.084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065">
                <text:p>1.2065</text:p>
              </table:table-cell>
              <table:table-cell office:value-type="float" office:value="1.748113">
                <text:p>1.748113</text:p>
              </table:table-cell>
              <table:table-cell office:value-type="float" office:value="6.029412">
                <text:p>6.02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49">
                <text:p>1.4549</text:p>
              </table:table-cell>
              <table:table-cell office:value-type="float" office:value="1.672732">
                <text:p>1.672732</text:p>
              </table:table-cell>
              <table:table-cell office:value-type="float" office:value="6.099138">
                <text:p>6.099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35">
                <text:p>1.0535</text:p>
              </table:table-cell>
              <table:table-cell office:value-type="float" office:value="1.901064">
                <text:p>1.901064</text:p>
              </table:table-cell>
              <table:table-cell office:value-type="float" office:value="5.902655">
                <text:p>5.902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85">
                <text:p>1.7585</text:p>
              </table:table-cell>
              <table:table-cell office:value-type="float" office:value="1.65929">
                <text:p>1.65929</text:p>
              </table:table-cell>
              <table:table-cell office:value-type="float" office:value="6.034782">
                <text:p>6.034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113">
                <text:p>1.4113</text:p>
              </table:table-cell>
              <table:table-cell office:value-type="float" office:value="1.542843">
                <text:p>1.542843</text:p>
              </table:table-cell>
              <table:table-cell office:value-type="float" office:value="6.228724">
                <text:p>6.228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4">
                <text:p>1.234</text:p>
              </table:table-cell>
              <table:table-cell office:value-type="float" office:value="1.910368">
                <text:p>1.910368</text:p>
              </table:table-cell>
              <table:table-cell office:value-type="float" office:value="6.075949">
                <text:p>6.075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5">
                <text:p>0.9995</text:p>
              </table:table-cell>
              <table:table-cell office:value-type="float" office:value="1.870411">
                <text:p>1.870411</text:p>
              </table:table-cell>
              <table:table-cell office:value-type="float" office:value="5.940639">
                <text:p>5.940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25">
                <text:p>1.925</text:p>
              </table:table-cell>
              <table:table-cell office:value-type="float" office:value="1.641894">
                <text:p>1.641894</text:p>
              </table:table-cell>
              <table:table-cell office:value-type="float" office:value="6.073394">
                <text:p>6.073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381">
                <text:p>1.8381</text:p>
              </table:table-cell>
              <table:table-cell office:value-type="float" office:value="1.720886">
                <text:p>1.720886</text:p>
              </table:table-cell>
              <table:table-cell office:value-type="float" office:value="7.054167">
                <text:p>7.054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">
                <text:p>0.98</text:p>
              </table:table-cell>
              <table:table-cell office:value-type="float" office:value="1.833774">
                <text:p>1.833774</text:p>
              </table:table-cell>
              <table:table-cell office:value-type="float" office:value="6.433884">
                <text:p>6.433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78">
                <text:p>1.1778</text:p>
              </table:table-cell>
              <table:table-cell office:value-type="float" office:value="1.734513">
                <text:p>1.734513</text:p>
              </table:table-cell>
              <table:table-cell office:value-type="float" office:value="6.327273">
                <text:p>6.327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371">
                <text:p>0.8371</text:p>
              </table:table-cell>
              <table:table-cell office:value-type="float" office:value="1.639021">
                <text:p>1.639021</text:p>
              </table:table-cell>
              <table:table-cell office:value-type="float" office:value="6.380753">
                <text:p>6.380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864">
                <text:p>1.6864</text:p>
              </table:table-cell>
              <table:table-cell office:value-type="float" office:value="3.042011">
                <text:p>3.042011</text:p>
              </table:table-cell>
              <table:table-cell office:value-type="float" office:value="5.624365">
                <text:p>5.624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332">
                <text:p>1.0332</text:p>
              </table:table-cell>
              <table:table-cell office:value-type="float" office:value="1.716221">
                <text:p>1.716221</text:p>
              </table:table-cell>
              <table:table-cell office:value-type="float" office:value="6.297521">
                <text:p>6.297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06">
                <text:p>0.9506</text:p>
              </table:table-cell>
              <table:table-cell office:value-type="float" office:value="1.991258">
                <text:p>1.991258</text:p>
              </table:table-cell>
              <table:table-cell office:value-type="float" office:value="5.187845">
                <text:p>5.1878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05">
                <text:p>1.1205</text:p>
              </table:table-cell>
              <table:table-cell office:value-type="float" office:value="1.820832">
                <text:p>1.820832</text:p>
              </table:table-cell>
              <table:table-cell office:value-type="float" office:value="6.518072">
                <text:p>6.518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614">
                <text:p>1.2614</text:p>
              </table:table-cell>
              <table:table-cell office:value-type="float" office:value="1.816299">
                <text:p>1.816299</text:p>
              </table:table-cell>
              <table:table-cell office:value-type="float" office:value="6.395745">
                <text:p>6.395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096">
                <text:p>1.1096</text:p>
              </table:table-cell>
              <table:table-cell office:value-type="float" office:value="1.674919">
                <text:p>1.674919</text:p>
              </table:table-cell>
              <table:table-cell office:value-type="float" office:value="6.126316">
                <text:p>6.126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25">
                <text:p>1.0025</text:p>
              </table:table-cell>
              <table:table-cell office:value-type="float" office:value="1.862003">
                <text:p>1.862003</text:p>
              </table:table-cell>
              <table:table-cell office:value-type="float" office:value="6.139535">
                <text:p>6.139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029">
                <text:p>1.7029</text:p>
              </table:table-cell>
              <table:table-cell office:value-type="float" office:value="1.876315">
                <text:p>1.876315</text:p>
              </table:table-cell>
              <table:table-cell office:value-type="float" office:value="5.598985">
                <text:p>5.598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21">
                <text:p>1.221</text:p>
              </table:table-cell>
              <table:table-cell office:value-type="float" office:value="1.640866">
                <text:p>1.640866</text:p>
              </table:table-cell>
              <table:table-cell office:value-type="float" office:value="5.730769">
                <text:p>5.7307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67">
                <text:p>1.9567</text:p>
              </table:table-cell>
              <table:table-cell office:value-type="float" office:value="2.242113">
                <text:p>2.242113</text:p>
              </table:table-cell>
              <table:table-cell office:value-type="float" office:value="6.230769">
                <text:p>6.230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641">
                <text:p>1.1641</text:p>
              </table:table-cell>
              <table:table-cell office:value-type="float" office:value="1.777185">
                <text:p>1.777185</text:p>
              </table:table-cell>
              <table:table-cell office:value-type="float" office:value="5.638009">
                <text:p>5.638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947">
                <text:p>1.1947</text:p>
              </table:table-cell>
              <table:table-cell office:value-type="float" office:value="1.671098">
                <text:p>1.671098</text:p>
              </table:table-cell>
              <table:table-cell office:value-type="float" office:value="5.772277">
                <text:p>5.772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85">
                <text:p>1.1185</text:p>
              </table:table-cell>
              <table:table-cell office:value-type="float" office:value="1.808629">
                <text:p>1.808629</text:p>
              </table:table-cell>
              <table:table-cell office:value-type="float" office:value="5.902326">
                <text:p>5.902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68">
                <text:p>1.068</text:p>
              </table:table-cell>
              <table:table-cell office:value-type="float" office:value="1.747481">
                <text:p>1.747481</text:p>
              </table:table-cell>
              <table:table-cell office:value-type="float" office:value="6.204545">
                <text:p>6.204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98">
                <text:p>1.2198</text:p>
              </table:table-cell>
              <table:table-cell office:value-type="float" office:value="1.762056">
                <text:p>1.762056</text:p>
              </table:table-cell>
              <table:table-cell office:value-type="float" office:value="5.630542">
                <text:p>5.630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66">
                <text:p>1.966</text:p>
              </table:table-cell>
              <table:table-cell office:value-type="float" office:value="1.839994">
                <text:p>1.839994</text:p>
              </table:table-cell>
              <table:table-cell office:value-type="float" office:value="6.013825">
                <text:p>6.0138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32">
                <text:p>1.0032</text:p>
              </table:table-cell>
              <table:table-cell office:value-type="float" office:value="1.583012">
                <text:p>1.583012</text:p>
              </table:table-cell>
              <table:table-cell office:value-type="float" office:value="5.544117">
                <text:p>5.544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6">
                <text:p>0.846</text:p>
              </table:table-cell>
              <table:table-cell office:value-type="float" office:value="1.592817">
                <text:p>1.592817</text:p>
              </table:table-cell>
              <table:table-cell office:value-type="float" office:value="6.317307">
                <text:p>6.317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291">
                <text:p>1.2291</text:p>
              </table:table-cell>
              <table:table-cell office:value-type="float" office:value="1.85457">
                <text:p>1.85457</text:p>
              </table:table-cell>
              <table:table-cell office:value-type="float" office:value="6.105991">
                <text:p>6.105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543">
                <text:p>1.2543</text:p>
              </table:table-cell>
              <table:table-cell office:value-type="float" office:value="1.813031">
                <text:p>1.813031</text:p>
              </table:table-cell>
              <table:table-cell office:value-type="float" office:value="6.208696">
                <text:p>6.208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388">
                <text:p>1.1388</text:p>
              </table:table-cell>
              <table:table-cell office:value-type="float" office:value="1.660977">
                <text:p>1.660977</text:p>
              </table:table-cell>
              <table:table-cell office:value-type="float" office:value="6.017937">
                <text:p>6.017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87">
                <text:p>1.0387</text:p>
              </table:table-cell>
              <table:table-cell office:value-type="float" office:value="1.824048">
                <text:p>1.824048</text:p>
              </table:table-cell>
              <table:table-cell office:value-type="float" office:value="5.486607">
                <text:p>5.486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01">
                <text:p>1.4401</text:p>
              </table:table-cell>
              <table:table-cell office:value-type="float" office:value="1.622811">
                <text:p>1.622811</text:p>
              </table:table-cell>
              <table:table-cell office:value-type="float" office:value="6.061475">
                <text:p>6.061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059">
                <text:p>1.3059</text:p>
              </table:table-cell>
              <table:table-cell office:value-type="float" office:value="1.614061">
                <text:p>1.614061</text:p>
              </table:table-cell>
              <table:table-cell office:value-type="float" office:value="5.702222">
                <text:p>5.7022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369">
                <text:p>1.1369</text:p>
              </table:table-cell>
              <table:table-cell office:value-type="float" office:value="1.886093">
                <text:p>1.886093</text:p>
              </table:table-cell>
              <table:table-cell office:value-type="float" office:value="6.38565">
                <text:p>6.38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48">
                <text:p>0.8648</text:p>
              </table:table-cell>
              <table:table-cell office:value-type="float" office:value="1.802066">
                <text:p>1.802066</text:p>
              </table:table-cell>
              <table:table-cell office:value-type="float" office:value="5.815166">
                <text:p>5.815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72">
                <text:p>1.1972</text:p>
              </table:table-cell>
              <table:table-cell office:value-type="float" office:value="1.727159">
                <text:p>1.727159</text:p>
              </table:table-cell>
              <table:table-cell office:value-type="float" office:value="6.363158">
                <text:p>6.363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965">
                <text:p>1.0965</text:p>
              </table:table-cell>
              <table:table-cell office:value-type="float" office:value="1.53151">
                <text:p>1.53151</text:p>
              </table:table-cell>
              <table:table-cell office:value-type="float" office:value="6.168889">
                <text:p>6.1688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3">
                <text:p>1.493</text:p>
              </table:table-cell>
              <table:table-cell office:value-type="float" office:value="1.599011">
                <text:p>1.599011</text:p>
              </table:table-cell>
              <table:table-cell office:value-type="float" office:value="6.518182">
                <text:p>6.518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264">
                <text:p>1.1264</text:p>
              </table:table-cell>
              <table:table-cell office:value-type="float" office:value="1.850273">
                <text:p>1.850273</text:p>
              </table:table-cell>
              <table:table-cell office:value-type="float" office:value="5.725888">
                <text:p>5.725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88">
                <text:p>1.5088</text:p>
              </table:table-cell>
              <table:table-cell office:value-type="float" office:value="1.661899">
                <text:p>1.661899</text:p>
              </table:table-cell>
              <table:table-cell office:value-type="float" office:value="5.950495">
                <text:p>5.950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76">
                <text:p>1.376</text:p>
              </table:table-cell>
              <table:table-cell office:value-type="float" office:value="1.753806">
                <text:p>1.753806</text:p>
              </table:table-cell>
              <table:table-cell office:value-type="float" office:value="6.008969">
                <text:p>6.0089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648">
                <text:p>1.9648</text:p>
              </table:table-cell>
              <table:table-cell office:value-type="float" office:value="1.739178">
                <text:p>1.739178</text:p>
              </table:table-cell>
              <table:table-cell office:value-type="float" office:value="6.20548">
                <text:p>6.20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112">
                <text:p>1.1112</text:p>
              </table:table-cell>
              <table:table-cell office:value-type="float" office:value="1.541684">
                <text:p>1.541684</text:p>
              </table:table-cell>
              <table:table-cell office:value-type="float" office:value="6.162791">
                <text:p>6.1627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05">
                <text:p>1.605</text:p>
              </table:table-cell>
              <table:table-cell office:value-type="float" office:value="1.660238">
                <text:p>1.660238</text:p>
              </table:table-cell>
              <table:table-cell office:value-type="float" office:value="5.659389">
                <text:p>5.659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034">
                <text:p>1.6034</text:p>
              </table:table-cell>
              <table:table-cell office:value-type="float" office:value="1.719068">
                <text:p>1.719068</text:p>
              </table:table-cell>
              <table:table-cell office:value-type="float" office:value="5.961373">
                <text:p>5.9613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149">
                <text:p>1.3149</text:p>
              </table:table-cell>
              <table:table-cell office:value-type="float" office:value="1.76572">
                <text:p>1.76572</text:p>
              </table:table-cell>
              <table:table-cell office:value-type="float" office:value="6.796537">
                <text:p>6.796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788">
                <text:p>1.0788</text:p>
              </table:table-cell>
              <table:table-cell office:value-type="float" office:value="1.867142">
                <text:p>1.867142</text:p>
              </table:table-cell>
              <table:table-cell office:value-type="float" office:value="7.008811">
                <text:p>7.008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085">
                <text:p>1.9085</text:p>
              </table:table-cell>
              <table:table-cell office:value-type="float" office:value="1.673681">
                <text:p>1.673681</text:p>
              </table:table-cell>
              <table:table-cell office:value-type="float" office:value="5.934783">
                <text:p>5.9347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852">
                <text:p>1.1852</text:p>
              </table:table-cell>
              <table:table-cell office:value-type="float" office:value="1.511241">
                <text:p>1.511241</text:p>
              </table:table-cell>
              <table:table-cell office:value-type="float" office:value="6.397129">
                <text:p>6.397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444">
                <text:p>1.6444</text:p>
              </table:table-cell>
              <table:table-cell office:value-type="float" office:value="1.691182">
                <text:p>1.691182</text:p>
              </table:table-cell>
              <table:table-cell office:value-type="float" office:value="5.905406">
                <text:p>5.905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975">
                <text:p>0.7975</text:p>
              </table:table-cell>
              <table:table-cell office:value-type="float" office:value="1.84292">
                <text:p>1.84292</text:p>
              </table:table-cell>
              <table:table-cell office:value-type="float" office:value="6.042056">
                <text:p>6.042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86">
                <text:p>1.4086</text:p>
              </table:table-cell>
              <table:table-cell office:value-type="float" office:value="1.517962">
                <text:p>1.517962</text:p>
              </table:table-cell>
              <table:table-cell office:value-type="float" office:value="5.481482">
                <text:p>5.481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385">
                <text:p>1.5385</text:p>
              </table:table-cell>
              <table:table-cell office:value-type="float" office:value="1.830295">
                <text:p>1.830295</text:p>
              </table:table-cell>
              <table:table-cell office:value-type="float" office:value="6.089362">
                <text:p>6.089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445">
                <text:p>1.5445</text:p>
              </table:table-cell>
              <table:table-cell office:value-type="float" office:value="1.690391">
                <text:p>1.690391</text:p>
              </table:table-cell>
              <table:table-cell office:value-type="float" office:value="5.779167">
                <text:p>5.779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287">
                <text:p>1.3287</text:p>
              </table:table-cell>
              <table:table-cell office:value-type="float" office:value="1.770491">
                <text:p>1.770491</text:p>
              </table:table-cell>
              <table:table-cell office:value-type="float" office:value="6.307693">
                <text:p>6.3076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764">
                <text:p>1.3764</text:p>
              </table:table-cell>
              <table:table-cell office:value-type="float" office:value="1.857048">
                <text:p>1.857048</text:p>
              </table:table-cell>
              <table:table-cell office:value-type="float" office:value="5.874372">
                <text:p>5.874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03">
                <text:p>0.8503</text:p>
              </table:table-cell>
              <table:table-cell office:value-type="float" office:value="1.519939">
                <text:p>1.519939</text:p>
              </table:table-cell>
              <table:table-cell office:value-type="float" office:value="5.625616">
                <text:p>5.625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82">
                <text:p>0.8082</text:p>
              </table:table-cell>
              <table:table-cell office:value-type="float" office:value="1.927105">
                <text:p>1.927105</text:p>
              </table:table-cell>
              <table:table-cell office:value-type="float" office:value="5.633333">
                <text:p>5.6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5">
                <text:p>0.965</text:p>
              </table:table-cell>
              <table:table-cell office:value-type="float" office:value="1.7697">
                <text:p>1.7697</text:p>
              </table:table-cell>
              <table:table-cell office:value-type="float" office:value="6.453333">
                <text:p>6.45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46">
                <text:p>1.1246</text:p>
              </table:table-cell>
              <table:table-cell office:value-type="float" office:value="2.183125">
                <text:p>2.183125</text:p>
              </table:table-cell>
              <table:table-cell office:value-type="float" office:value="5.976744">
                <text:p>5.976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453">
                <text:p>1.1453</text:p>
              </table:table-cell>
              <table:table-cell office:value-type="float" office:value="1.794634">
                <text:p>1.794634</text:p>
              </table:table-cell>
              <table:table-cell office:value-type="float" office:value="6.160337">
                <text:p>6.160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8.994cm" xlink:href=".." xlink:type="simple" chart:class="chart:scatter" chart:style-name="ch1">
        <chart:legend chart:legend-position="end" svg:x="13.46cm" svg:y="3.949cm" style:legend-expansion="high" chart:style-name="ch2"/>
        <chart:plot-area chart:style-name="ch3" table:cell-range-address="results_sudoku_evaluated.B2:results_sudoku_evaluated.D99 results_sudoku_evaluated.C1:results_sudoku_evaluated.D1" chart:data-source-has-labels="row" svg:x="0.319cm" svg:y="0.179cm" svg:width="12.822cm" svg:height="8.636cm">
          <chart:coordinate-region svg:x="0.761cm" svg:y="0.378cm" svg:width="12.139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_sudoku_evaluated.C2:results_sudoku_evaluated.C99" chart:label-cell-address="results_sudoku_evaluated.C1:results_sudoku_evaluated.C1" chart:class="chart:scatter">
            <chart:domain table:cell-range-address="results_sudoku_evaluated.B2:results_sudoku_evaluated.B99"/>
            <chart:data-point chart:repeated="98"/>
          </chart:series>
          <chart:series chart:style-name="ch8" chart:values-cell-range-address="results_sudoku_evaluated.D2:results_sudoku_evaluated.D99" chart:label-cell-address="results_sudoku_evaluated.D1:results_sudoku_evaluated.D1" chart:class="chart:scatter">
            <chart:data-point chart:repeated="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chniques</text:p>
                <draw:g>
                  <svg:desc>results_sudoku_evaluated.C1:results_sudoku_evaluated.C1</svg:desc>
                </draw:g>
              </table:table-cell>
              <table:table-cell office:value-type="string">
                <text:p>cnf</text:p>
                <draw:g>
                  <svg:desc>results_sudoku_evaluated.D1:results_sudoku_evaluat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17">
                <text:p>0.6517</text:p>
                <draw:g>
                  <svg:desc>results_sudoku_evaluated.B2:results_sudoku_evaluated.B99</svg:desc>
                </draw:g>
              </table:table-cell>
              <table:table-cell office:value-type="float" office:value="1.839124">
                <text:p>1.839124</text:p>
                <draw:g>
                  <svg:desc>results_sudoku_evaluated.C2:results_sudoku_evaluated.C99</svg:desc>
                </draw:g>
              </table:table-cell>
              <table:table-cell office:value-type="float" office:value="6.135514">
                <text:p>6.135514</text:p>
                <draw:g>
                  <svg:desc>results_sudoku_evaluated.D2:results_sudoku_evaluated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01">
                <text:p>0.7601</text:p>
              </table:table-cell>
              <table:table-cell office:value-type="float" office:value="1.938227">
                <text:p>1.938227</text:p>
              </table:table-cell>
              <table:table-cell office:value-type="float" office:value="5.774648">
                <text:p>5.774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6">
                <text:p>0.846</text:p>
              </table:table-cell>
              <table:table-cell office:value-type="float" office:value="1.657076">
                <text:p>1.657076</text:p>
              </table:table-cell>
              <table:table-cell office:value-type="float" office:value="6.446078">
                <text:p>6.44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32">
                <text:p>0.6132</text:p>
              </table:table-cell>
              <table:table-cell office:value-type="float" office:value="1.514483">
                <text:p>1.514483</text:p>
              </table:table-cell>
              <table:table-cell office:value-type="float" office:value="5.338461">
                <text:p>5.338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27">
                <text:p>0.9827</text:p>
              </table:table-cell>
              <table:table-cell office:value-type="float" office:value="1.733959">
                <text:p>1.733959</text:p>
              </table:table-cell>
              <table:table-cell office:value-type="float" office:value="6.247787">
                <text:p>6.247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12">
                <text:p>0.8412</text:p>
              </table:table-cell>
              <table:table-cell office:value-type="float" office:value="1.593476">
                <text:p>1.593476</text:p>
              </table:table-cell>
              <table:table-cell office:value-type="float" office:value="7.063063">
                <text:p>7.06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62">
                <text:p>0.9462</text:p>
              </table:table-cell>
              <table:table-cell office:value-type="float" office:value="2.239863">
                <text:p>2.239863</text:p>
              </table:table-cell>
              <table:table-cell office:value-type="float" office:value="6.813131">
                <text:p>6.813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06">
                <text:p>1.1606</text:p>
              </table:table-cell>
              <table:table-cell office:value-type="float" office:value="2.798075">
                <text:p>2.798075</text:p>
              </table:table-cell>
              <table:table-cell office:value-type="float" office:value="6.023585">
                <text:p>6.023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87">
                <text:p>0.6787</text:p>
              </table:table-cell>
              <table:table-cell office:value-type="float" office:value="1.619253">
                <text:p>1.619253</text:p>
              </table:table-cell>
              <table:table-cell office:value-type="float" office:value="6.138393">
                <text:p>6.138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12">
                <text:p>0.7812</text:p>
              </table:table-cell>
              <table:table-cell office:value-type="float" office:value="1.62036">
                <text:p>1.62036</text:p>
              </table:table-cell>
              <table:table-cell office:value-type="float" office:value="5.708134">
                <text:p>5.708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37">
                <text:p>0.8237</text:p>
              </table:table-cell>
              <table:table-cell office:value-type="float" office:value="1.943473">
                <text:p>1.943473</text:p>
              </table:table-cell>
              <table:table-cell office:value-type="float" office:value="5.916667">
                <text:p>5.91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7">
                <text:p>0.787</text:p>
              </table:table-cell>
              <table:table-cell office:value-type="float" office:value="1.744291">
                <text:p>1.744291</text:p>
              </table:table-cell>
              <table:table-cell office:value-type="float" office:value="5.994898">
                <text:p>5.994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13">
                <text:p>0.7713</text:p>
              </table:table-cell>
              <table:table-cell office:value-type="float" office:value="1.76796">
                <text:p>1.76796</text:p>
              </table:table-cell>
              <table:table-cell office:value-type="float" office:value="5.954315">
                <text:p>5.954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36">
                <text:p>0.6636</text:p>
              </table:table-cell>
              <table:table-cell office:value-type="float" office:value="1.973098">
                <text:p>1.973098</text:p>
              </table:table-cell>
              <table:table-cell office:value-type="float" office:value="6.638393">
                <text:p>6.638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4">
                <text:p>0.864</text:p>
              </table:table-cell>
              <table:table-cell office:value-type="float" office:value="1.686912">
                <text:p>1.686912</text:p>
              </table:table-cell>
              <table:table-cell office:value-type="float" office:value="6.511312">
                <text:p>6.511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29">
                <text:p>0.6029</text:p>
              </table:table-cell>
              <table:table-cell office:value-type="float" office:value="1.593581">
                <text:p>1.593581</text:p>
              </table:table-cell>
              <table:table-cell office:value-type="float" office:value="5.808824">
                <text:p>5.808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97">
                <text:p>0.9097</text:p>
              </table:table-cell>
              <table:table-cell office:value-type="float" office:value="1.874654">
                <text:p>1.874654</text:p>
              </table:table-cell>
              <table:table-cell office:value-type="float" office:value="6.195745">
                <text:p>6.195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85">
                <text:p>0.8985</text:p>
              </table:table-cell>
              <table:table-cell office:value-type="float" office:value="1.751592">
                <text:p>1.751592</text:p>
              </table:table-cell>
              <table:table-cell office:value-type="float" office:value="6.115741">
                <text:p>6.115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01">
                <text:p>0.6501</text:p>
              </table:table-cell>
              <table:table-cell office:value-type="float" office:value="1.545479">
                <text:p>1.545479</text:p>
              </table:table-cell>
              <table:table-cell office:value-type="float" office:value="5.923077">
                <text:p>5.923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9">
                <text:p>0.759</text:p>
              </table:table-cell>
              <table:table-cell office:value-type="float" office:value="1.729979">
                <text:p>1.729979</text:p>
              </table:table-cell>
              <table:table-cell office:value-type="float" office:value="5.855721">
                <text:p>5.8557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55">
                <text:p>0.6955</text:p>
              </table:table-cell>
              <table:table-cell office:value-type="float" office:value="1.568516">
                <text:p>1.568516</text:p>
              </table:table-cell>
              <table:table-cell office:value-type="float" office:value="6.603448">
                <text:p>6.603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05">
                <text:p>0.7105</text:p>
              </table:table-cell>
              <table:table-cell office:value-type="float" office:value="1.642368">
                <text:p>1.642368</text:p>
              </table:table-cell>
              <table:table-cell office:value-type="float" office:value="6.631179">
                <text:p>6.631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91">
                <text:p>0.8591</text:p>
              </table:table-cell>
              <table:table-cell office:value-type="float" office:value="1.577424">
                <text:p>1.577424</text:p>
              </table:table-cell>
              <table:table-cell office:value-type="float" office:value="5.531401">
                <text:p>5.531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58">
                <text:p>0.6458</text:p>
              </table:table-cell>
              <table:table-cell office:value-type="float" office:value="1.585806">
                <text:p>1.585806</text:p>
              </table:table-cell>
              <table:table-cell office:value-type="float" office:value="5.929245">
                <text:p>5.929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02">
                <text:p>0.6702</text:p>
              </table:table-cell>
              <table:table-cell office:value-type="float" office:value="1.910579">
                <text:p>1.910579</text:p>
              </table:table-cell>
              <table:table-cell office:value-type="float" office:value="5.916667">
                <text:p>5.91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16">
                <text:p>0.8916</text:p>
              </table:table-cell>
              <table:table-cell office:value-type="float" office:value="1.757602">
                <text:p>1.757602</text:p>
              </table:table-cell>
              <table:table-cell office:value-type="float" office:value="5.517544">
                <text:p>5.517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9">
                <text:p>0.679</text:p>
              </table:table-cell>
              <table:table-cell office:value-type="float" office:value="1.903621">
                <text:p>1.903621</text:p>
              </table:table-cell>
              <table:table-cell office:value-type="float" office:value="5.959821">
                <text:p>5.959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06">
                <text:p>0.8806</text:p>
              </table:table-cell>
              <table:table-cell office:value-type="float" office:value="1.800406">
                <text:p>1.800406</text:p>
              </table:table-cell>
              <table:table-cell office:value-type="float" office:value="5.440414">
                <text:p>5.440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512">
                <text:p>0.7512</text:p>
              </table:table-cell>
              <table:table-cell office:value-type="float" office:value="1.627318">
                <text:p>1.627318</text:p>
              </table:table-cell>
              <table:table-cell office:value-type="float" office:value="5.894273">
                <text:p>5.894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96">
                <text:p>0.6896</text:p>
              </table:table-cell>
              <table:table-cell office:value-type="float" office:value="1.844343">
                <text:p>1.844343</text:p>
              </table:table-cell>
              <table:table-cell office:value-type="float" office:value="6.312757">
                <text:p>6.312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05">
                <text:p>0.6305</text:p>
              </table:table-cell>
              <table:table-cell office:value-type="float" office:value="1.757707">
                <text:p>1.757707</text:p>
              </table:table-cell>
              <table:table-cell office:value-type="float" office:value="5.179487">
                <text:p>5.179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85">
                <text:p>0.7785</text:p>
              </table:table-cell>
              <table:table-cell office:value-type="float" office:value="1.683169">
                <text:p>1.683169</text:p>
              </table:table-cell>
              <table:table-cell office:value-type="float" office:value="5.774648">
                <text:p>5.774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008">
                <text:p>0.7008</text:p>
              </table:table-cell>
              <table:table-cell office:value-type="float" office:value="1.498511">
                <text:p>1.498511</text:p>
              </table:table-cell>
              <table:table-cell office:value-type="float" office:value="6.124424">
                <text:p>6.124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97">
                <text:p>0.8197</text:p>
              </table:table-cell>
              <table:table-cell office:value-type="float" office:value="1.699221">
                <text:p>1.699221</text:p>
              </table:table-cell>
              <table:table-cell office:value-type="float" office:value="6.084507">
                <text:p>6.084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226">
                <text:p>0.8226</text:p>
              </table:table-cell>
              <table:table-cell office:value-type="float" office:value="1.748113">
                <text:p>1.748113</text:p>
              </table:table-cell>
              <table:table-cell office:value-type="float" office:value="6.029412">
                <text:p>6.02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97">
                <text:p>0.8597</text:p>
              </table:table-cell>
              <table:table-cell office:value-type="float" office:value="1.672732">
                <text:p>1.672732</text:p>
              </table:table-cell>
              <table:table-cell office:value-type="float" office:value="6.099138">
                <text:p>6.099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48">
                <text:p>0.6848</text:p>
              </table:table-cell>
              <table:table-cell office:value-type="float" office:value="1.901064">
                <text:p>1.901064</text:p>
              </table:table-cell>
              <table:table-cell office:value-type="float" office:value="5.902655">
                <text:p>5.902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06">
                <text:p>0.8206</text:p>
              </table:table-cell>
              <table:table-cell office:value-type="float" office:value="1.65929">
                <text:p>1.65929</text:p>
              </table:table-cell>
              <table:table-cell office:value-type="float" office:value="6.034782">
                <text:p>6.034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">
                <text:p>0.73</text:p>
              </table:table-cell>
              <table:table-cell office:value-type="float" office:value="1.542843">
                <text:p>1.542843</text:p>
              </table:table-cell>
              <table:table-cell office:value-type="float" office:value="6.228724">
                <text:p>6.228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53">
                <text:p>0.7853</text:p>
              </table:table-cell>
              <table:table-cell office:value-type="float" office:value="1.910368">
                <text:p>1.910368</text:p>
              </table:table-cell>
              <table:table-cell office:value-type="float" office:value="6.075949">
                <text:p>6.075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313">
                <text:p>0.6313</text:p>
              </table:table-cell>
              <table:table-cell office:value-type="float" office:value="1.870411">
                <text:p>1.870411</text:p>
              </table:table-cell>
              <table:table-cell office:value-type="float" office:value="5.940639">
                <text:p>5.940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44">
                <text:p>1.0044</text:p>
              </table:table-cell>
              <table:table-cell office:value-type="float" office:value="1.641894">
                <text:p>1.641894</text:p>
              </table:table-cell>
              <table:table-cell office:value-type="float" office:value="6.073394">
                <text:p>6.073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488">
                <text:p>1.1488</text:p>
              </table:table-cell>
              <table:table-cell office:value-type="float" office:value="1.720886">
                <text:p>1.720886</text:p>
              </table:table-cell>
              <table:table-cell office:value-type="float" office:value="7.054167">
                <text:p>7.054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  <table:table-cell office:value-type="float" office:value="1.833774">
                <text:p>1.833774</text:p>
              </table:table-cell>
              <table:table-cell office:value-type="float" office:value="6.433884">
                <text:p>6.433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16">
                <text:p>0.7416</text:p>
              </table:table-cell>
              <table:table-cell office:value-type="float" office:value="1.734513">
                <text:p>1.734513</text:p>
              </table:table-cell>
              <table:table-cell office:value-type="float" office:value="6.327273">
                <text:p>6.327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77">
                <text:p>0.6777</text:p>
              </table:table-cell>
              <table:table-cell office:value-type="float" office:value="1.639021">
                <text:p>1.639021</text:p>
              </table:table-cell>
              <table:table-cell office:value-type="float" office:value="6.380753">
                <text:p>6.380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81">
                <text:p>0.9081</text:p>
              </table:table-cell>
              <table:table-cell office:value-type="float" office:value="3.042011">
                <text:p>3.042011</text:p>
              </table:table-cell>
              <table:table-cell office:value-type="float" office:value="5.624365">
                <text:p>5.624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84">
                <text:p>0.7984</text:p>
              </table:table-cell>
              <table:table-cell office:value-type="float" office:value="1.716221">
                <text:p>1.716221</text:p>
              </table:table-cell>
              <table:table-cell office:value-type="float" office:value="6.297521">
                <text:p>6.297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345">
                <text:p>0.7345</text:p>
              </table:table-cell>
              <table:table-cell office:value-type="float" office:value="1.991258">
                <text:p>1.991258</text:p>
              </table:table-cell>
              <table:table-cell office:value-type="float" office:value="5.187845">
                <text:p>5.1878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003">
                <text:p>0.8003</text:p>
              </table:table-cell>
              <table:table-cell office:value-type="float" office:value="1.820832">
                <text:p>1.820832</text:p>
              </table:table-cell>
              <table:table-cell office:value-type="float" office:value="6.518072">
                <text:p>6.518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77">
                <text:p>0.7277</text:p>
              </table:table-cell>
              <table:table-cell office:value-type="float" office:value="1.816299">
                <text:p>1.816299</text:p>
              </table:table-cell>
              <table:table-cell office:value-type="float" office:value="6.395745">
                <text:p>6.395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473">
                <text:p>0.6473</text:p>
              </table:table-cell>
              <table:table-cell office:value-type="float" office:value="1.674919">
                <text:p>1.674919</text:p>
              </table:table-cell>
              <table:table-cell office:value-type="float" office:value="6.126316">
                <text:p>6.126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783">
                <text:p>0.5783</text:p>
              </table:table-cell>
              <table:table-cell office:value-type="float" office:value="1.862003">
                <text:p>1.862003</text:p>
              </table:table-cell>
              <table:table-cell office:value-type="float" office:value="6.139535">
                <text:p>6.139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31">
                <text:p>0.9731</text:p>
              </table:table-cell>
              <table:table-cell office:value-type="float" office:value="1.876315">
                <text:p>1.876315</text:p>
              </table:table-cell>
              <table:table-cell office:value-type="float" office:value="5.598985">
                <text:p>5.598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31">
                <text:p>0.6531</text:p>
              </table:table-cell>
              <table:table-cell office:value-type="float" office:value="1.640866">
                <text:p>1.640866</text:p>
              </table:table-cell>
              <table:table-cell office:value-type="float" office:value="5.730769">
                <text:p>5.7307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74">
                <text:p>0.7174</text:p>
              </table:table-cell>
              <table:table-cell office:value-type="float" office:value="2.242113">
                <text:p>2.242113</text:p>
              </table:table-cell>
              <table:table-cell office:value-type="float" office:value="6.230769">
                <text:p>6.230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65">
                <text:p>0.7965</text:p>
              </table:table-cell>
              <table:table-cell office:value-type="float" office:value="1.777185">
                <text:p>1.777185</text:p>
              </table:table-cell>
              <table:table-cell office:value-type="float" office:value="5.638009">
                <text:p>5.638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06">
                <text:p>0.6106</text:p>
              </table:table-cell>
              <table:table-cell office:value-type="float" office:value="1.671098">
                <text:p>1.671098</text:p>
              </table:table-cell>
              <table:table-cell office:value-type="float" office:value="5.772277">
                <text:p>5.772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23">
                <text:p>0.7923</text:p>
              </table:table-cell>
              <table:table-cell office:value-type="float" office:value="1.808629">
                <text:p>1.808629</text:p>
              </table:table-cell>
              <table:table-cell office:value-type="float" office:value="5.902326">
                <text:p>5.902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76">
                <text:p>0.7476</text:p>
              </table:table-cell>
              <table:table-cell office:value-type="float" office:value="1.747481">
                <text:p>1.747481</text:p>
              </table:table-cell>
              <table:table-cell office:value-type="float" office:value="6.204545">
                <text:p>6.204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58">
                <text:p>0.6458</text:p>
              </table:table-cell>
              <table:table-cell office:value-type="float" office:value="1.762056">
                <text:p>1.762056</text:p>
              </table:table-cell>
              <table:table-cell office:value-type="float" office:value="5.630542">
                <text:p>5.630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47">
                <text:p>1.0147</text:p>
              </table:table-cell>
              <table:table-cell office:value-type="float" office:value="1.839994">
                <text:p>1.839994</text:p>
              </table:table-cell>
              <table:table-cell office:value-type="float" office:value="6.013825">
                <text:p>6.0138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979">
                <text:p>0.6979</text:p>
              </table:table-cell>
              <table:table-cell office:value-type="float" office:value="1.583012">
                <text:p>1.583012</text:p>
              </table:table-cell>
              <table:table-cell office:value-type="float" office:value="5.544117">
                <text:p>5.544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68">
                <text:p>0.5768</text:p>
              </table:table-cell>
              <table:table-cell office:value-type="float" office:value="1.592817">
                <text:p>1.592817</text:p>
              </table:table-cell>
              <table:table-cell office:value-type="float" office:value="6.317307">
                <text:p>6.317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49">
                <text:p>0.8649</text:p>
              </table:table-cell>
              <table:table-cell office:value-type="float" office:value="1.85457">
                <text:p>1.85457</text:p>
              </table:table-cell>
              <table:table-cell office:value-type="float" office:value="6.105991">
                <text:p>6.105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65">
                <text:p>0.7765</text:p>
              </table:table-cell>
              <table:table-cell office:value-type="float" office:value="1.813031">
                <text:p>1.813031</text:p>
              </table:table-cell>
              <table:table-cell office:value-type="float" office:value="6.208696">
                <text:p>6.208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22">
                <text:p>0.7922</text:p>
              </table:table-cell>
              <table:table-cell office:value-type="float" office:value="1.660977">
                <text:p>1.660977</text:p>
              </table:table-cell>
              <table:table-cell office:value-type="float" office:value="6.017937">
                <text:p>6.017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1">
                <text:p>0.661</text:p>
              </table:table-cell>
              <table:table-cell office:value-type="float" office:value="1.824048">
                <text:p>1.824048</text:p>
              </table:table-cell>
              <table:table-cell office:value-type="float" office:value="5.486607">
                <text:p>5.486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19">
                <text:p>0.9819</text:p>
              </table:table-cell>
              <table:table-cell office:value-type="float" office:value="1.622811">
                <text:p>1.622811</text:p>
              </table:table-cell>
              <table:table-cell office:value-type="float" office:value="6.061475">
                <text:p>6.061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706">
                <text:p>0.8706</text:p>
              </table:table-cell>
              <table:table-cell office:value-type="float" office:value="1.614061">
                <text:p>1.614061</text:p>
              </table:table-cell>
              <table:table-cell office:value-type="float" office:value="5.702222">
                <text:p>5.7022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821">
                <text:p>0.6821</text:p>
              </table:table-cell>
              <table:table-cell office:value-type="float" office:value="1.886093">
                <text:p>1.886093</text:p>
              </table:table-cell>
              <table:table-cell office:value-type="float" office:value="6.38565">
                <text:p>6.38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001">
                <text:p>0.7001</text:p>
              </table:table-cell>
              <table:table-cell office:value-type="float" office:value="1.802066">
                <text:p>1.802066</text:p>
              </table:table-cell>
              <table:table-cell office:value-type="float" office:value="5.815166">
                <text:p>5.815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808">
                <text:p>0.7808</text:p>
              </table:table-cell>
              <table:table-cell office:value-type="float" office:value="1.727159">
                <text:p>1.727159</text:p>
              </table:table-cell>
              <table:table-cell office:value-type="float" office:value="6.363158">
                <text:p>6.363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28">
                <text:p>0.7428</text:p>
              </table:table-cell>
              <table:table-cell office:value-type="float" office:value="1.53151">
                <text:p>1.53151</text:p>
              </table:table-cell>
              <table:table-cell office:value-type="float" office:value="6.168889">
                <text:p>6.1688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42">
                <text:p>0.7742</text:p>
              </table:table-cell>
              <table:table-cell office:value-type="float" office:value="1.599011">
                <text:p>1.599011</text:p>
              </table:table-cell>
              <table:table-cell office:value-type="float" office:value="6.518182">
                <text:p>6.518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09">
                <text:p>0.7509</text:p>
              </table:table-cell>
              <table:table-cell office:value-type="float" office:value="1.850273">
                <text:p>1.850273</text:p>
              </table:table-cell>
              <table:table-cell office:value-type="float" office:value="5.725888">
                <text:p>5.725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01">
                <text:p>0.8801</text:p>
              </table:table-cell>
              <table:table-cell office:value-type="float" office:value="1.661899">
                <text:p>1.661899</text:p>
              </table:table-cell>
              <table:table-cell office:value-type="float" office:value="5.950495">
                <text:p>5.950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174">
                <text:p>0.9174</text:p>
              </table:table-cell>
              <table:table-cell office:value-type="float" office:value="1.753806">
                <text:p>1.753806</text:p>
              </table:table-cell>
              <table:table-cell office:value-type="float" office:value="6.008969">
                <text:p>6.0089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69">
                <text:p>0.9169</text:p>
              </table:table-cell>
              <table:table-cell office:value-type="float" office:value="1.739178">
                <text:p>1.739178</text:p>
              </table:table-cell>
              <table:table-cell office:value-type="float" office:value="6.20548">
                <text:p>6.20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73">
                <text:p>0.773</text:p>
              </table:table-cell>
              <table:table-cell office:value-type="float" office:value="1.541684">
                <text:p>1.541684</text:p>
              </table:table-cell>
              <table:table-cell office:value-type="float" office:value="6.162791">
                <text:p>6.1627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25">
                <text:p>0.8025</text:p>
              </table:table-cell>
              <table:table-cell office:value-type="float" office:value="1.660238">
                <text:p>1.660238</text:p>
              </table:table-cell>
              <table:table-cell office:value-type="float" office:value="5.659389">
                <text:p>5.659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62">
                <text:p>0.9162</text:p>
              </table:table-cell>
              <table:table-cell office:value-type="float" office:value="1.719068">
                <text:p>1.719068</text:p>
              </table:table-cell>
              <table:table-cell office:value-type="float" office:value="5.961373">
                <text:p>5.9613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63">
                <text:p>0.5563</text:p>
              </table:table-cell>
              <table:table-cell office:value-type="float" office:value="1.76572">
                <text:p>1.76572</text:p>
              </table:table-cell>
              <table:table-cell office:value-type="float" office:value="6.796537">
                <text:p>6.796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406">
                <text:p>0.6406</text:p>
              </table:table-cell>
              <table:table-cell office:value-type="float" office:value="1.867142">
                <text:p>1.867142</text:p>
              </table:table-cell>
              <table:table-cell office:value-type="float" office:value="7.008811">
                <text:p>7.008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42">
                <text:p>0.9542</text:p>
              </table:table-cell>
              <table:table-cell office:value-type="float" office:value="1.673681">
                <text:p>1.673681</text:p>
              </table:table-cell>
              <table:table-cell office:value-type="float" office:value="5.934783">
                <text:p>5.9347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3">
                <text:p>0.773</text:p>
              </table:table-cell>
              <table:table-cell office:value-type="float" office:value="1.511241">
                <text:p>1.511241</text:p>
              </table:table-cell>
              <table:table-cell office:value-type="float" office:value="6.397129">
                <text:p>6.397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222">
                <text:p>0.8222</text:p>
              </table:table-cell>
              <table:table-cell office:value-type="float" office:value="1.691182">
                <text:p>1.691182</text:p>
              </table:table-cell>
              <table:table-cell office:value-type="float" office:value="5.905406">
                <text:p>5.905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66">
                <text:p>0.566</text:p>
              </table:table-cell>
              <table:table-cell office:value-type="float" office:value="1.84292">
                <text:p>1.84292</text:p>
              </table:table-cell>
              <table:table-cell office:value-type="float" office:value="6.042056">
                <text:p>6.042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7">
                <text:p>0.727</text:p>
              </table:table-cell>
              <table:table-cell office:value-type="float" office:value="1.517962">
                <text:p>1.517962</text:p>
              </table:table-cell>
              <table:table-cell office:value-type="float" office:value="5.481482">
                <text:p>5.481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74">
                <text:p>0.8974</text:p>
              </table:table-cell>
              <table:table-cell office:value-type="float" office:value="1.830295">
                <text:p>1.830295</text:p>
              </table:table-cell>
              <table:table-cell office:value-type="float" office:value="6.089362">
                <text:p>6.089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77">
                <text:p>0.9377</text:p>
              </table:table-cell>
              <table:table-cell office:value-type="float" office:value="1.690391">
                <text:p>1.690391</text:p>
              </table:table-cell>
              <table:table-cell office:value-type="float" office:value="5.779167">
                <text:p>5.779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088">
                <text:p>0.8088</text:p>
              </table:table-cell>
              <table:table-cell office:value-type="float" office:value="1.770491">
                <text:p>1.770491</text:p>
              </table:table-cell>
              <table:table-cell office:value-type="float" office:value="6.307693">
                <text:p>6.3076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666">
                <text:p>0.8666</text:p>
              </table:table-cell>
              <table:table-cell office:value-type="float" office:value="1.857048">
                <text:p>1.857048</text:p>
              </table:table-cell>
              <table:table-cell office:value-type="float" office:value="5.874372">
                <text:p>5.874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02">
                <text:p>0.6802</text:p>
              </table:table-cell>
              <table:table-cell office:value-type="float" office:value="1.519939">
                <text:p>1.519939</text:p>
              </table:table-cell>
              <table:table-cell office:value-type="float" office:value="5.625616">
                <text:p>5.625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12">
                <text:p>0.7312</text:p>
              </table:table-cell>
              <table:table-cell office:value-type="float" office:value="1.927105">
                <text:p>1.927105</text:p>
              </table:table-cell>
              <table:table-cell office:value-type="float" office:value="5.633333">
                <text:p>5.6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72">
                <text:p>0.772</text:p>
              </table:table-cell>
              <table:table-cell office:value-type="float" office:value="1.7697">
                <text:p>1.7697</text:p>
              </table:table-cell>
              <table:table-cell office:value-type="float" office:value="6.453333">
                <text:p>6.45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29">
                <text:p>0.7229</text:p>
              </table:table-cell>
              <table:table-cell office:value-type="float" office:value="2.183125">
                <text:p>2.183125</text:p>
              </table:table-cell>
              <table:table-cell office:value-type="float" office:value="5.976744">
                <text:p>5.976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3">
                <text:p>0.833</text:p>
              </table:table-cell>
              <table:table-cell office:value-type="float" office:value="1.794634">
                <text:p>1.794634</text:p>
              </table:table-cell>
              <table:table-cell office:value-type="float" office:value="6.160337">
                <text:p>6.160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4cm" svg:height="9.014cm" xlink:href=".." xlink:type="simple" chart:class="chart:scatter" chart:style-name="ch1">
        <chart:legend chart:legend-position="end" svg:x="13.461cm" svg:y="4.208cm" style:legend-expansion="high" chart:style-name="ch2"/>
        <chart:plot-area chart:style-name="ch3" table:cell-range-address="results_sudoku_evaluated.A1:results_sudoku_evaluated.A99 results_sudoku_evaluated.C1:results_sudoku_evaluated.C99" chart:data-source-has-labels="row" svg:x="1.329cm" svg:y="0.227cm" svg:width="11.809cm" svg:height="7.672cm">
          <chart:coordinate-region svg:x="2.058cm" svg:y="0.427cm" svg:width="10.839cm" svg:height="6.825cm"/>
          <chart:axis chart:dimension="x" chart:name="primary-x" chart:style-name="ch4">
            <chart:title svg:x="4.775cm" svg:y="8.079cm" chart:style-name="ch5">
              <text:p><text:span text:style-name="T1">Difficulté donnée par des humains</text:span></text:p>
            </chart:title>
          </chart:axis>
          <chart:axis chart:dimension="y" chart:name="primary-y" chart:style-name="ch6">
            <chart:title svg:x="0.45cm" svg:y="5.356cm" chart:style-name="ch7">
              <text:p><text:span text:style-name="T2">Difficulté calculée</text:span></text:p>
            </chart:title>
            <chart:grid chart:style-name="ch8" chart:class="major"/>
          </chart:axis>
          <chart:series chart:style-name="ch9" chart:values-cell-range-address="results_sudoku_evaluated.C2:results_sudoku_evaluated.C99" chart:label-cell-address="results_sudoku_evaluated.C1:results_sudoku_evaluated.C1" chart:class="chart:scatter">
            <chart:domain table:cell-range-address="results_sudoku_evaluated.A2:results_sudoku_evaluated.A99"/>
            <chart:data-point chart:repeated="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chniques</text:p>
                <draw:g>
                  <svg:desc>results_sudoku_evaluated.C1:results_sudoku_evaluate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2">
                <text:p>0.9992</text:p>
                <draw:g>
                  <svg:desc>results_sudoku_evaluated.A2:results_sudoku_evaluated.A99</svg:desc>
                </draw:g>
              </table:table-cell>
              <table:table-cell office:value-type="float" office:value="1.839124">
                <text:p>1.839124</text:p>
                <draw:g>
                  <svg:desc>results_sudoku_evaluated.C2:results_sudoku_evaluated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79">
                <text:p>1.0979</text:p>
              </table:table-cell>
              <table:table-cell office:value-type="float" office:value="1.938227">
                <text:p>1.938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35">
                <text:p>1.3535</text:p>
              </table:table-cell>
              <table:table-cell office:value-type="float" office:value="1.657076">
                <text:p>1.657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69">
                <text:p>1.1169</text:p>
              </table:table-cell>
              <table:table-cell office:value-type="float" office:value="1.514483">
                <text:p>1.514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7">
                <text:p>1.6847</text:p>
              </table:table-cell>
              <table:table-cell office:value-type="float" office:value="1.733959">
                <text:p>1.733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77">
                <text:p>1.1777</text:p>
              </table:table-cell>
              <table:table-cell office:value-type="float" office:value="1.593476">
                <text:p>1.593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09">
                <text:p>1.4509</text:p>
              </table:table-cell>
              <table:table-cell office:value-type="float" office:value="2.239863">
                <text:p>2.239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8">
                <text:p>1.658</text:p>
              </table:table-cell>
              <table:table-cell office:value-type="float" office:value="2.798075">
                <text:p>2.798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49">
                <text:p>0.9049</text:p>
              </table:table-cell>
              <table:table-cell office:value-type="float" office:value="1.619253">
                <text:p>1.619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4">
                <text:p>1.354</text:p>
              </table:table-cell>
              <table:table-cell office:value-type="float" office:value="1.62036">
                <text:p>1.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26">
                <text:p>1.5726</text:p>
              </table:table-cell>
              <table:table-cell office:value-type="float" office:value="1.943473">
                <text:p>1.943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1">
                <text:p>1.111</text:p>
              </table:table-cell>
              <table:table-cell office:value-type="float" office:value="1.744291">
                <text:p>1.744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23">
                <text:p>1.3223</text:p>
              </table:table-cell>
              <table:table-cell office:value-type="float" office:value="1.76796">
                <text:p>1.76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69">
                <text:p>0.9369</text:p>
              </table:table-cell>
              <table:table-cell office:value-type="float" office:value="1.973098">
                <text:p>1.973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52">
                <text:p>1.152</text:p>
              </table:table-cell>
              <table:table-cell office:value-type="float" office:value="1.686912">
                <text:p>1.686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36">
                <text:p>1.0336</text:p>
              </table:table-cell>
              <table:table-cell office:value-type="float" office:value="1.593581">
                <text:p>1.593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646">
                <text:p>1.3646</text:p>
              </table:table-cell>
              <table:table-cell office:value-type="float" office:value="1.874654">
                <text:p>1.874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77">
                <text:p>1.3477</text:p>
              </table:table-cell>
              <table:table-cell office:value-type="float" office:value="1.751592">
                <text:p>1.751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855">
                <text:p>1.1855</text:p>
              </table:table-cell>
              <table:table-cell office:value-type="float" office:value="1.545479">
                <text:p>1.545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27">
                <text:p>1.1927</text:p>
              </table:table-cell>
              <table:table-cell office:value-type="float" office:value="1.729979">
                <text:p>1.729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172">
                <text:p>1.2172</text:p>
              </table:table-cell>
              <table:table-cell office:value-type="float" office:value="1.568516">
                <text:p>1.568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66">
                <text:p>1.0866</text:p>
              </table:table-cell>
              <table:table-cell office:value-type="float" office:value="1.642368">
                <text:p>1.642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72">
                <text:p>1.2272</text:p>
              </table:table-cell>
              <table:table-cell office:value-type="float" office:value="1.577424">
                <text:p>1.577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91">
                <text:p>1.0091</text:p>
              </table:table-cell>
              <table:table-cell office:value-type="float" office:value="1.585806">
                <text:p>1.585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67">
                <text:p>1.1967</text:p>
              </table:table-cell>
              <table:table-cell office:value-type="float" office:value="1.910579">
                <text:p>1.910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737">
                <text:p>1.2737</text:p>
              </table:table-cell>
              <table:table-cell office:value-type="float" office:value="1.757602">
                <text:p>1.757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6">
                <text:p>0.976</text:p>
              </table:table-cell>
              <table:table-cell office:value-type="float" office:value="1.903621">
                <text:p>1.903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145">
                <text:p>1.6145</text:p>
              </table:table-cell>
              <table:table-cell office:value-type="float" office:value="1.800406">
                <text:p>1.800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99">
                <text:p>1.0799</text:p>
              </table:table-cell>
              <table:table-cell office:value-type="float" office:value="1.627318">
                <text:p>1.627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82">
                <text:p>0.9482</text:p>
              </table:table-cell>
              <table:table-cell office:value-type="float" office:value="1.844343">
                <text:p>1.844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91">
                <text:p>1.0691</text:p>
              </table:table-cell>
              <table:table-cell office:value-type="float" office:value="1.757707">
                <text:p>1.757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789">
                <text:p>1.2789</text:p>
              </table:table-cell>
              <table:table-cell office:value-type="float" office:value="1.683169">
                <text:p>1.683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11">
                <text:p>1.0011</text:p>
              </table:table-cell>
              <table:table-cell office:value-type="float" office:value="1.498511">
                <text:p>1.498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247">
                <text:p>1.0247</text:p>
              </table:table-cell>
              <table:table-cell office:value-type="float" office:value="1.699221">
                <text:p>1.699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065">
                <text:p>1.2065</text:p>
              </table:table-cell>
              <table:table-cell office:value-type="float" office:value="1.748113">
                <text:p>1.748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49">
                <text:p>1.4549</text:p>
              </table:table-cell>
              <table:table-cell office:value-type="float" office:value="1.672732">
                <text:p>1.672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35">
                <text:p>1.0535</text:p>
              </table:table-cell>
              <table:table-cell office:value-type="float" office:value="1.901064">
                <text:p>1.901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85">
                <text:p>1.7585</text:p>
              </table:table-cell>
              <table:table-cell office:value-type="float" office:value="1.65929">
                <text:p>1.65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113">
                <text:p>1.4113</text:p>
              </table:table-cell>
              <table:table-cell office:value-type="float" office:value="1.542843">
                <text:p>1.5428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4">
                <text:p>1.234</text:p>
              </table:table-cell>
              <table:table-cell office:value-type="float" office:value="1.910368">
                <text:p>1.910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5">
                <text:p>0.9995</text:p>
              </table:table-cell>
              <table:table-cell office:value-type="float" office:value="1.870411">
                <text:p>1.870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25">
                <text:p>1.925</text:p>
              </table:table-cell>
              <table:table-cell office:value-type="float" office:value="1.641894">
                <text:p>1.6418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381">
                <text:p>1.8381</text:p>
              </table:table-cell>
              <table:table-cell office:value-type="float" office:value="1.720886">
                <text:p>1.720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">
                <text:p>0.98</text:p>
              </table:table-cell>
              <table:table-cell office:value-type="float" office:value="1.833774">
                <text:p>1.833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78">
                <text:p>1.1778</text:p>
              </table:table-cell>
              <table:table-cell office:value-type="float" office:value="1.734513">
                <text:p>1.734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371">
                <text:p>0.8371</text:p>
              </table:table-cell>
              <table:table-cell office:value-type="float" office:value="1.639021">
                <text:p>1.639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864">
                <text:p>1.6864</text:p>
              </table:table-cell>
              <table:table-cell office:value-type="float" office:value="3.042011">
                <text:p>3.042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332">
                <text:p>1.0332</text:p>
              </table:table-cell>
              <table:table-cell office:value-type="float" office:value="1.716221">
                <text:p>1.716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06">
                <text:p>0.9506</text:p>
              </table:table-cell>
              <table:table-cell office:value-type="float" office:value="1.991258">
                <text:p>1.991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05">
                <text:p>1.1205</text:p>
              </table:table-cell>
              <table:table-cell office:value-type="float" office:value="1.820832">
                <text:p>1.820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614">
                <text:p>1.2614</text:p>
              </table:table-cell>
              <table:table-cell office:value-type="float" office:value="1.816299">
                <text:p>1.816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096">
                <text:p>1.1096</text:p>
              </table:table-cell>
              <table:table-cell office:value-type="float" office:value="1.674919">
                <text:p>1.6749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25">
                <text:p>1.0025</text:p>
              </table:table-cell>
              <table:table-cell office:value-type="float" office:value="1.862003">
                <text:p>1.862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029">
                <text:p>1.7029</text:p>
              </table:table-cell>
              <table:table-cell office:value-type="float" office:value="1.876315">
                <text:p>1.876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21">
                <text:p>1.221</text:p>
              </table:table-cell>
              <table:table-cell office:value-type="float" office:value="1.640866">
                <text:p>1.640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67">
                <text:p>1.9567</text:p>
              </table:table-cell>
              <table:table-cell office:value-type="float" office:value="2.242113">
                <text:p>2.2421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641">
                <text:p>1.1641</text:p>
              </table:table-cell>
              <table:table-cell office:value-type="float" office:value="1.777185">
                <text:p>1.7771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947">
                <text:p>1.1947</text:p>
              </table:table-cell>
              <table:table-cell office:value-type="float" office:value="1.671098">
                <text:p>1.6710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85">
                <text:p>1.1185</text:p>
              </table:table-cell>
              <table:table-cell office:value-type="float" office:value="1.808629">
                <text:p>1.808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68">
                <text:p>1.068</text:p>
              </table:table-cell>
              <table:table-cell office:value-type="float" office:value="1.747481">
                <text:p>1.7474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98">
                <text:p>1.2198</text:p>
              </table:table-cell>
              <table:table-cell office:value-type="float" office:value="1.762056">
                <text:p>1.762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66">
                <text:p>1.966</text:p>
              </table:table-cell>
              <table:table-cell office:value-type="float" office:value="1.839994">
                <text:p>1.839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32">
                <text:p>1.0032</text:p>
              </table:table-cell>
              <table:table-cell office:value-type="float" office:value="1.583012">
                <text:p>1.583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6">
                <text:p>0.846</text:p>
              </table:table-cell>
              <table:table-cell office:value-type="float" office:value="1.592817">
                <text:p>1.592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291">
                <text:p>1.2291</text:p>
              </table:table-cell>
              <table:table-cell office:value-type="float" office:value="1.85457">
                <text:p>1.85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543">
                <text:p>1.2543</text:p>
              </table:table-cell>
              <table:table-cell office:value-type="float" office:value="1.813031">
                <text:p>1.813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388">
                <text:p>1.1388</text:p>
              </table:table-cell>
              <table:table-cell office:value-type="float" office:value="1.660977">
                <text:p>1.6609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87">
                <text:p>1.0387</text:p>
              </table:table-cell>
              <table:table-cell office:value-type="float" office:value="1.824048">
                <text:p>1.824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01">
                <text:p>1.4401</text:p>
              </table:table-cell>
              <table:table-cell office:value-type="float" office:value="1.622811">
                <text:p>1.622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059">
                <text:p>1.3059</text:p>
              </table:table-cell>
              <table:table-cell office:value-type="float" office:value="1.614061">
                <text:p>1.614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369">
                <text:p>1.1369</text:p>
              </table:table-cell>
              <table:table-cell office:value-type="float" office:value="1.886093">
                <text:p>1.886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48">
                <text:p>0.8648</text:p>
              </table:table-cell>
              <table:table-cell office:value-type="float" office:value="1.802066">
                <text:p>1.8020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72">
                <text:p>1.1972</text:p>
              </table:table-cell>
              <table:table-cell office:value-type="float" office:value="1.727159">
                <text:p>1.727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965">
                <text:p>1.0965</text:p>
              </table:table-cell>
              <table:table-cell office:value-type="float" office:value="1.53151">
                <text:p>1.531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3">
                <text:p>1.493</text:p>
              </table:table-cell>
              <table:table-cell office:value-type="float" office:value="1.599011">
                <text:p>1.5990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264">
                <text:p>1.1264</text:p>
              </table:table-cell>
              <table:table-cell office:value-type="float" office:value="1.850273">
                <text:p>1.850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88">
                <text:p>1.5088</text:p>
              </table:table-cell>
              <table:table-cell office:value-type="float" office:value="1.661899">
                <text:p>1.661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76">
                <text:p>1.376</text:p>
              </table:table-cell>
              <table:table-cell office:value-type="float" office:value="1.753806">
                <text:p>1.753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648">
                <text:p>1.9648</text:p>
              </table:table-cell>
              <table:table-cell office:value-type="float" office:value="1.739178">
                <text:p>1.739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112">
                <text:p>1.1112</text:p>
              </table:table-cell>
              <table:table-cell office:value-type="float" office:value="1.541684">
                <text:p>1.5416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05">
                <text:p>1.605</text:p>
              </table:table-cell>
              <table:table-cell office:value-type="float" office:value="1.660238">
                <text:p>1.6602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034">
                <text:p>1.6034</text:p>
              </table:table-cell>
              <table:table-cell office:value-type="float" office:value="1.719068">
                <text:p>1.719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149">
                <text:p>1.3149</text:p>
              </table:table-cell>
              <table:table-cell office:value-type="float" office:value="1.76572">
                <text:p>1.76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788">
                <text:p>1.0788</text:p>
              </table:table-cell>
              <table:table-cell office:value-type="float" office:value="1.867142">
                <text:p>1.867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085">
                <text:p>1.9085</text:p>
              </table:table-cell>
              <table:table-cell office:value-type="float" office:value="1.673681">
                <text:p>1.673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852">
                <text:p>1.1852</text:p>
              </table:table-cell>
              <table:table-cell office:value-type="float" office:value="1.511241">
                <text:p>1.5112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444">
                <text:p>1.6444</text:p>
              </table:table-cell>
              <table:table-cell office:value-type="float" office:value="1.691182">
                <text:p>1.6911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975">
                <text:p>0.7975</text:p>
              </table:table-cell>
              <table:table-cell office:value-type="float" office:value="1.84292">
                <text:p>1.842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86">
                <text:p>1.4086</text:p>
              </table:table-cell>
              <table:table-cell office:value-type="float" office:value="1.517962">
                <text:p>1.517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385">
                <text:p>1.5385</text:p>
              </table:table-cell>
              <table:table-cell office:value-type="float" office:value="1.830295">
                <text:p>1.8302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445">
                <text:p>1.5445</text:p>
              </table:table-cell>
              <table:table-cell office:value-type="float" office:value="1.690391">
                <text:p>1.690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287">
                <text:p>1.3287</text:p>
              </table:table-cell>
              <table:table-cell office:value-type="float" office:value="1.770491">
                <text:p>1.7704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764">
                <text:p>1.3764</text:p>
              </table:table-cell>
              <table:table-cell office:value-type="float" office:value="1.857048">
                <text:p>1.8570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03">
                <text:p>0.8503</text:p>
              </table:table-cell>
              <table:table-cell office:value-type="float" office:value="1.519939">
                <text:p>1.519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82">
                <text:p>0.8082</text:p>
              </table:table-cell>
              <table:table-cell office:value-type="float" office:value="1.927105">
                <text:p>1.927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5">
                <text:p>0.965</text:p>
              </table:table-cell>
              <table:table-cell office:value-type="float" office:value="1.7697">
                <text:p>1.76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46">
                <text:p>1.1246</text:p>
              </table:table-cell>
              <table:table-cell office:value-type="float" office:value="2.183125">
                <text:p>2.183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453">
                <text:p>1.1453</text:p>
              </table:table-cell>
              <table:table-cell office:value-type="float" office:value="1.794634">
                <text:p>1.794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4cm" svg:height="9.013cm" xlink:href=".." xlink:type="simple" chart:class="chart:scatter" chart:style-name="ch1">
        <chart:legend chart:legend-position="end" svg:x="13.461cm" svg:y="3.709cm" style:legend-expansion="high" chart:style-name="ch2"/>
        <chart:plot-area chart:style-name="ch3" table:cell-range-address="results_sudoku_evaluated.U31:results_sudoku_evaluated.X129" chart:data-source-has-labels="row" svg:x="1.33cm" svg:y="0.18cm" svg:width="11.812cm" svg:height="7.672cm">
          <chart:coordinate-region svg:x="2.174cm" svg:y="0.38cm" svg:width="10.727cm" svg:height="7.273cm"/>
          <chart:axis chart:dimension="x" chart:name="primary-x" chart:style-name="ch4">
            <chart:title svg:x="5.996cm" svg:y="8.032cm" chart:style-name="ch5">
              <text:p><text:span text:style-name="T1">Difficulté donnée</text:span></text:p>
            </chart:title>
          </chart:axis>
          <chart:axis chart:dimension="y" chart:name="primary-y" chart:style-name="ch6">
            <chart:title svg:x="0.451cm" svg:y="5.309cm" chart:style-name="ch7">
              <text:p><text:span text:style-name="T1">Difficulté calculée</text:span></text:p>
            </chart:title>
            <chart:grid chart:style-name="ch8" chart:class="major"/>
          </chart:axis>
          <chart:series chart:style-name="ch9" chart:values-cell-range-address="results_sudoku_evaluated.V32:results_sudoku_evaluated.V129" chart:label-cell-address="results_sudoku_evaluated.V31:results_sudoku_evaluated.V31" chart:class="chart:scatter">
            <chart:domain table:cell-range-address="results_sudoku_evaluated.U32:results_sudoku_evaluated.U129"/>
            <chart:data-point chart:repeated="98"/>
          </chart:series>
          <chart:series chart:style-name="ch10" chart:values-cell-range-address="results_sudoku_evaluated.W32:results_sudoku_evaluated.W129" chart:label-cell-address="results_sudoku_evaluated.W31:results_sudoku_evaluated.W31" chart:class="chart:scatter">
            <chart:data-point chart:repeated="98"/>
          </chart:series>
          <chart:series chart:style-name="ch11" chart:values-cell-range-address="results_sudoku_evaluated.X32:results_sudoku_evaluated.X129" chart:label-cell-address="results_sudoku_evaluated.X31:results_sudoku_evaluated.X31" chart:class="chart:scatter">
            <chart:data-point chart:repeated="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Predicted Y</text:p>
                <draw:g>
                  <svg:desc>results_sudoku_evaluated.V31:results_sudoku_evaluated.V31</svg:desc>
                </draw:g>
              </table:table-cell>
              <table:table-cell office:value-type="string">
                <text:p>Techniques</text:p>
                <draw:g>
                  <svg:desc>results_sudoku_evaluated.W31:results_sudoku_evaluated.W31</svg:desc>
                </draw:g>
              </table:table-cell>
              <table:table-cell office:value-type="string">
                <text:p>Residual</text:p>
                <draw:g>
                  <svg:desc>results_sudoku_evaluated.X31:results_sudoku_evaluated.X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2">
                <text:p>0.9992</text:p>
                <draw:g>
                  <svg:desc>results_sudoku_evaluated.U32:results_sudoku_evaluated.U129</svg:desc>
                </draw:g>
              </table:table-cell>
              <table:table-cell office:value-type="float" office:value="1.730090619661">
                <text:p>1.730090619661</text:p>
                <draw:g>
                  <svg:desc>results_sudoku_evaluated.V32:results_sudoku_evaluated.V129</svg:desc>
                </draw:g>
              </table:table-cell>
              <table:table-cell office:value-type="float" office:value="1.839124">
                <text:p>1.839124</text:p>
                <draw:g>
                  <svg:desc>results_sudoku_evaluated.W32:results_sudoku_evaluated.W129</svg:desc>
                </draw:g>
              </table:table-cell>
              <table:table-cell office:value-type="float" office:value="0.109033380338998">
                <text:p>0.109033380338998</text:p>
                <draw:g>
                  <svg:desc>results_sudoku_evaluated.X32:results_sudoku_evaluated.X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79">
                <text:p>1.0979</text:p>
              </table:table-cell>
              <table:table-cell office:value-type="float" office:value="1.74536840354228">
                <text:p>1.74536840354228</text:p>
              </table:table-cell>
              <table:table-cell office:value-type="float" office:value="1.938227">
                <text:p>1.938227</text:p>
              </table:table-cell>
              <table:table-cell office:value-type="float" office:value="0.192858596457719">
                <text:p>0.192858596457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35">
                <text:p>1.3535</text:p>
              </table:table-cell>
              <table:table-cell office:value-type="float" office:value="1.78493275572116">
                <text:p>1.78493275572116</text:p>
              </table:table-cell>
              <table:table-cell office:value-type="float" office:value="1.657076">
                <text:p>1.657076</text:p>
              </table:table-cell>
              <table:table-cell office:value-type="float" office:value="-0.127856755721158">
                <text:p>-0.127856755721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69">
                <text:p>1.1169</text:p>
              </table:table-cell>
              <table:table-cell office:value-type="float" office:value="1.74830941563696">
                <text:p>1.74830941563696</text:p>
              </table:table-cell>
              <table:table-cell office:value-type="float" office:value="1.514483">
                <text:p>1.514483</text:p>
              </table:table-cell>
              <table:table-cell office:value-type="float" office:value="-0.233826415636955">
                <text:p>-0.233826415636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7">
                <text:p>1.6847</text:p>
              </table:table-cell>
              <table:table-cell office:value-type="float" office:value="1.83619924023463">
                <text:p>1.83619924023463</text:p>
              </table:table-cell>
              <table:table-cell office:value-type="float" office:value="1.733959">
                <text:p>1.733959</text:p>
              </table:table-cell>
              <table:table-cell office:value-type="float" office:value="-0.102240240234632">
                <text:p>-0.102240240234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77">
                <text:p>1.1777</text:p>
              </table:table-cell>
              <table:table-cell office:value-type="float" office:value="1.75772065433991">
                <text:p>1.75772065433991</text:p>
              </table:table-cell>
              <table:table-cell office:value-type="float" office:value="1.593476">
                <text:p>1.593476</text:p>
              </table:table-cell>
              <table:table-cell office:value-type="float" office:value="-0.164244654339912">
                <text:p>-0.164244654339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09">
                <text:p>1.4509</text:p>
              </table:table-cell>
              <table:table-cell office:value-type="float" office:value="1.80000931245912">
                <text:p>1.80000931245912</text:p>
              </table:table-cell>
              <table:table-cell office:value-type="float" office:value="2.239863">
                <text:p>2.239863</text:p>
              </table:table-cell>
              <table:table-cell office:value-type="float" office:value="0.439853687540882">
                <text:p>0.439853687540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8">
                <text:p>1.658</text:p>
              </table:table-cell>
              <table:table-cell office:value-type="float" office:value="1.83206634429106">
                <text:p>1.83206634429106</text:p>
              </table:table-cell>
              <table:table-cell office:value-type="float" office:value="2.798075">
                <text:p>2.798075</text:p>
              </table:table-cell>
              <table:table-cell office:value-type="float" office:value="0.966008655708936">
                <text:p>0.96600865570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49">
                <text:p>0.9049</text:p>
              </table:table-cell>
              <table:table-cell office:value-type="float" office:value="1.7154939122648">
                <text:p>1.7154939122648</text:p>
              </table:table-cell>
              <table:table-cell office:value-type="float" office:value="1.619253">
                <text:p>1.619253</text:p>
              </table:table-cell>
              <table:table-cell office:value-type="float" office:value="-0.0962409122648043">
                <text:p>-0.0962409122648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4">
                <text:p>1.354</text:p>
              </table:table-cell>
              <table:table-cell office:value-type="float" office:value="1.78501015077628">
                <text:p>1.78501015077628</text:p>
              </table:table-cell>
              <table:table-cell office:value-type="float" office:value="1.62036">
                <text:p>1.62036</text:p>
              </table:table-cell>
              <table:table-cell office:value-type="float" office:value="-0.164650150776281">
                <text:p>-0.164650150776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26">
                <text:p>1.5726</text:p>
              </table:table-cell>
              <table:table-cell office:value-type="float" office:value="1.81884726887606">
                <text:p>1.81884726887606</text:p>
              </table:table-cell>
              <table:table-cell office:value-type="float" office:value="1.943473">
                <text:p>1.943473</text:p>
              </table:table-cell>
              <table:table-cell office:value-type="float" office:value="0.124625731123944">
                <text:p>0.124625731123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1">
                <text:p>1.111</text:p>
              </table:table-cell>
              <table:table-cell office:value-type="float" office:value="1.7473961539865">
                <text:p>1.7473961539865</text:p>
              </table:table-cell>
              <table:table-cell office:value-type="float" office:value="1.744291">
                <text:p>1.744291</text:p>
              </table:table-cell>
              <table:table-cell office:value-type="float" office:value="-0.00310515398650391">
                <text:p>-0.00310515398650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23">
                <text:p>1.3223</text:p>
              </table:table-cell>
              <table:table-cell office:value-type="float" office:value="1.78010330428148">
                <text:p>1.78010330428148</text:p>
              </table:table-cell>
              <table:table-cell office:value-type="float" office:value="1.76796">
                <text:p>1.76796</text:p>
              </table:table-cell>
              <table:table-cell office:value-type="float" office:value="-0.0121433042814831">
                <text:p>-0.0121433042814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69">
                <text:p>0.9369</text:p>
              </table:table-cell>
              <table:table-cell office:value-type="float" office:value="1.72044719579268">
                <text:p>1.72044719579268</text:p>
              </table:table-cell>
              <table:table-cell office:value-type="float" office:value="1.973098">
                <text:p>1.973098</text:p>
              </table:table-cell>
              <table:table-cell office:value-type="float" office:value="0.252650804207324">
                <text:p>0.252650804207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52">
                <text:p>1.152</text:p>
              </table:table-cell>
              <table:table-cell office:value-type="float" office:value="1.75374254850659">
                <text:p>1.75374254850659</text:p>
              </table:table-cell>
              <table:table-cell office:value-type="float" office:value="1.686912">
                <text:p>1.686912</text:p>
              </table:table-cell>
              <table:table-cell office:value-type="float" office:value="-0.0668305485065899">
                <text:p>-0.0668305485065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36">
                <text:p>1.0336</text:p>
              </table:table-cell>
              <table:table-cell office:value-type="float" office:value="1.73541539945346">
                <text:p>1.73541539945346</text:p>
              </table:table-cell>
              <table:table-cell office:value-type="float" office:value="1.593581">
                <text:p>1.593581</text:p>
              </table:table-cell>
              <table:table-cell office:value-type="float" office:value="-0.141834399453464">
                <text:p>-0.141834399453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646">
                <text:p>1.3646</text:p>
              </table:table-cell>
              <table:table-cell office:value-type="float" office:value="1.78665092594489">
                <text:p>1.78665092594489</text:p>
              </table:table-cell>
              <table:table-cell office:value-type="float" office:value="1.874654">
                <text:p>1.874654</text:p>
              </table:table-cell>
              <table:table-cell office:value-type="float" office:value="0.0880030740551114">
                <text:p>0.0880030740551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77">
                <text:p>1.3477</text:p>
              </table:table-cell>
              <table:table-cell office:value-type="float" office:value="1.78403497308173">
                <text:p>1.78403497308173</text:p>
              </table:table-cell>
              <table:table-cell office:value-type="float" office:value="1.751592">
                <text:p>1.751592</text:p>
              </table:table-cell>
              <table:table-cell office:value-type="float" office:value="-0.0324429730817313">
                <text:p>-0.0324429730817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855">
                <text:p>1.1855</text:p>
              </table:table-cell>
              <table:table-cell office:value-type="float" office:value="1.75892801719983">
                <text:p>1.75892801719983</text:p>
              </table:table-cell>
              <table:table-cell office:value-type="float" office:value="1.545479">
                <text:p>1.545479</text:p>
              </table:table-cell>
              <table:table-cell office:value-type="float" office:value="-0.213449017199831">
                <text:p>-0.213449017199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27">
                <text:p>1.1927</text:p>
              </table:table-cell>
              <table:table-cell office:value-type="float" office:value="1.7600425059936">
                <text:p>1.7600425059936</text:p>
              </table:table-cell>
              <table:table-cell office:value-type="float" office:value="1.729979">
                <text:p>1.729979</text:p>
              </table:table-cell>
              <table:table-cell office:value-type="float" office:value="-0.0300635059936021">
                <text:p>-0.0300635059936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172">
                <text:p>1.2172</text:p>
              </table:table-cell>
              <table:table-cell office:value-type="float" office:value="1.76383486369463">
                <text:p>1.76383486369463</text:p>
              </table:table-cell>
              <table:table-cell office:value-type="float" office:value="1.568516">
                <text:p>1.568516</text:p>
              </table:table-cell>
              <table:table-cell office:value-type="float" office:value="-0.195318863694629">
                <text:p>-0.195318863694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66">
                <text:p>1.0866</text:p>
              </table:table-cell>
              <table:table-cell office:value-type="float" office:value="1.7436192752965">
                <text:p>1.7436192752965</text:p>
              </table:table-cell>
              <table:table-cell office:value-type="float" office:value="1.642368">
                <text:p>1.642368</text:p>
              </table:table-cell>
              <table:table-cell office:value-type="float" office:value="-0.101251275296502">
                <text:p>-0.101251275296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72">
                <text:p>1.2272</text:p>
              </table:table-cell>
              <table:table-cell office:value-type="float" office:value="1.76538276479709">
                <text:p>1.76538276479709</text:p>
              </table:table-cell>
              <table:table-cell office:value-type="float" office:value="1.577424">
                <text:p>1.577424</text:p>
              </table:table-cell>
              <table:table-cell office:value-type="float" office:value="-0.187958764797089">
                <text:p>-0.1879587647970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91">
                <text:p>1.0091</text:p>
              </table:table-cell>
              <table:table-cell office:value-type="float" office:value="1.73162304175244">
                <text:p>1.73162304175244</text:p>
              </table:table-cell>
              <table:table-cell office:value-type="float" office:value="1.585806">
                <text:p>1.585806</text:p>
              </table:table-cell>
              <table:table-cell office:value-type="float" office:value="-0.145817041752437">
                <text:p>-0.145817041752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67">
                <text:p>1.1967</text:p>
              </table:table-cell>
              <table:table-cell office:value-type="float" office:value="1.76066166643459">
                <text:p>1.76066166643459</text:p>
              </table:table-cell>
              <table:table-cell office:value-type="float" office:value="1.910579">
                <text:p>1.910579</text:p>
              </table:table-cell>
              <table:table-cell office:value-type="float" office:value="0.149917333565414">
                <text:p>0.1499173335654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737">
                <text:p>1.2737</text:p>
              </table:table-cell>
              <table:table-cell office:value-type="float" office:value="1.77258050492353">
                <text:p>1.77258050492353</text:p>
              </table:table-cell>
              <table:table-cell office:value-type="float" office:value="1.757602">
                <text:p>1.757602</text:p>
              </table:table-cell>
              <table:table-cell office:value-type="float" office:value="-0.0149785049235274">
                <text:p>-0.0149785049235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6">
                <text:p>0.976</text:p>
              </table:table-cell>
              <table:table-cell office:value-type="float" office:value="1.72649948910329">
                <text:p>1.72649948910329</text:p>
              </table:table-cell>
              <table:table-cell office:value-type="float" office:value="1.903621">
                <text:p>1.903621</text:p>
              </table:table-cell>
              <table:table-cell office:value-type="float" office:value="0.177121510896705">
                <text:p>0.177121510896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145">
                <text:p>1.6145</text:p>
              </table:table-cell>
              <table:table-cell office:value-type="float" office:value="1.82533297449536">
                <text:p>1.82533297449536</text:p>
              </table:table-cell>
              <table:table-cell office:value-type="float" office:value="1.800406">
                <text:p>1.800406</text:p>
              </table:table-cell>
              <table:table-cell office:value-type="float" office:value="-0.0249269744953631">
                <text:p>-0.0249269744953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99">
                <text:p>1.0799</text:p>
              </table:table-cell>
              <table:table-cell office:value-type="float" office:value="1.74258218155785">
                <text:p>1.74258218155785</text:p>
              </table:table-cell>
              <table:table-cell office:value-type="float" office:value="1.627318">
                <text:p>1.627318</text:p>
              </table:table-cell>
              <table:table-cell office:value-type="float" office:value="-0.115264181557853">
                <text:p>-0.11526418155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82">
                <text:p>0.9482</text:p>
              </table:table-cell>
              <table:table-cell office:value-type="float" office:value="1.72219632403846">
                <text:p>1.72219632403846</text:p>
              </table:table-cell>
              <table:table-cell office:value-type="float" office:value="1.844343">
                <text:p>1.844343</text:p>
              </table:table-cell>
              <table:table-cell office:value-type="float" office:value="0.122146675961544">
                <text:p>0.122146675961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91">
                <text:p>1.0691</text:p>
              </table:table-cell>
              <table:table-cell office:value-type="float" office:value="1.7409104483672">
                <text:p>1.7409104483672</text:p>
              </table:table-cell>
              <table:table-cell office:value-type="float" office:value="1.757707">
                <text:p>1.757707</text:p>
              </table:table-cell>
              <table:table-cell office:value-type="float" office:value="0.0167965516328032">
                <text:p>0.0167965516328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789">
                <text:p>1.2789</text:p>
              </table:table-cell>
              <table:table-cell office:value-type="float" office:value="1.77338541349681">
                <text:p>1.77338541349681</text:p>
              </table:table-cell>
              <table:table-cell office:value-type="float" office:value="1.683169">
                <text:p>1.683169</text:p>
              </table:table-cell>
              <table:table-cell office:value-type="float" office:value="-0.0902164134968069">
                <text:p>-0.0902164134968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11">
                <text:p>1.0011</text:p>
              </table:table-cell>
              <table:table-cell office:value-type="float" office:value="1.73038472087047">
                <text:p>1.73038472087047</text:p>
              </table:table-cell>
              <table:table-cell office:value-type="float" office:value="1.498511">
                <text:p>1.498511</text:p>
              </table:table-cell>
              <table:table-cell office:value-type="float" office:value="-0.231873720870469">
                <text:p>-0.2318737208704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247">
                <text:p>1.0247</text:p>
              </table:table-cell>
              <table:table-cell office:value-type="float" office:value="1.73403776747227">
                <text:p>1.73403776747227</text:p>
              </table:table-cell>
              <table:table-cell office:value-type="float" office:value="1.699221">
                <text:p>1.699221</text:p>
              </table:table-cell>
              <table:table-cell office:value-type="float" office:value="-0.0348167674722744">
                <text:p>-0.0348167674722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065">
                <text:p>1.2065</text:p>
              </table:table-cell>
              <table:table-cell office:value-type="float" office:value="1.762178609515">
                <text:p>1.762178609515</text:p>
              </table:table-cell>
              <table:table-cell office:value-type="float" office:value="1.748113">
                <text:p>1.748113</text:p>
              </table:table-cell>
              <table:table-cell office:value-type="float" office:value="-0.0140656095149967">
                <text:p>-0.0140656095149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49">
                <text:p>1.4549</text:p>
              </table:table-cell>
              <table:table-cell office:value-type="float" office:value="1.8006284729001">
                <text:p>1.8006284729001</text:p>
              </table:table-cell>
              <table:table-cell office:value-type="float" office:value="1.672732">
                <text:p>1.672732</text:p>
              </table:table-cell>
              <table:table-cell office:value-type="float" office:value="-0.127896472900102">
                <text:p>-0.127896472900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535">
                <text:p>1.0535</text:p>
              </table:table-cell>
              <table:table-cell office:value-type="float" office:value="1.73849572264736">
                <text:p>1.73849572264736</text:p>
              </table:table-cell>
              <table:table-cell office:value-type="float" office:value="1.901064">
                <text:p>1.901064</text:p>
              </table:table-cell>
              <table:table-cell office:value-type="float" office:value="0.162568277352641">
                <text:p>0.162568277352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85">
                <text:p>1.7585</text:p>
              </table:table-cell>
              <table:table-cell office:value-type="float" office:value="1.84762275037079">
                <text:p>1.84762275037079</text:p>
              </table:table-cell>
              <table:table-cell office:value-type="float" office:value="1.65929">
                <text:p>1.65929</text:p>
              </table:table-cell>
              <table:table-cell office:value-type="float" office:value="-0.188332750370787">
                <text:p>-0.1883327503707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113">
                <text:p>1.4113</text:p>
              </table:table-cell>
              <table:table-cell office:value-type="float" office:value="1.79387962409338">
                <text:p>1.79387962409338</text:p>
              </table:table-cell>
              <table:table-cell office:value-type="float" office:value="1.542843">
                <text:p>1.542843</text:p>
              </table:table-cell>
              <table:table-cell office:value-type="float" office:value="-0.251036624093377">
                <text:p>-0.251036624093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4">
                <text:p>1.234</text:p>
              </table:table-cell>
              <table:table-cell office:value-type="float" office:value="1.76643533754676">
                <text:p>1.76643533754676</text:p>
              </table:table-cell>
              <table:table-cell office:value-type="float" office:value="1.910368">
                <text:p>1.910368</text:p>
              </table:table-cell>
              <table:table-cell office:value-type="float" office:value="0.143932662453238">
                <text:p>0.143932662453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5">
                <text:p>0.9995</text:p>
              </table:table-cell>
              <table:table-cell office:value-type="float" office:value="1.73013705669408">
                <text:p>1.73013705669408</text:p>
              </table:table-cell>
              <table:table-cell office:value-type="float" office:value="1.870411">
                <text:p>1.870411</text:p>
              </table:table-cell>
              <table:table-cell office:value-type="float" office:value="0.140273943305925">
                <text:p>0.140273943305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25">
                <text:p>1.925</text:p>
              </table:table-cell>
              <table:table-cell office:value-type="float" office:value="1.87339530372674">
                <text:p>1.87339530372674</text:p>
              </table:table-cell>
              <table:table-cell office:value-type="float" office:value="1.641894">
                <text:p>1.641894</text:p>
              </table:table-cell>
              <table:table-cell office:value-type="float" office:value="-0.231501303726745">
                <text:p>-0.231501303726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381">
                <text:p>1.8381</text:p>
              </table:table-cell>
              <table:table-cell office:value-type="float" office:value="1.85994404314637">
                <text:p>1.85994404314637</text:p>
              </table:table-cell>
              <table:table-cell office:value-type="float" office:value="1.720886">
                <text:p>1.720886</text:p>
              </table:table-cell>
              <table:table-cell office:value-type="float" office:value="-0.139058043146368">
                <text:p>-0.139058043146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">
                <text:p>0.98</text:p>
              </table:table-cell>
              <table:table-cell office:value-type="float" office:value="1.72711864954428">
                <text:p>1.72711864954428</text:p>
              </table:table-cell>
              <table:table-cell office:value-type="float" office:value="1.833774">
                <text:p>1.833774</text:p>
              </table:table-cell>
              <table:table-cell office:value-type="float" office:value="0.106655350455722">
                <text:p>0.106655350455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78">
                <text:p>1.1778</text:p>
              </table:table-cell>
              <table:table-cell office:value-type="float" office:value="1.75773613335094">
                <text:p>1.75773613335094</text:p>
              </table:table-cell>
              <table:table-cell office:value-type="float" office:value="1.734513">
                <text:p>1.734513</text:p>
              </table:table-cell>
              <table:table-cell office:value-type="float" office:value="-0.0232231333509365">
                <text:p>-0.02322313335093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371">
                <text:p>0.8371</text:p>
              </table:table-cell>
              <table:table-cell office:value-type="float" office:value="1.70499914279013">
                <text:p>1.70499914279013</text:p>
              </table:table-cell>
              <table:table-cell office:value-type="float" office:value="1.639021">
                <text:p>1.639021</text:p>
              </table:table-cell>
              <table:table-cell office:value-type="float" office:value="-0.0659781427901256">
                <text:p>-0.0659781427901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864">
                <text:p>1.6864</text:p>
              </table:table-cell>
              <table:table-cell office:value-type="float" office:value="1.83646238342205">
                <text:p>1.83646238342205</text:p>
              </table:table-cell>
              <table:table-cell office:value-type="float" office:value="3.042011">
                <text:p>3.042011</text:p>
              </table:table-cell>
              <table:table-cell office:value-type="float" office:value="1.20554861657795">
                <text:p>1.20554861657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332">
                <text:p>1.0332</text:p>
              </table:table-cell>
              <table:table-cell office:value-type="float" office:value="1.73535348340937">
                <text:p>1.73535348340937</text:p>
              </table:table-cell>
              <table:table-cell office:value-type="float" office:value="1.716221">
                <text:p>1.716221</text:p>
              </table:table-cell>
              <table:table-cell office:value-type="float" office:value="-0.0191324834093656">
                <text:p>-0.0191324834093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06">
                <text:p>0.9506</text:p>
              </table:table-cell>
              <table:table-cell office:value-type="float" office:value="1.72256782030305">
                <text:p>1.72256782030305</text:p>
              </table:table-cell>
              <table:table-cell office:value-type="float" office:value="1.991258">
                <text:p>1.991258</text:p>
              </table:table-cell>
              <table:table-cell office:value-type="float" office:value="0.268690179696954">
                <text:p>0.268690179696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05">
                <text:p>1.1205</text:p>
              </table:table-cell>
              <table:table-cell office:value-type="float" office:value="1.74886666003384">
                <text:p>1.74886666003384</text:p>
              </table:table-cell>
              <table:table-cell office:value-type="float" office:value="1.820832">
                <text:p>1.820832</text:p>
              </table:table-cell>
              <table:table-cell office:value-type="float" office:value="0.0719653399661591">
                <text:p>0.0719653399661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614">
                <text:p>1.2614</text:p>
              </table:table-cell>
              <table:table-cell office:value-type="float" office:value="1.7706765865675">
                <text:p>1.7706765865675</text:p>
              </table:table-cell>
              <table:table-cell office:value-type="float" office:value="1.816299">
                <text:p>1.816299</text:p>
              </table:table-cell>
              <table:table-cell office:value-type="float" office:value="0.0456224134324983">
                <text:p>0.0456224134324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096">
                <text:p>1.1096</text:p>
              </table:table-cell>
              <table:table-cell office:value-type="float" office:value="1.74717944783216">
                <text:p>1.74717944783216</text:p>
              </table:table-cell>
              <table:table-cell office:value-type="float" office:value="1.674919">
                <text:p>1.674919</text:p>
              </table:table-cell>
              <table:table-cell office:value-type="float" office:value="-0.0722604478321596">
                <text:p>-0.0722604478321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25">
                <text:p>1.0025</text:p>
              </table:table-cell>
              <table:table-cell office:value-type="float" office:value="1.73060142702481">
                <text:p>1.73060142702481</text:p>
              </table:table-cell>
              <table:table-cell office:value-type="float" office:value="1.862003">
                <text:p>1.862003</text:p>
              </table:table-cell>
              <table:table-cell office:value-type="float" office:value="0.131401572975187">
                <text:p>0.131401572975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029">
                <text:p>1.7029</text:p>
              </table:table-cell>
              <table:table-cell office:value-type="float" office:value="1.83901642024111">
                <text:p>1.83901642024111</text:p>
              </table:table-cell>
              <table:table-cell office:value-type="float" office:value="1.876315">
                <text:p>1.876315</text:p>
              </table:table-cell>
              <table:table-cell office:value-type="float" office:value="0.037298579758891">
                <text:p>0.037298579758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21">
                <text:p>1.221</text:p>
              </table:table-cell>
              <table:table-cell office:value-type="float" office:value="1.76442306611356">
                <text:p>1.76442306611356</text:p>
              </table:table-cell>
              <table:table-cell office:value-type="float" office:value="1.640866">
                <text:p>1.640866</text:p>
              </table:table-cell>
              <table:table-cell office:value-type="float" office:value="-0.123557066113564">
                <text:p>-0.1235570661135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67">
                <text:p>1.9567</text:p>
              </table:table-cell>
              <table:table-cell office:value-type="float" office:value="1.87830215022154">
                <text:p>1.87830215022154</text:p>
              </table:table-cell>
              <table:table-cell office:value-type="float" office:value="2.242113">
                <text:p>2.242113</text:p>
              </table:table-cell>
              <table:table-cell office:value-type="float" office:value="0.363810849778457">
                <text:p>0.3638108497784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641">
                <text:p>1.1641</text:p>
              </table:table-cell>
              <table:table-cell office:value-type="float" office:value="1.75561550884057">
                <text:p>1.75561550884057</text:p>
              </table:table-cell>
              <table:table-cell office:value-type="float" office:value="1.777185">
                <text:p>1.777185</text:p>
              </table:table-cell>
              <table:table-cell office:value-type="float" office:value="0.0215694911594337">
                <text:p>0.02156949115943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947">
                <text:p>1.1947</text:p>
              </table:table-cell>
              <table:table-cell office:value-type="float" office:value="1.76035208621409">
                <text:p>1.76035208621409</text:p>
              </table:table-cell>
              <table:table-cell office:value-type="float" office:value="1.671098">
                <text:p>1.671098</text:p>
              </table:table-cell>
              <table:table-cell office:value-type="float" office:value="-0.0892540862140938">
                <text:p>-0.0892540862140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85">
                <text:p>1.1185</text:p>
              </table:table-cell>
              <table:table-cell office:value-type="float" office:value="1.74855707981335">
                <text:p>1.74855707981335</text:p>
              </table:table-cell>
              <table:table-cell office:value-type="float" office:value="1.808629">
                <text:p>1.808629</text:p>
              </table:table-cell>
              <table:table-cell office:value-type="float" office:value="0.0600719201866511">
                <text:p>0.0600719201866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68">
                <text:p>1.068</text:p>
              </table:table-cell>
              <table:table-cell office:value-type="float" office:value="1.74074017924593">
                <text:p>1.74074017924593</text:p>
              </table:table-cell>
              <table:table-cell office:value-type="float" office:value="1.747481">
                <text:p>1.747481</text:p>
              </table:table-cell>
              <table:table-cell office:value-type="float" office:value="0.00674082075407378">
                <text:p>0.006740820754073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98">
                <text:p>1.2198</text:p>
              </table:table-cell>
              <table:table-cell office:value-type="float" office:value="1.76423731798127">
                <text:p>1.76423731798127</text:p>
              </table:table-cell>
              <table:table-cell office:value-type="float" office:value="1.762056">
                <text:p>1.762056</text:p>
              </table:table-cell>
              <table:table-cell office:value-type="float" office:value="-0.00218131798126842">
                <text:p>-0.00218131798126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66">
                <text:p>1.966</text:p>
              </table:table-cell>
              <table:table-cell office:value-type="float" office:value="1.87974169824683">
                <text:p>1.87974169824683</text:p>
              </table:table-cell>
              <table:table-cell office:value-type="float" office:value="1.839994">
                <text:p>1.839994</text:p>
              </table:table-cell>
              <table:table-cell office:value-type="float" office:value="-0.0397476982468308">
                <text:p>-0.0397476982468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32">
                <text:p>1.0032</text:p>
              </table:table-cell>
              <table:table-cell office:value-type="float" office:value="1.73070978010199">
                <text:p>1.73070978010199</text:p>
              </table:table-cell>
              <table:table-cell office:value-type="float" office:value="1.583012">
                <text:p>1.583012</text:p>
              </table:table-cell>
              <table:table-cell office:value-type="float" office:value="-0.147697780101986">
                <text:p>-0.147697780101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6">
                <text:p>0.846</text:p>
              </table:table-cell>
              <table:table-cell office:value-type="float" office:value="1.70637677477132">
                <text:p>1.70637677477132</text:p>
              </table:table-cell>
              <table:table-cell office:value-type="float" office:value="1.592817">
                <text:p>1.592817</text:p>
              </table:table-cell>
              <table:table-cell office:value-type="float" office:value="-0.113559774771315">
                <text:p>-0.113559774771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291">
                <text:p>1.2291</text:p>
              </table:table-cell>
              <table:table-cell office:value-type="float" office:value="1.76567686600656">
                <text:p>1.76567686600656</text:p>
              </table:table-cell>
              <table:table-cell office:value-type="float" office:value="1.85457">
                <text:p>1.85457</text:p>
              </table:table-cell>
              <table:table-cell office:value-type="float" office:value="0.0888931339934438">
                <text:p>0.08889313399344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543">
                <text:p>1.2543</text:p>
              </table:table-cell>
              <table:table-cell office:value-type="float" office:value="1.76957757678476">
                <text:p>1.76957757678476</text:p>
              </table:table-cell>
              <table:table-cell office:value-type="float" office:value="1.813031">
                <text:p>1.813031</text:p>
              </table:table-cell>
              <table:table-cell office:value-type="float" office:value="0.0434534232152448">
                <text:p>0.0434534232152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388">
                <text:p>1.1388</text:p>
              </table:table-cell>
              <table:table-cell office:value-type="float" office:value="1.75169931905134">
                <text:p>1.75169931905134</text:p>
              </table:table-cell>
              <table:table-cell office:value-type="float" office:value="1.660977">
                <text:p>1.660977</text:p>
              </table:table-cell>
              <table:table-cell office:value-type="float" office:value="-0.0907223190513429">
                <text:p>-0.09072231905134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87">
                <text:p>1.0387</text:p>
              </table:table-cell>
              <table:table-cell office:value-type="float" office:value="1.73620482901572">
                <text:p>1.73620482901572</text:p>
              </table:table-cell>
              <table:table-cell office:value-type="float" office:value="1.824048">
                <text:p>1.824048</text:p>
              </table:table-cell>
              <table:table-cell office:value-type="float" office:value="0.0878431709842813">
                <text:p>0.0878431709842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01">
                <text:p>1.4401</text:p>
              </table:table-cell>
              <table:table-cell office:value-type="float" office:value="1.79833757926846">
                <text:p>1.79833757926846</text:p>
              </table:table-cell>
              <table:table-cell office:value-type="float" office:value="1.622811">
                <text:p>1.622811</text:p>
              </table:table-cell>
              <table:table-cell office:value-type="float" office:value="-0.175526579268461">
                <text:p>-0.175526579268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059">
                <text:p>1.3059</text:p>
              </table:table-cell>
              <table:table-cell office:value-type="float" office:value="1.77756474647345">
                <text:p>1.77756474647345</text:p>
              </table:table-cell>
              <table:table-cell office:value-type="float" office:value="1.614061">
                <text:p>1.614061</text:p>
              </table:table-cell>
              <table:table-cell office:value-type="float" office:value="-0.163503746473449">
                <text:p>-0.1635037464734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369">
                <text:p>1.1369</text:p>
              </table:table-cell>
              <table:table-cell office:value-type="float" office:value="1.75140521784188">
                <text:p>1.75140521784188</text:p>
              </table:table-cell>
              <table:table-cell office:value-type="float" office:value="1.886093">
                <text:p>1.886093</text:p>
              </table:table-cell>
              <table:table-cell office:value-type="float" office:value="0.134687782158125">
                <text:p>0.13468778215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48">
                <text:p>0.8648</text:p>
              </table:table-cell>
              <table:table-cell office:value-type="float" office:value="1.70928682884394">
                <text:p>1.70928682884394</text:p>
              </table:table-cell>
              <table:table-cell office:value-type="float" office:value="1.802066">
                <text:p>1.802066</text:p>
              </table:table-cell>
              <table:table-cell office:value-type="float" office:value="0.0927791711560602">
                <text:p>0.0927791711560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72">
                <text:p>1.1972</text:p>
              </table:table-cell>
              <table:table-cell office:value-type="float" office:value="1.76073906148971">
                <text:p>1.76073906148971</text:p>
              </table:table-cell>
              <table:table-cell office:value-type="float" office:value="1.727159">
                <text:p>1.727159</text:p>
              </table:table-cell>
              <table:table-cell office:value-type="float" office:value="-0.0335800614897088">
                <text:p>-0.0335800614897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965">
                <text:p>1.0965</text:p>
              </table:table-cell>
              <table:table-cell office:value-type="float" office:value="1.74515169738794">
                <text:p>1.74515169738794</text:p>
              </table:table-cell>
              <table:table-cell office:value-type="float" office:value="1.53151">
                <text:p>1.53151</text:p>
              </table:table-cell>
              <table:table-cell office:value-type="float" office:value="-0.213641697387937">
                <text:p>-0.2136416973879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3">
                <text:p>1.493</text:p>
              </table:table-cell>
              <table:table-cell office:value-type="float" office:value="1.80652597610047">
                <text:p>1.80652597610047</text:p>
              </table:table-cell>
              <table:table-cell office:value-type="float" office:value="1.599011">
                <text:p>1.599011</text:p>
              </table:table-cell>
              <table:table-cell office:value-type="float" office:value="-0.207514976100475">
                <text:p>-0.207514976100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264">
                <text:p>1.1264</text:p>
              </table:table-cell>
              <table:table-cell office:value-type="float" office:value="1.74977992168429">
                <text:p>1.74977992168429</text:p>
              </table:table-cell>
              <table:table-cell office:value-type="float" office:value="1.850273">
                <text:p>1.850273</text:p>
              </table:table-cell>
              <table:table-cell office:value-type="float" office:value="0.100493078315708">
                <text:p>0.100493078315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88">
                <text:p>1.5088</text:p>
              </table:table-cell>
              <table:table-cell office:value-type="float" office:value="1.80897165984236">
                <text:p>1.80897165984236</text:p>
              </table:table-cell>
              <table:table-cell office:value-type="float" office:value="1.661899">
                <text:p>1.661899</text:p>
              </table:table-cell>
              <table:table-cell office:value-type="float" office:value="-0.147072659842361">
                <text:p>-0.1470726598423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76">
                <text:p>1.376</text:p>
              </table:table-cell>
              <table:table-cell office:value-type="float" office:value="1.78841553320169">
                <text:p>1.78841553320169</text:p>
              </table:table-cell>
              <table:table-cell office:value-type="float" office:value="1.753806">
                <text:p>1.753806</text:p>
              </table:table-cell>
              <table:table-cell office:value-type="float" office:value="-0.0346095332016929">
                <text:p>-0.03460953320169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648">
                <text:p>1.9648</text:p>
              </table:table-cell>
              <table:table-cell office:value-type="float" office:value="1.87955595011454">
                <text:p>1.87955595011454</text:p>
              </table:table-cell>
              <table:table-cell office:value-type="float" office:value="1.739178">
                <text:p>1.739178</text:p>
              </table:table-cell>
              <table:table-cell office:value-type="float" office:value="-0.140377950114536">
                <text:p>-0.140377950114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112">
                <text:p>1.1112</text:p>
              </table:table-cell>
              <table:table-cell office:value-type="float" office:value="1.74742711200855">
                <text:p>1.74742711200855</text:p>
              </table:table-cell>
              <table:table-cell office:value-type="float" office:value="1.541684">
                <text:p>1.541684</text:p>
              </table:table-cell>
              <table:table-cell office:value-type="float" office:value="-0.205743112008553">
                <text:p>-0.205743112008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05">
                <text:p>1.605</text:p>
              </table:table-cell>
              <table:table-cell office:value-type="float" office:value="1.82386246844803">
                <text:p>1.82386246844803</text:p>
              </table:table-cell>
              <table:table-cell office:value-type="float" office:value="1.660238">
                <text:p>1.660238</text:p>
              </table:table-cell>
              <table:table-cell office:value-type="float" office:value="-0.163624468448026">
                <text:p>-0.163624468448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034">
                <text:p>1.6034</text:p>
              </table:table-cell>
              <table:table-cell office:value-type="float" office:value="1.82361480427163">
                <text:p>1.82361480427163</text:p>
              </table:table-cell>
              <table:table-cell office:value-type="float" office:value="1.719068">
                <text:p>1.719068</text:p>
              </table:table-cell>
              <table:table-cell office:value-type="float" office:value="-0.104546804271632">
                <text:p>-0.104546804271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149">
                <text:p>1.3149</text:p>
              </table:table-cell>
              <table:table-cell office:value-type="float" office:value="1.77895785746566">
                <text:p>1.77895785746566</text:p>
              </table:table-cell>
              <table:table-cell office:value-type="float" office:value="1.76572">
                <text:p>1.76572</text:p>
              </table:table-cell>
              <table:table-cell office:value-type="float" office:value="-0.0132378574656626">
                <text:p>-0.0132378574656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788">
                <text:p>1.0788</text:p>
              </table:table-cell>
              <table:table-cell office:value-type="float" office:value="1.74241191243658">
                <text:p>1.74241191243658</text:p>
              </table:table-cell>
              <table:table-cell office:value-type="float" office:value="1.867142">
                <text:p>1.867142</text:p>
              </table:table-cell>
              <table:table-cell office:value-type="float" office:value="0.124730087563417">
                <text:p>0.124730087563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085">
                <text:p>1.9085</text:p>
              </table:table-cell>
              <table:table-cell office:value-type="float" office:value="1.87084126690769">
                <text:p>1.87084126690769</text:p>
              </table:table-cell>
              <table:table-cell office:value-type="float" office:value="1.673681">
                <text:p>1.673681</text:p>
              </table:table-cell>
              <table:table-cell office:value-type="float" office:value="-0.197160266907686">
                <text:p>-0.1971602669076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852">
                <text:p>1.1852</text:p>
              </table:table-cell>
              <table:table-cell office:value-type="float" office:value="1.75888158016676">
                <text:p>1.75888158016676</text:p>
              </table:table-cell>
              <table:table-cell office:value-type="float" office:value="1.511241">
                <text:p>1.511241</text:p>
              </table:table-cell>
              <table:table-cell office:value-type="float" office:value="-0.247640580166757">
                <text:p>-0.2476405801667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444">
                <text:p>1.6444</text:p>
              </table:table-cell>
              <table:table-cell office:value-type="float" office:value="1.82996119879172">
                <text:p>1.82996119879172</text:p>
              </table:table-cell>
              <table:table-cell office:value-type="float" office:value="1.691182">
                <text:p>1.691182</text:p>
              </table:table-cell>
              <table:table-cell office:value-type="float" office:value="-0.138779198791718">
                <text:p>-0.1387791987917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975">
                <text:p>0.7975</text:p>
              </table:table-cell>
              <table:table-cell office:value-type="float" office:value="1.69886945442438">
                <text:p>1.69886945442438</text:p>
              </table:table-cell>
              <table:table-cell office:value-type="float" office:value="1.84292">
                <text:p>1.84292</text:p>
              </table:table-cell>
              <table:table-cell office:value-type="float" office:value="0.144050545575616">
                <text:p>0.1440505455756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86">
                <text:p>1.4086</text:p>
              </table:table-cell>
              <table:table-cell office:value-type="float" office:value="1.79346169079571">
                <text:p>1.79346169079571</text:p>
              </table:table-cell>
              <table:table-cell office:value-type="float" office:value="1.517962">
                <text:p>1.517962</text:p>
              </table:table-cell>
              <table:table-cell office:value-type="float" office:value="-0.275499690795712">
                <text:p>-0.2754996907957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385">
                <text:p>1.5385</text:p>
              </table:table-cell>
              <table:table-cell office:value-type="float" office:value="1.81356892611667">
                <text:p>1.81356892611667</text:p>
              </table:table-cell>
              <table:table-cell office:value-type="float" office:value="1.830295">
                <text:p>1.830295</text:p>
              </table:table-cell>
              <table:table-cell office:value-type="float" office:value="0.0167260738833326">
                <text:p>0.01672607388333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445">
                <text:p>1.5445</text:p>
              </table:table-cell>
              <table:table-cell office:value-type="float" office:value="1.81449766677814">
                <text:p>1.81449766677814</text:p>
              </table:table-cell>
              <table:table-cell office:value-type="float" office:value="1.690391">
                <text:p>1.690391</text:p>
              </table:table-cell>
              <table:table-cell office:value-type="float" office:value="-0.124106666778143">
                <text:p>-0.1241066667781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287">
                <text:p>1.3287</text:p>
              </table:table-cell>
              <table:table-cell office:value-type="float" office:value="1.78109396098706">
                <text:p>1.78109396098706</text:p>
              </table:table-cell>
              <table:table-cell office:value-type="float" office:value="1.770491">
                <text:p>1.770491</text:p>
              </table:table-cell>
              <table:table-cell office:value-type="float" office:value="-0.0106029609870573">
                <text:p>-0.01060296098705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764">
                <text:p>1.3764</text:p>
              </table:table-cell>
              <table:table-cell office:value-type="float" office:value="1.78847744924579">
                <text:p>1.78847744924579</text:p>
              </table:table-cell>
              <table:table-cell office:value-type="float" office:value="1.857048">
                <text:p>1.857048</text:p>
              </table:table-cell>
              <table:table-cell office:value-type="float" office:value="0.0685705507542087">
                <text:p>0.0685705507542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03">
                <text:p>0.8503</text:p>
              </table:table-cell>
              <table:table-cell office:value-type="float" office:value="1.70704237224537">
                <text:p>1.70704237224537</text:p>
              </table:table-cell>
              <table:table-cell office:value-type="float" office:value="1.519939">
                <text:p>1.519939</text:p>
              </table:table-cell>
              <table:table-cell office:value-type="float" office:value="-0.187103372245373">
                <text:p>-0.1871033722453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82">
                <text:p>0.8082</text:p>
              </table:table-cell>
              <table:table-cell office:value-type="float" office:value="1.70052570860402">
                <text:p>1.70052570860402</text:p>
              </table:table-cell>
              <table:table-cell office:value-type="float" office:value="1.927105">
                <text:p>1.927105</text:p>
              </table:table-cell>
              <table:table-cell office:value-type="float" office:value="0.226579291395984">
                <text:p>0.226579291395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5">
                <text:p>0.965</text:p>
              </table:table-cell>
              <table:table-cell office:value-type="float" office:value="1.72479679789059">
                <text:p>1.72479679789059</text:p>
              </table:table-cell>
              <table:table-cell office:value-type="float" office:value="1.7697">
                <text:p>1.7697</text:p>
              </table:table-cell>
              <table:table-cell office:value-type="float" office:value="0.0449032021094116">
                <text:p>0.0449032021094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46">
                <text:p>1.1246</text:p>
              </table:table-cell>
              <table:table-cell office:value-type="float" office:value="1.74950129948585">
                <text:p>1.74950129948585</text:p>
              </table:table-cell>
              <table:table-cell office:value-type="float" office:value="2.183125">
                <text:p>2.183125</text:p>
              </table:table-cell>
              <table:table-cell office:value-type="float" office:value="0.43362370051415">
                <text:p>0.433623700514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453">
                <text:p>1.1453</text:p>
              </table:table-cell>
              <table:table-cell office:value-type="float" office:value="1.75270545476794">
                <text:p>1.75270545476794</text:p>
              </table:table-cell>
              <table:table-cell office:value-type="float" office:value="1.794634">
                <text:p>1.794634</text:p>
              </table:table-cell>
              <table:table-cell office:value-type="float" office:value="0.0419285452320584">
                <text:p>0.04192854523205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